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48000001E94DFFFB38.png" manifest:media-type="image/png"/>
  <manifest:file-entry manifest:full-path="Pictures/100000000000003E0000002F334227EA.png" manifest:media-type="image/png"/>
  <manifest:file-entry manifest:full-path="Pictures/1000000100000134000000D0096F4A01.png" manifest:media-type="image/png"/>
  <manifest:file-entry manifest:full-path="Pictures/10000000000006FE0000034CA06E5D38.png" manifest:media-type="image/png"/>
  <manifest:file-entry manifest:full-path="Pictures/100000000000003E00000025F0E843D3.png" manifest:media-type="image/png"/>
  <manifest:file-entry manifest:full-path="Pictures/1000000000000264000001B08C16F9CE.jpg" manifest:media-type="image/jpeg"/>
  <manifest:file-entry manifest:full-path="Pictures/1000000000000078000000BCFA968D18.png" manifest:media-type="image/png"/>
  <manifest:file-entry manifest:full-path="Pictures/100000000000005E0000005ED8643444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Regular" style:font-pitch="variable"/>
    <style:font-face style:name="DejaVu Sans Condensed2" svg:font-family="'DejaVu Sans Condensed'" style:font-adornments="Regular" style:font-family-generic="modern" style:font-pitch="variable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Font Awesome 6 Brands Regular" svg:font-family="'Font Awesome 6 Brands Regular'" style:font-adornments="Regular" style:font-pitch="variable"/>
    <style:font-face style:name="Font Awesome 6 Brands Regular1" svg:font-family="'Font Awesome 6 Brands Regular'"/>
    <style:font-face style:name="Font Awesome 6 Brands Regular2" svg:font-family="'Font Awesome 6 Brands Regular'" style:font-adornments="Regular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/>
    <style:font-face style:name="Font Awesome 6 Free Regular1" svg:font-family="'Font Awesome 6 Free Regular'" style:font-adornments="Regular" style:font-pitch="variable"/>
    <style:font-face style:name="Font Awesome 6 Free Regular2" svg:font-family="'Font Awesome 6 Free Regular'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/>
    <style:font-face style:name="Font Awesome 6 Free Solid1" svg:font-family="'Font Awesome 6 Free Solid'"/>
    <style:font-face style:name="Font Awesome 6 Free Solid2" svg:font-family="'Font Awesome 6 Free Solid'" style:font-adornments="Regular" style:font-pitch="variable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Palatino LT Std" svg:font-family="'Palatino LT Std'" style:font-pitch="variable"/>
    <style:font-face style:name="Palatino LT Std1" svg:font-family="'Palatino LT Std'" style:font-adornments="Regular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withoutfill">
      <style:graphic-properties draw:stroke="dash" draw:stroke-dash="Double_20_Dash_20__28_Rounded_29_" svg:stroke-width="0.159cm" svg:stroke-color="#777777" draw:marker-start-width="0.437cm" draw:marker-end-width="0.437cm" svg:stroke-opacity="75%" svg:stroke-linecap="round" draw:fill="none" draw:textarea-vertical-align="middle" fo:padding-top="0.203cm" fo:padding-bottom="0.203cm" fo:padding-left="0.328cm" fo:padding-right="0.328cm" loext:decorative="false"/>
    </style:style>
    <style:style style:name="gr2" style:family="graphic" style:parent-style-name="standard">
      <style:graphic-properties draw:stroke="none" draw:stroke-dash="Dash_20_Dot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3" style:family="graphic" style:parent-style-name="standard">
      <style:graphic-properties draw:stroke="none" dr3d:vertical-segments="14" dr3d:close-front="true" dr3d:close-back="true" loext:decorative="false"/>
    </style:style>
    <style:style style:name="gr4" style:family="graphic" style:parent-style-name="standard">
      <style:graphic-properties draw:stroke="none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svg:stroke-width="0.081cm" svg:stroke-color="#000000" draw:marker-start="" draw:marker-start-width="0.421cm" draw:marker-end="Arrowheads_20_7" draw:marker-end-width="0.421cm" svg:stroke-opacity="50%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>
      <style:graphic-properties draw:stroke="none" draw:fill="hatch" draw:fill-hatch-name="Green_20_90_20_Degrees_20_Triple" draw:textarea-horizontal-align="justify" draw:textarea-vertical-align="middle" draw:auto-grow-height="false" fo:min-height="1.274cm" fo:min-width="5.82cm" loext:decorative="false"/>
    </style:style>
    <style:style style:name="gr10" style:family="graphic" style:parent-style-name="standard">
      <style:graphic-properties svg:stroke-width="0.106cm" svg:stroke-color="#ee6677" draw:marker-start="" draw:marker-start-width="0.458cm" draw:marker-end="Arrowheads_20_6" draw:marker-end-width="0.458cm" draw:textarea-vertical-align="middle" fo:padding-top="0.177cm" fo:padding-bottom="0.177cm" fo:padding-left="0.302cm" fo:padding-right="0.302cm" loext:decorative="false"/>
    </style:style>
    <style:style style:name="gr11" style:family="graphic" style:parent-style-name="standard">
      <style:graphic-properties svg:stroke-width="0.141cm" svg:stroke-color="#aa3377" draw:marker-start="" draw:marker-start-width="0.51cm" draw:marker-end="Arrowheads_20_6" draw:marker-end-width="0.51cm" draw:textarea-vertical-align="middle" fo:padding-top="0.194cm" fo:padding-bottom="0.194cm" fo:padding-left="0.319cm" fo:padding-right="0.319cm" loext:decorative="false"/>
    </style:style>
    <style:style style:name="gr12" style:family="graphic" style:parent-style-name="standard">
      <style:graphic-properties svg:stroke-width="0.053cm" svg:stroke-color="#000000" draw:marker-start="" draw:marker-start-width="0.379cm" draw:marker-end="" draw:marker-end-width="0.379cm" draw:textarea-vertical-align="middle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draw:stroke="none" draw:stroke-dash="Dash_20_Dot_20_4" svg:stroke-width="0cm" svg:stroke-color="#ee6677" draw:stroke-linejoin="none" svg:stroke-linecap="butt" draw:fill="solid" draw:fill-color="#ee6677" draw:textarea-horizontal-align="center" draw:textarea-vertical-align="middle" loext:decorative="false"/>
    </style:style>
    <style:style style:name="gr14" style:family="graphic" style:parent-style-name="standard">
      <style:graphic-properties draw:stroke="none" draw:stroke-dash="Dash_20_Dot_20_4" svg:stroke-width="0cm" draw:stroke-linejoin="none" svg:stroke-linecap="butt" draw:fill="solid" draw:fill-color="#aa3377" draw:textarea-horizontal-align="center" draw:textarea-vertical-align="middle" loext:decorative="false"/>
    </style:style>
    <style:style style:name="gr15" style:family="graphic" style:parent-style-name="objectwithoutfill">
      <style:graphic-properties svg:stroke-width="0.159cm" svg:stroke-color="#66ccee" draw:marker-start="Arrowheads_20_7" draw:marker-start-width="0.54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16" style:family="graphic" style:parent-style-name="standard">
      <style:graphic-properties svg:stroke-width="0.035cm" svg:stroke-color="#555555" draw:marker-start="Arrowheads_20_7" draw:marker-start-width="0.273cm" draw:marker-end="" draw:marker-end-width="0.273cm" draw:textarea-vertical-align="middle" fo:padding-top="0.142cm" fo:padding-bottom="0.142cm" fo:padding-left="0.267cm" fo:padding-right="0.267cm" loext:decorative="false"/>
    </style:style>
    <style:style style:name="gr17" style:family="graphic" style:parent-style-name="standard">
      <style:graphic-properties draw:stroke="solid" draw:stroke-dash="Dash_20_Dot_20_4" svg:stroke-width="0.018cm" svg:stroke-color="#777777" draw:marker-start="" draw:marker-start-width="0.227cm" draw:marker-start-center="false" draw:marker-end="" draw:marker-end-width="0.227cm" draw:marker-end-center="false" svg:stroke-opacity="100%" draw:stroke-linejoin="round" svg:stroke-linecap="butt" draw:fill="solid" draw:fill-color="#777777" draw:secondary-fill-color="#729fcf" draw:gradient-step-count="0" draw:fill-hatch-solid="false" loext:fill-use-slide-background="false" draw:opacity="7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18" style:family="graphic" style:parent-style-name="standard">
      <style:graphic-properties draw:stroke="solid" svg:stroke-width="0.018cm" svg:stroke-color="#777777" draw:marker-start-width="0.227cm" draw:marker-end-width="0.227cm" draw:fill-color="#777777" draw:opacity="75%" loext:decorative="false"/>
    </style:style>
    <style:style style:name="gr19" style:family="graphic" style:parent-style-name="standard">
      <style:graphic-properties draw:fill-color="#aa3377" draw:opacity="50%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11.65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677cm" loext:decorative="false"/>
      <style:paragraph-properties style:writing-mode="lr-tb"/>
    </style:style>
    <style:style style:name="gr22" style:family="graphic" style:parent-style-name="standard">
      <style:graphic-properties draw:stroke="none" svg:stroke-width="0.018cm" svg:stroke-color="#bbbbbb" draw:marker-start-width="0.227cm" draw:marker-end-width="0.227cm" draw:fill="none" fo:min-height="2.646cm" fo:min-width="4.108cm" fo:padding-top="0.134cm" fo:padding-bottom="0.134cm" fo:padding-left="0.259cm" fo:padding-right="0.259cm" loext:decorative="false"/>
      <style:paragraph-properties style:writing-mode="lr-tb"/>
    </style:style>
    <style:style style:name="gr23" style:family="graphic" style:parent-style-name="standard">
      <style:graphic-properties svg:stroke-width="0.028cm" svg:stroke-color="#66ccee" draw:marker-start-width="0.242cm" draw:marker-end-width="0.242cm" draw:fill="none" draw:textarea-vertical-align="middle" draw:auto-grow-height="false" fo:min-height="2.276cm" fo:min-width="3.684cm" fo:padding-top="0.139cm" fo:padding-bottom="0.139cm" fo:padding-left="0.264cm" fo:padding-right="0.264cm" fo:wrap-option="wrap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18.191cm" loext:decorative="false"/>
      <style:paragraph-properties style:writing-mode="lr-tb"/>
    </style:style>
    <style:style style:name="gr25" style:family="graphic" style:parent-style-name="standard">
      <style:graphic-properties svg:stroke-width="0.028cm" svg:stroke-color="#ee6677" draw:marker-start-width="0.242cm" draw:marker-end-width="0.242cm" draw:fill="none" draw:textarea-vertical-align="middle" draw:auto-grow-height="false" fo:min-height="2.276cm" fo:min-width="3.684cm" fo:padding-top="0.139cm" fo:padding-bottom="0.139cm" fo:padding-left="0.264cm" fo:padding-right="0.264cm" fo:wrap-option="wrap" loext:decorative="false"/>
    </style:style>
    <style:style style:name="gr26" style:family="graphic" style:parent-style-name="standard">
      <style:graphic-properties svg:stroke-width="0.035cm" svg:stroke-color="#777777" draw:marker-start="" draw:marker-start-width="0.273cm" draw:marker-end="Arrowheads_20_7" draw:marker-end-width="0.273cm" draw:textarea-vertical-align="middle" fo:padding-top="0.142cm" fo:padding-bottom="0.142cm" fo:padding-left="0.267cm" fo:padding-right="0.267cm" loext:decorative="false"/>
    </style:style>
    <style:style style:name="gr27" style:family="graphic" style:parent-style-name="objectwithoutfill">
      <style:graphic-properties svg:stroke-width="0.159cm" svg:stroke-color="#66ccee" draw:marker-start="" draw:marker-start-width="0.438cm" draw:marker-end="Arrow_20_large" draw:marker-end-width="0.538cm" draw:fill="none" draw:textarea-vertical-align="middle" fo:padding-top="0.204cm" fo:padding-bottom="0.204cm" fo:padding-left="0.329cm" fo:padding-right="0.329cm" loext:decorative="false"/>
    </style:style>
    <style:style style:name="gr28" style:family="graphic">
      <style:graphic-properties style:writing-mode="lr-tb" loext:decorative="false"/>
    </style:style>
    <style:style style:name="gr29" style:family="graphic" style:parent-style-name="standard">
      <style:graphic-properties svg:stroke-width="0.053cm" svg:stroke-color="#ccbb44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30" style:family="graphic" style:parent-style-name="objectwithoutfill">
      <style:graphic-properties svg:stroke-width="0.081cm" svg:stroke-color="#ccbb44" draw:marker-start="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31" style:family="graphic" style:parent-style-name="standard">
      <style:graphic-properties draw:stroke="none" svg:stroke-color="#ccbb44" draw:fill-color="#ffffff" draw:textarea-horizontal-align="justify" draw:textarea-vertical-align="middle" draw:auto-grow-height="false" fo:min-height="0.159cm" fo:min-width="0cm" loext:decorative="false"/>
    </style:style>
    <style:style style:name="gr32" style:family="graphic" style:parent-style-name="objectwithoutfill">
      <style:graphic-properties svg:stroke-width="0.081cm" svg:stroke-color="#ccbb44" draw:marker-start="" draw:marker-start-width="0.321cm" draw:marker-end="Arrowheads_20_13" draw:marker-end-width="0.22cm" draw:fill="none" draw:textarea-vertical-align="middle" fo:padding-top="0.165cm" fo:padding-bottom="0.165cm" fo:padding-left="0.29cm" fo:padding-right="0.29cm" loext:decorative="false"/>
    </style:style>
    <style:style style:name="gr33" style:family="graphic" style:parent-style-name="objectwithoutfill">
      <style:graphic-properties svg:stroke-width="0.159cm" svg:stroke-color="#ccbb44" draw:marker-start="" draw:marker-start-width="0.54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34" style:family="graphic" style:parent-style-name="standard">
      <style:graphic-properties svg:stroke-width="0.081cm" svg:stroke-color="#ccbb44" draw:marker-start="" draw:marker-start-width="0.321cm" draw:marker-end="Arrow_20_large" draw:marker-end-width="0.321cm" draw:fill="none" loext:fill-use-slide-background="false" draw:textarea-horizontal-align="justify" draw:textarea-vertical-align="middle" draw:auto-grow-height="false" fo:min-height="1.374cm" fo:min-width="0.521cm" fo:padding-top="0.165cm" fo:padding-bottom="0.165cm" fo:padding-left="0.29cm" fo:padding-right="0.29cm" draw:shadow="hidden" loext:decorative="false"/>
    </style:style>
    <style:style style:name="gr35" style:family="graphic" style:parent-style-name="objectwithoutfill">
      <style:graphic-properties svg:stroke-width="0.16cm" svg:stroke-color="#ccbb44" draw:marker-start="" draw:marker-start-width="0.44cm" draw:marker-end="" draw:marker-end-width="0.12cm" draw:fill="none" draw:textarea-vertical-align="middle" fo:padding-top="0.204cm" fo:padding-bottom="0.204cm" fo:padding-left="0.329cm" fo:padding-right="0.329cm" loext:decorative="false"/>
    </style:style>
    <style:style style:name="gr36" style:family="graphic" style:parent-style-name="standard">
      <style:graphic-properties draw:stroke="none" svg:stroke-color="#ccbb44" draw:fill-color="#ffffff" draw:textarea-horizontal-align="justify" draw:textarea-vertical-align="middle" draw:auto-grow-height="false" fo:min-height="0.24cm" fo:min-width="0cm" loext:decorative="false"/>
    </style:style>
    <style:style style:name="gr37" style:family="graphic" style:parent-style-name="objectwithoutfill">
      <style:graphic-properties svg:stroke-width="0.16cm" svg:stroke-color="#ccbb44" draw:marker-start="" draw:marker-start-width="0.44cm" draw:marker-end="Arrowheads_20_13" draw:marker-end-width="0.36cm" draw:fill="none" draw:textarea-vertical-align="middle" fo:padding-top="0.204cm" fo:padding-bottom="0.204cm" fo:padding-left="0.329cm" fo:padding-right="0.329cm" loext:decorative="false"/>
    </style:style>
    <style:style style:name="gr38" style:family="graphic" style:parent-style-name="objectwithoutfill">
      <style:graphic-properties svg:stroke-width="0.081cm" svg:stroke-color="#66ccee" draw:marker-start="" draw:marker-start-width="0.321cm" draw:marker-end="Arrow_20_large" draw:marker-end-width="0.34cm" draw:fill="none" draw:textarea-vertical-align="middle" fo:padding-top="0.165cm" fo:padding-bottom="0.165cm" fo:padding-left="0.29cm" fo:padding-right="0.29cm" loext:decorative="false"/>
    </style:style>
    <style:style style:name="gr39" style:family="graphic" style:parent-style-name="objectwithoutfill">
      <style:graphic-properties svg:stroke-width="0.081cm" svg:stroke-color="#ccbb44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40" style:family="graphic" style:parent-style-name="objectwithoutfill">
      <style:graphic-properties svg:stroke-width="0.081cm" svg:stroke-color="#ccbb44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41" style:family="graphic" style:parent-style-name="objectwithoutfill">
      <style:graphic-properties svg:stroke-width="0.081cm" svg:stroke-color="#ee6677" draw:marker-start="" draw:marker-start-width="0.321cm" draw:marker-end="Arrow_20_large" draw:marker-end-width="0.34cm" draw:fill="none" draw:textarea-vertical-align="middle" fo:padding-top="0.165cm" fo:padding-bottom="0.165cm" fo:padding-left="0.29cm" fo:padding-right="0.29cm" loext:decorative="false"/>
    </style:style>
    <style:style style:name="gr42" style:family="graphic" style:parent-style-name="standard">
      <style:graphic-properties draw:stroke="none" svg:stroke-color="#ccbb44" draw:fill="solid" draw:fill-color="#e7fdff" draw:textarea-horizontal-align="justify" draw:textarea-vertical-align="middle" draw:auto-grow-height="false" fo:min-height="0cm" fo:min-width="0cm" loext:decorative="false"/>
    </style:style>
    <style:style style:name="gr43" style:family="graphic" style:parent-style-name="objectwithoutfill">
      <style:graphic-properties svg:stroke-width="0.212cm" svg:stroke-color="#777777" draw:marker-start-width="0.518cm" draw:marker-end-width="0.518cm" svg:stroke-linecap="butt" draw:fill="none" draw:textarea-vertical-align="middle" fo:padding-top="0.231cm" fo:padding-bottom="0.231cm" fo:padding-left="0.356cm" fo:padding-right="0.356cm" loext:decorative="false"/>
    </style:style>
    <style:style style:name="gr44" style:family="graphic" style:parent-style-name="standard">
      <style:graphic-properties svg:stroke-width="0.053cm" svg:stroke-color="#777777" draw:marker-start-width="0.279cm" draw:marker-end-width="0.279cm" draw:fill="bitmap" draw:fill-color="#66ccee" draw:fill-image-name="Pool" draw:opacity="25%" draw:textarea-horizontal-align="justify" draw:textarea-vertical-align="middle" draw:auto-grow-height="false" fo:min-height="2.562cm" fo:min-width="9.934cm" fo:padding-top="0.151cm" fo:padding-bottom="0.151cm" fo:padding-left="0.276cm" fo:padding-right="0.276cm" draw:shadow="hidden" draw:shadow-offset-x="0cm" draw:shadow-offset-y="-0.212cm" draw:shadow-color="#777777" draw:shadow-opacity="100%" loext:shadow-blur="0.176cm" loext:glow-color="#777777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45" style:family="graphic" style:parent-style-name="standard">
      <style:graphic-properties svg:stroke-width="0.053cm" svg:stroke-color="#4477aa" draw:marker-start="" draw:marker-start-width="0.279cm" draw:marker-end="Arrow_20_large" draw:marker-end-width="0.279cm" svg:stroke-opacity="50%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46" style:family="graphic" style:parent-style-name="objectwithoutfill">
      <style:graphic-properties svg:stroke-width="0.081cm" svg:stroke-color="#4477aa" draw:marker-start="Arrowheads_20_14" draw:marker-start-width="0.321cm" draw:marker-end="" draw:marker-end-width="0.421cm" svg:stroke-opacity="50%" draw:fill="none" draw:textarea-vertical-align="middle" fo:padding-top="0.165cm" fo:padding-bottom="0.165cm" fo:padding-left="0.29cm" fo:padding-right="0.29cm" loext:decorative="false"/>
    </style:style>
    <style:style style:name="gr47" style:family="graphic" style:parent-style-name="standard">
      <style:graphic-properties draw:stroke="none" svg:stroke-color="#4477aa" svg:stroke-opacity="50%" draw:fill-color="#ffffff" draw:textarea-horizontal-align="justify" draw:textarea-vertical-align="middle" draw:auto-grow-height="false" fo:min-height="0.159cm" fo:min-width="0cm" loext:decorative="false"/>
    </style:style>
    <style:style style:name="gr48" style:family="graphic" style:parent-style-name="objectwithoutfill">
      <style:graphic-properties svg:stroke-width="0.081cm" svg:stroke-color="#4477aa" draw:marker-start="" draw:marker-start-width="0.321cm" draw:marker-end="Arrowheads_20_14" draw:marker-end-width="0.32cm" svg:stroke-opacity="50%" draw:fill="none" draw:textarea-vertical-align="middle" fo:padding-top="0.165cm" fo:padding-bottom="0.165cm" fo:padding-left="0.29cm" fo:padding-right="0.29cm" loext:decorative="false"/>
    </style:style>
    <style:style style:name="gr49" style:family="graphic" style:parent-style-name="standard">
      <style:graphic-properties svg:stroke-width="0.053cm" svg:stroke-color="#66ccee" draw:marker-start="" draw:marker-start-width="0.279cm" draw:marker-end="Arrow_20_large" draw:marker-end-width="0.279cm" svg:stroke-opacity="50%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50" style:family="graphic" style:parent-style-name="objectwithoutfill">
      <style:graphic-properties svg:stroke-width="0.081cm" svg:stroke-color="#66ccee" draw:marker-start="Arrowheads_20_14" draw:marker-start-width="0.321cm" draw:marker-end="" draw:marker-end-width="0.421cm" svg:stroke-opacity="50%" draw:fill="none" draw:textarea-vertical-align="middle" fo:padding-top="0.165cm" fo:padding-bottom="0.165cm" fo:padding-left="0.29cm" fo:padding-right="0.29cm" loext:decorative="false"/>
    </style:style>
    <style:style style:name="gr51" style:family="graphic" style:parent-style-name="standard">
      <style:graphic-properties draw:stroke="none" svg:stroke-color="#66ccee" svg:stroke-opacity="50%" draw:fill-color="#ffffff" draw:textarea-horizontal-align="justify" draw:textarea-vertical-align="middle" draw:auto-grow-height="false" fo:min-height="0.159cm" fo:min-width="0cm" loext:decorative="false"/>
    </style:style>
    <style:style style:name="gr52" style:family="graphic" style:parent-style-name="objectwithoutfill">
      <style:graphic-properties svg:stroke-width="0.081cm" svg:stroke-color="#66ccee" draw:marker-start="" draw:marker-start-width="0.321cm" draw:marker-end="Arrowheads_20_14" draw:marker-end-width="0.32cm" svg:stroke-opacity="50%" draw:fill="none" draw:textarea-vertical-align="middle" fo:padding-top="0.165cm" fo:padding-bottom="0.165cm" fo:padding-left="0.29cm" fo:padding-right="0.29cm" loext:decorative="false"/>
    </style:style>
    <style:style style:name="gr53" style:family="graphic" style:parent-style-name="standard">
      <style:graphic-properties svg:stroke-width="0.053cm" svg:stroke-color="#aa3377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54" style:family="graphic" style:parent-style-name="objectwithoutfill">
      <style:graphic-properties svg:stroke-width="0.159cm" svg:stroke-color="#aa3377" draw:marker-start="Arrowheads_20_14" draw:marker-start-width="0.438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55" style:family="graphic" style:parent-style-name="standard">
      <style:graphic-properties draw:stroke="none" svg:stroke-color="#aa3377" draw:fill-color="#ffffff" draw:textarea-horizontal-align="justify" draw:textarea-vertical-align="middle" draw:auto-grow-height="false" fo:min-height="0.159cm" fo:min-width="0cm" loext:decorative="false"/>
    </style:style>
    <style:style style:name="gr56" style:family="graphic" style:parent-style-name="objectwithoutfill">
      <style:graphic-properties svg:stroke-width="0.159cm" svg:stroke-color="#aa3377" draw:marker-start="" draw:marker-start-width="0.438cm" draw:marker-end="Arrowheads_20_14" draw:marker-end-width="0.437cm" draw:fill="none" draw:textarea-vertical-align="middle" fo:padding-top="0.204cm" fo:padding-bottom="0.204cm" fo:padding-left="0.329cm" fo:padding-right="0.329cm" loext:decorative="false"/>
    </style:style>
    <style:style style:name="gr57" style:family="graphic" style:parent-style-name="standard">
      <style:graphic-properties svg:stroke-width="0.053cm" svg:stroke-color="#4477aa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58" style:family="graphic" style:parent-style-name="objectwithoutfill">
      <style:graphic-properties svg:stroke-width="0.081cm" svg:stroke-color="#4477aa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59" style:family="graphic" style:parent-style-name="standard">
      <style:graphic-properties draw:stroke="none" svg:stroke-color="#4477aa" draw:fill-color="#ffffff" draw:textarea-horizontal-align="justify" draw:textarea-vertical-align="middle" draw:auto-grow-height="false" fo:min-height="0.159cm" fo:min-width="0cm" loext:decorative="false"/>
    </style:style>
    <style:style style:name="gr60" style:family="graphic" style:parent-style-name="objectwithoutfill">
      <style:graphic-properties svg:stroke-width="0.081cm" svg:stroke-color="#4477aa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61" style:family="graphic" style:parent-style-name="standard">
      <style:graphic-properties svg:stroke-width="0.053cm" svg:stroke-color="#66ccee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62" style:family="graphic" style:parent-style-name="objectwithoutfill">
      <style:graphic-properties svg:stroke-width="0.081cm" svg:stroke-color="#66ccee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63" style:family="graphic" style:parent-style-name="standard">
      <style:graphic-properties draw:stroke="none" svg:stroke-color="#66ccee" draw:fill-color="#ffffff" draw:textarea-horizontal-align="justify" draw:textarea-vertical-align="middle" draw:auto-grow-height="false" fo:min-height="0.159cm" fo:min-width="0cm" loext:decorative="false"/>
    </style:style>
    <style:style style:name="gr64" style:family="graphic" style:parent-style-name="objectwithoutfill">
      <style:graphic-properties svg:stroke-width="0.081cm" svg:stroke-color="#66ccee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0.857cm" loext:decorative="false"/>
      <style:paragraph-properties style:writing-mode="lr-tb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7" style:family="graphic" style:parent-style-name="standard">
      <style:graphic-properties svg:stroke-color="#000000" draw:fill-color="#bbbbbb" draw:opacity="50%" draw:textarea-horizontal-align="justify" draw:textarea-vertical-align="middle" draw:auto-grow-height="false" fo:min-height="6.038cm" fo:min-width="5.832cm" loext:decorative="false"/>
    </style:style>
    <style:style style:name="gr68" style:family="graphic" style:parent-style-name="standard">
      <style:graphic-properties svg:stroke-width="0.106cm" svg:stroke-color="#aa3377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69" style:family="graphic" style:parent-style-name="standard">
      <style:graphic-properties svg:stroke-width="0.106cm" svg:stroke-color="#228833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70" style:family="graphic" style:parent-style-name="standard">
      <style:graphic-properties draw:stroke="none" draw:stroke-dash="Dash_20_Dot_20_4" svg:stroke-width="0cm" draw:stroke-linejoin="none" svg:stroke-linecap="butt" draw:fill="solid" draw:fill-color="#228833" draw:textarea-horizontal-align="center" draw:textarea-vertical-align="middle" loext:decorative="false"/>
    </style:style>
    <style:style style:name="gr71" style:family="graphic" style:parent-style-name="standard">
      <style:graphic-properties draw:stroke="none" draw:fill="none" fo:min-height="1.411cm" fo:min-width="1.412cm" loext:decorative="false"/>
      <style:paragraph-properties style:writing-mode="lr-tb"/>
    </style:style>
    <style:style style:name="gr72" style:family="graphic" style:parent-style-name="objectwithoutfill">
      <style:graphic-properties svg:stroke-width="0.106cm" svg:stroke-color="#555555" draw:marker-start-width="0.359cm" draw:marker-end-width="0.359cm" svg:stroke-opacity="75%" draw:fill="solid" draw:fill-color="#555555" loext:fill-use-slide-background="false" draw:opacity="25%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73" style:family="graphic" style:parent-style-name="standard">
      <style:graphic-properties draw:stroke="none" svg:stroke-color="#555555" draw:fill-color="#4477aa" draw:textarea-horizontal-align="justify" draw:textarea-vertical-align="middle" draw:auto-grow-height="false" fo:min-height="0cm" fo:min-width="0cm" fo:wrap-option="wrap" loext:decorative="false"/>
    </style:style>
    <style:style style:name="gr74" style:family="graphic" style:parent-style-name="standard">
      <style:graphic-properties draw:stroke="none" svg:stroke-width="0.028cm" svg:stroke-color="#4477aa" draw:fill-color="#4477aa" draw:textarea-horizontal-align="justify" draw:textarea-vertical-align="middle" draw:auto-grow-height="false" fo:min-height="0cm" fo:min-width="0cm" fo:wrap-option="wrap" loext:decorative="false"/>
    </style:style>
    <style:style style:name="gr75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76" style:family="graphic" style:parent-style-name="standard">
      <style:graphic-properties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77" style:family="graphic" style:parent-style-name="objectwithoutfill">
      <style:graphic-properties svg:stroke-width="0.106cm" svg:stroke-color="#555555" draw:marker-start-width="0.359cm" draw:marker-end-width="0.359cm" svg:stroke-opacity="75%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78" style:family="graphic" style:parent-style-name="standard">
      <style:graphic-properties draw:stroke="none" svg:stroke-color="#555555" draw:fill-color="#ee6677" draw:textarea-horizontal-align="justify" draw:textarea-vertical-align="middle" draw:auto-grow-height="false" fo:min-height="0cm" fo:min-width="0cm" fo:wrap-option="wrap" loext:decorative="false"/>
    </style:style>
    <style:style style:name="gr79" style:family="graphic" style:parent-style-name="objectwithoutfill">
      <style:graphic-properties svg:stroke-width="0.159cm" svg:stroke-color="#555555" draw:marker-start-width="0.438cm" draw:marker-end-width="0.438cm" svg:stroke-opacity="80%" draw:fill="solid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80" style:family="graphic" style:parent-style-name="standard">
      <style:graphic-properties draw:stroke="none" draw:stroke-dash="Dash_20_Dot_20_4" svg:stroke-width="0cm" draw:stroke-linejoin="none" svg:stroke-linecap="butt" draw:fill="solid" draw:fill-color="#4477aa" draw:textarea-horizontal-align="center" draw:textarea-vertical-align="middle" loext:decorative="fals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9cm" fo:min-width="4.857cm" loext:decorative="false"/>
      <style:paragraph-properties style:writing-mode="lr-tb"/>
    </style:style>
    <style:style style:name="gr82" style:family="graphic" style:parent-style-name="objectwithoutfill">
      <style:graphic-properties svg:stroke-width="0.159cm" svg:stroke-color="#555555" draw:marker-start-width="0.438cm" draw:marker-end-width="0.438cm" svg:stroke-opacity="75%" draw:fill="none" loext:fill-use-slide-background="false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83" style:family="graphic" style:parent-style-name="standard">
      <style:graphic-properties svg:stroke-width="0.081cm" svg:stroke-color="#4477aa" draw:marker-start="" draw:marker-start-width="0.421cm" draw:marker-end="Arrowheads_20_6" draw:marker-end-width="0.421cm" draw:textarea-vertical-align="middle" fo:padding-top="0.165cm" fo:padding-bottom="0.165cm" fo:padding-left="0.29cm" fo:padding-right="0.29cm" loext:decorative="false"/>
    </style:style>
    <style:style style:name="gr84" style:family="graphic" style:parent-style-name="standard">
      <style:graphic-properties draw:stroke-dash="Dash_20__28_Rounded_29_" svg:stroke-width="0.081cm" svg:stroke-color="#4477aa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85" style:family="graphic" style:parent-style-name="standard">
      <style:graphic-properties draw:stroke-dash="Dash_20__28_Rounded_29_" svg:stroke-width="0.081cm" svg:stroke-color="#aa3377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86" style:family="graphic" style:parent-style-name="standard">
      <style:graphic-properties draw:stroke="none" draw:fill-color="#ccbb44" draw:opacity="80%" draw:textarea-horizontal-align="justify" draw:textarea-vertical-align="top" draw:auto-grow-height="false" fo:min-height="2.469cm" fo:min-width="0cm" style:writing-mode="lr-tb" loext:decorative="false"/>
      <style:paragraph-properties style:writing-mode="lr-tb"/>
    </style:style>
    <style:style style:name="gr87" style:family="graphic" style:parent-style-name="standard">
      <style:graphic-properties draw:stroke="none" draw:stroke-dash="Dash_20_Dot_20_4" svg:stroke-width="0cm" draw:stroke-linejoin="none" svg:stroke-linecap="butt" draw:fill="solid" draw:fill-color="#ccbb44" draw:opacity="100%" draw:textarea-horizontal-align="center" draw:textarea-vertical-align="middle" loext:decorative="false"/>
    </style:style>
    <style:style style:name="gr88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89" style:family="graphic" style:parent-style-name="standard">
      <style:graphic-properties draw:stroke-dash="Dash_20__28_Rounded_29_" svg:stroke-width="0.028cm" svg:stroke-color="#555555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9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451cm" loext:decorative="false"/>
      <style:paragraph-properties style:writing-mode="lr-tb"/>
    </style:style>
    <style:style style:name="gr91" style:family="graphic" style:parent-style-name="standard">
      <style:graphic-properties draw:stroke="none" svg:stroke-color="#555555" draw:fill-color="#aa3377" draw:textarea-horizontal-align="justify" draw:textarea-vertical-align="middle" draw:auto-grow-height="false" fo:min-height="0cm" fo:min-width="0cm" fo:wrap-option="wrap" loext:decorative="false"/>
    </style:style>
    <style:style style:name="gr92" style:family="graphic" style:parent-style-name="standard">
      <style:graphic-properties draw:stroke-dash="Dash_20__28_Rounded_29_" svg:stroke-width="0.028cm" svg:stroke-color="#aa3377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9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375cm" loext:decorative="false"/>
      <style:paragraph-properties style:writing-mode="lr-tb"/>
    </style:style>
    <style:style style:name="gr94" style:family="graphic" style:parent-style-name="standard">
      <style:graphic-properties draw:stroke="none" svg:stroke-width="0cm" draw:fill-color="#aa3377" draw:textarea-horizontal-align="justify" draw:textarea-vertical-align="middle" draw:auto-grow-height="false" fo:min-height="0cm" fo:min-width="0cm" loext:decorative="false"/>
    </style:style>
    <style:style style:name="gr95" style:family="graphic" style:parent-style-name="standard">
      <style:graphic-properties svg:stroke-width="0.159cm" svg:stroke-color="#4477aa" draw:marker-start="" draw:marker-start-width="0.538cm" draw:marker-end="Arrowheads_20_7" draw:marker-end-width="0.65cm" draw:textarea-vertical-align="middle" fo:padding-top="0.204cm" fo:padding-bottom="0.204cm" fo:padding-left="0.329cm" fo:padding-right="0.329cm" loext:decorative="false"/>
    </style:style>
    <style:style style:name="gr96" style:family="graphic" style:parent-style-name="standard">
      <style:graphic-properties svg:stroke-width="0.159cm" svg:stroke-color="#4477aa" draw:marker-start="" draw:marker-start-width="0.538cm" draw:marker-end="Arrowheads_20_10" draw:marker-end-width="0.65cm" draw:textarea-vertical-align="middle" fo:padding-top="0.204cm" fo:padding-bottom="0.204cm" fo:padding-left="0.329cm" fo:padding-right="0.329cm" loext:decorative="fals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456cm" loext:decorative="false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321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.009cm" loext:decorative="false"/>
      <style:paragraph-properties style:writing-mode="lr-tb"/>
    </style:style>
    <style:style style:name="gr100" style:family="graphic" style:parent-style-name="standard">
      <style:graphic-properties svg:stroke-width="0.159cm" svg:stroke-color="#aa3377" draw:marker-start="" draw:marker-start-width="0.538cm" draw:marker-end="Arrowheads_20_10" draw:marker-end-width="0.65cm" draw:textarea-vertical-align="middle" fo:padding-top="0.204cm" fo:padding-bottom="0.204cm" fo:padding-left="0.329cm" fo:padding-right="0.329cm" loext:decorative="false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3.473cm" loext:decorative="false"/>
      <style:paragraph-properties style:writing-mode="lr-tb"/>
    </style:style>
    <style:style style:name="gr102" style:family="graphic" style:parent-style-name="standard">
      <style:graphic-properties svg:stroke-width="0.106cm" svg:stroke-color="#555555" draw:marker-start-width="0.359cm" draw:marker-end-width="0.359cm" svg:stroke-opacity="80%" draw:fill-color="#bbbbbb" draw:opacity="25%" draw:textarea-horizontal-align="justify" draw:textarea-vertical-align="middle" draw:auto-grow-height="false" fo:min-height="2.806cm" fo:min-width="6.825cm" fo:padding-top="0.178cm" fo:padding-bottom="0.178cm" fo:padding-left="0.303cm" fo:padding-right="0.303cm" loext:decorative="false"/>
    </style:style>
    <style:style style:name="gr103" style:family="graphic" style:parent-style-name="standard">
      <style:graphic-properties svg:stroke-width="0.159cm" svg:stroke-color="#66ccee" draw:marker-start="" draw:marker-start-width="0.538cm" draw:marker-end="Arrowheads_20_10" draw:marker-end-width="0.65cm" draw:textarea-vertical-align="middle" fo:padding-top="0.204cm" fo:padding-bottom="0.204cm" fo:padding-left="0.329cm" fo:padding-right="0.329cm" loext:decorative="false"/>
    </style:style>
    <style:style style:name="gr104" style:family="graphic" style:parent-style-name="standard">
      <style:graphic-properties svg:stroke-width="0.159cm" svg:stroke-color="#ee6677" draw:marker-start="" draw:marker-start-width="0.538cm" draw:marker-end="Arrowheads_20_10" draw:marker-end-width="0.65cm" draw:textarea-vertical-align="middle" fo:padding-top="0.204cm" fo:padding-bottom="0.204cm" fo:padding-left="0.329cm" fo:padding-right="0.329cm" loext:decorative="false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3.304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3.693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4.083cm" loext:decorative="false"/>
      <style:paragraph-properties style:writing-mode="lr-tb"/>
    </style:style>
    <style:style style:name="gr108" style:family="graphic" style:parent-style-name="standard">
      <style:graphic-properties svg:stroke-width="0.106cm" svg:stroke-color="#777777" draw:marker-start-width="0.359cm" draw:marker-end-width="0.359cm" svg:stroke-opacity="80%" draw:fill-color="#bbbbbb" draw:opacity="25%" draw:textarea-horizontal-align="justify" draw:textarea-vertical-align="middle" draw:auto-grow-height="false" fo:min-height="7.239cm" fo:min-width="6.989cm" fo:padding-top="0.178cm" fo:padding-bottom="0.178cm" fo:padding-left="0.303cm" fo:padding-right="0.303cm" fo:wrap-option="wrap" loext:decorative="false"/>
    </style:style>
    <style:style style:name="gr109" style:family="graphic" style:parent-style-name="standard">
      <style:graphic-properties svg:stroke-width="0.106cm" svg:stroke-color="#777777" draw:marker-start-width="0.359cm" draw:marker-end-width="0.359cm" svg:stroke-opacity="80%" draw:fill-color="#bbbbbb" draw:opacity="25%" draw:textarea-horizontal-align="justify" draw:textarea-vertical-align="middle" draw:auto-grow-height="false" fo:min-height="7.133cm" fo:min-width="6.883cm" fo:padding-top="0.178cm" fo:padding-bottom="0.178cm" fo:padding-left="0.303cm" fo:padding-right="0.303cm" fo:wrap-option="wrap" loext:decorative="false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cm" fo:min-width="2.009cm" loext:decorative="false"/>
      <style:paragraph-properties style:writing-mode="lr-tb"/>
    </style:style>
    <style:style style:name="gr111" style:family="graphic" style:parent-style-name="standard">
      <style:graphic-properties svg:stroke-width="0.106cm" svg:stroke-color="#555555" draw:marker-start-width="0.359cm" draw:marker-end-width="0.359cm" svg:stroke-opacity="80%" draw:fill-color="#bbbbbb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112" style:family="graphic" style:parent-style-name="standard">
      <style:graphic-properties svg:stroke-width="0.106cm" svg:stroke-color="#4477aa" draw:marker-start="" draw:marker-start-width="0.458cm" draw:marker-end="Arrowheads_20_10" draw:marker-end-width="0.458cm" draw:textarea-vertical-align="middle" fo:padding-top="0.177cm" fo:padding-bottom="0.177cm" fo:padding-left="0.302cm" fo:padding-right="0.302cm" loext:decorative="false"/>
    </style:style>
    <style:style style:name="gr113" style:family="graphic" style:parent-style-name="objectwithoutfill">
      <style:graphic-properties draw:stroke="dash" draw:stroke-dash="Dash" svg:stroke-width="0.081cm" svg:stroke-color="#555555" draw:marker-start-width="0.321cm" draw:marker-end-width="0.321cm" svg:stroke-opacity="80%" svg:stroke-linecap="butt" draw:fill="none" draw:textarea-vertical-align="middle" fo:padding-top="0.165cm" fo:padding-bottom="0.165cm" fo:padding-left="0.29cm" fo:padding-right="0.29cm" loext:decorative="false"/>
    </style:style>
    <style:style style:name="gr114" style:family="graphic" style:parent-style-name="standard">
      <style:graphic-properties svg:stroke-width="0.106cm" svg:stroke-color="#555555" draw:marker-start-width="0.359cm" draw:marker-end-width="0.359cm" svg:stroke-opacity="80%" draw:fill-color="#bbbbbb" draw:opacity="25%" draw:textarea-horizontal-align="justify" draw:textarea-vertical-align="middle" draw:auto-grow-height="false" fo:min-height="3.466cm" fo:min-width="1.079cm" fo:padding-top="0.178cm" fo:padding-bottom="0.178cm" fo:padding-left="0.303cm" fo:padding-right="0.303cm" draw:shadow="hidden" loext:decorative="false"/>
    </style:style>
    <style:style style:name="gr115" style:family="graphic" style:parent-style-name="standard">
      <style:graphic-properties draw:stroke="none" draw:stroke-dash="Dash" svg:stroke-width="0cm" svg:stroke-color="#555555" draw:marker-start-width="0.279cm" draw:marker-end-width="0.279cm" svg:stroke-opacity="50%" svg:stroke-linecap="butt" draw:fill="solid" draw:fill-color="#555555" draw:opacity="50%" draw:textarea-horizontal-align="center" draw:textarea-vertical-align="middle" fo:padding-top="0.151cm" fo:padding-bottom="0.151cm" fo:padding-left="0.276cm" fo:padding-right="0.276cm" loext:decorative="false"/>
    </style:style>
    <style:style style:name="gr116" style:family="graphic" style:parent-style-name="standard">
      <style:graphic-properties draw:stroke="none" draw:stroke-dash="Dash_20_Dot_20_4" svg:stroke-width="0cm" draw:stroke-linejoin="none" svg:stroke-linecap="butt" draw:fill="solid" draw:fill-color="#66ccee" draw:textarea-horizontal-align="center" draw:textarea-vertical-align="middle" loext:decorative="false"/>
    </style:style>
    <style:style style:name="gr117" style:family="graphic" style:parent-style-name="standard">
      <style:graphic-properties draw:stroke="none" draw:stroke-dash="Dash_20_Dot_20_4" svg:stroke-width="0cm" svg:stroke-color="#66ccee" draw:stroke-linejoin="none" svg:stroke-linecap="butt" draw:fill="solid" draw:fill-color="#66ccee" draw:textarea-horizontal-align="center" draw:textarea-vertical-align="middle" loext:decorative="false"/>
    </style:style>
    <style:style style:name="gr118" style:family="graphic" style:parent-style-name="standard">
      <style:graphic-properties svg:stroke-width="0.035cm" svg:stroke-color="#bbbbbb" draw:marker-start="" draw:marker-start-width="0.352cm" draw:marker-end="Concave" draw:marker-end-width="0.25cm" draw:textarea-vertical-align="middle" fo:padding-top="0.142cm" fo:padding-bottom="0.142cm" fo:padding-left="0.267cm" fo:padding-right="0.267cm" loext:decorative="false"/>
    </style:style>
    <style:style style:name="gr119" style:family="graphic" style:parent-style-name="standard">
      <style:graphic-properties svg:stroke-width="0.035cm" svg:stroke-color="#bbbbbb" draw:marker-start="" draw:marker-start-width="0.352cm" draw:marker-end="Arrowheads_20_6" draw:marker-end-width="0.25cm" draw:textarea-vertical-align="middle" fo:padding-top="0.142cm" fo:padding-bottom="0.142cm" fo:padding-left="0.267cm" fo:padding-right="0.267cm" loext:decorative="false"/>
    </style:style>
    <style:style style:name="gr120" style:family="graphic" style:parent-style-name="standard">
      <style:graphic-properties draw:stroke="none" svg:stroke-color="#bbbbbb" draw:fill="none" draw:fill-color="#ffffff" draw:textarea-horizontal-align="left" draw:auto-grow-height="true" draw:auto-grow-width="false" fo:min-height="0.564cm" fo:min-width="0.096cm" loext:decorative="false"/>
      <style:paragraph-properties style:writing-mode="lr-tb"/>
    </style:style>
    <style:style style:name="gr121" style:family="graphic" style:parent-style-name="standard">
      <style:graphic-properties draw:stroke="none" svg:stroke-color="#bbbbbb" draw:fill="none" draw:fill-color="#ffffff" draw:textarea-horizontal-align="left" draw:auto-grow-height="true" draw:auto-grow-width="false" fo:min-height="0.564cm" fo:min-width="0.059cm" loext:decorative="false"/>
      <style:paragraph-properties style:writing-mode="lr-tb"/>
    </style:style>
    <style:style style:name="gr122" style:family="graphic" style:parent-style-name="standard">
      <style:graphic-properties svg:stroke-width="0.106cm" svg:stroke-color="#66ccee" draw:marker-start="" draw:marker-start-width="0.458cm" draw:marker-end="Arrowheads_20_10" draw:marker-end-width="0.458cm" draw:textarea-vertical-align="middle" fo:padding-top="0.177cm" fo:padding-bottom="0.177cm" fo:padding-left="0.302cm" fo:padding-right="0.302cm" loext:decorative="false"/>
    </style:style>
    <style:style style:name="gr123" style:family="graphic" style:parent-style-name="standard">
      <style:graphic-properties svg:stroke-width="0.081cm" svg:stroke-color="#555555" draw:marker-start="" draw:marker-start-width="0.421cm" draw:marker-end="Concave" draw:marker-end-width="0.319cm" draw:textarea-vertical-align="middle" fo:padding-top="0.165cm" fo:padding-bottom="0.165cm" fo:padding-left="0.29cm" fo:padding-right="0.29cm" loext:decorative="false"/>
    </style:style>
    <style:style style:name="gr124" style:family="graphic" style:parent-style-name="standard">
      <style:graphic-properties svg:stroke-width="0.081cm" svg:stroke-color="#555555" draw:marker-start="" draw:marker-start-width="0.421cm" draw:marker-end="Arrowheads_20_6" draw:marker-end-width="0.319cm" draw:textarea-vertical-align="middle" fo:padding-top="0.165cm" fo:padding-bottom="0.165cm" fo:padding-left="0.29cm" fo:padding-right="0.29cm" loext:decorative="false"/>
    </style:style>
    <style:style style:name="gr125" style:family="graphic" style:parent-style-name="standard">
      <style:graphic-properties draw:stroke="none" svg:stroke-width="0.081cm" svg:stroke-color="#555555" draw:marker-start-width="0.321cm" draw:marker-end-width="0.321cm" draw:fill="none" draw:fill-color="#ffffff" draw:textarea-horizontal-align="left" draw:auto-grow-height="true" draw:auto-grow-width="false" fo:min-height="0.708cm" fo:min-width="0.096cm" loext:decorative="false"/>
      <style:paragraph-properties style:writing-mode="lr-tb"/>
    </style:style>
    <style:style style:name="gr126" style:family="graphic" style:parent-style-name="standard">
      <style:graphic-properties draw:stroke="none" svg:stroke-width="0.081cm" svg:stroke-color="#555555" draw:marker-start-width="0.321cm" draw:marker-end-width="0.321cm" draw:fill="none" draw:fill-color="#ffffff" draw:textarea-horizontal-align="left" draw:auto-grow-height="true" draw:auto-grow-width="false" fo:min-height="0.708cm" fo:min-width="0.059cm" loext:decorative="false"/>
      <style:paragraph-properties style:writing-mode="lr-tb"/>
    </style:style>
    <style:style style:name="gr127" style:family="graphic" style:parent-style-name="objectwithoutfill">
      <style:graphic-properties svg:stroke-width="0.159cm" svg:stroke-color="#bbbbbb" draw:marker-start-width="0.437cm" draw:marker-end-width="0.437cm" draw:fill="none" draw:textarea-vertical-align="middle" fo:padding-top="0.203cm" fo:padding-bottom="0.203cm" fo:padding-left="0.328cm" fo:padding-right="0.328cm" loext:decorative="false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.407cm" loext:decorative="false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.272cm" loext:decorative="false"/>
      <style:paragraph-properties style:writing-mode="lr-tb"/>
    </style:style>
    <style:style style:name="gr130" style:family="graphic" style:parent-style-name="standard">
      <style:graphic-properties draw:stroke-dash="Dash_20__28_Rounded_29_" svg:stroke-width="0.081cm" svg:stroke-color="#4477aa" draw:marker-start-width="0.358cm" draw:marker-end="Arrowheads_20_6" draw:marker-end-width="0.5cm" draw:marker-end-center="true" svg:stroke-opacity="75%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131" style:family="graphic" style:parent-style-name="standard">
      <style:graphic-properties draw:stroke-dash="Dash_20__28_Rounded_29_" svg:stroke-width="0.081cm" svg:stroke-color="#aa3377" draw:marker-start-width="0.358cm" draw:marker-end="Arrowheads_20_6" draw:marker-end-width="0.5cm" draw:marker-end-center="true" svg:stroke-opacity="75%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132" style:family="graphic" style:parent-style-name="standard">
      <style:graphic-properties svg:stroke-width="0.106cm" svg:stroke-color="#4477aa" draw:marker-start="Arrowheads_20_8" draw:marker-start-width="0.279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33" style:family="graphic" style:parent-style-name="standard">
      <style:graphic-properties svg:stroke-width="0.106cm" svg:stroke-color="#aa3377" draw:marker-start="Arrowheads_20_8" draw:marker-start-width="0.279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34" style:family="graphic" style:parent-style-name="standard">
      <style:graphic-properties svg:stroke-width="0.106cm" svg:stroke-color="#4477aa" draw:marker-start="" draw:marker-start-width="0.279cm" draw:marker-end="Arrowheads_20_17" draw:marker-end-width="0.56cm" draw:textarea-vertical-align="middle" fo:padding-top="0.177cm" fo:padding-bottom="0.177cm" fo:padding-left="0.302cm" fo:padding-right="0.302cm" loext:decorative="false"/>
    </style:style>
    <style:style style:name="gr135" style:family="graphic" style:parent-style-name="standard">
      <style:graphic-properties svg:stroke-width="0.106cm" svg:stroke-color="#aa3377" draw:marker-start="" draw:marker-start-width="0.279cm" draw:marker-end="Arrowheads_20_18" draw:marker-end-width="0.56cm" draw:textarea-vertical-align="middle" fo:padding-top="0.177cm" fo:padding-bottom="0.177cm" fo:padding-left="0.302cm" fo:padding-right="0.302cm" loext:decorative="false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4.375cm" loext:decorative="false"/>
      <style:paragraph-properties style:writing-mode="lr-tb"/>
    </style:style>
    <style:style style:name="gr137" style:family="graphic" style:parent-style-name="standard">
      <style:graphic-properties svg:stroke-width="0.106cm" svg:stroke-color="#aa3377" draw:marker-start="" draw:marker-start-width="0.279cm" draw:marker-end="Arrowheads_20_17" draw:marker-end-width="0.56cm" draw:textarea-vertical-align="middle" fo:padding-top="0.177cm" fo:padding-bottom="0.177cm" fo:padding-left="0.302cm" fo:padding-right="0.302cm" loext:decorative="false"/>
    </style:style>
    <style:style style:name="gr138" style:family="graphic" style:parent-style-name="standard">
      <style:graphic-properties draw:stroke="none" draw:fill-color="#555555" draw:textarea-horizontal-align="justify" draw:textarea-vertical-align="middle" draw:auto-grow-height="false" fo:min-height="0.204cm" fo:min-width="0cm" fo:wrap-option="wrap" loext:decorative="false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11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109cm" loext:decorative="false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533cm" loext:decorative="false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2.686cm" loext:decorative="false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455cm" loext:decorative="false"/>
      <style:paragraph-properties style:writing-mode="lr-tb"/>
    </style:style>
    <style:style style:name="gr144" style:family="graphic" style:parent-style-name="objectwithoutfill">
      <style:graphic-properties svg:stroke-width="0.159cm" svg:stroke-color="#4477aa" draw:marker-start-width="0.437cm" draw:marker-end-width="0.437cm" draw:fill="none" draw:textarea-vertical-align="middle" fo:padding-top="0.203cm" fo:padding-bottom="0.203cm" fo:padding-left="0.328cm" fo:padding-right="0.328cm" loext:decorative="false"/>
    </style:style>
    <style:style style:name="gr145" style:family="graphic" style:parent-style-name="standard">
      <style:graphic-properties draw:stroke="none" draw:stroke-dash="Dash" svg:stroke-width="0cm" svg:stroke-color="#aa3377" draw:marker-start-width="0.437cm" draw:marker-end-width="0.437cm" svg:stroke-linecap="butt" draw:fill="solid" draw:fill-color="#aa3377" draw:opacity="100%" draw:textarea-horizontal-align="center" draw:textarea-vertical-align="middle" fo:padding-top="0.203cm" fo:padding-bottom="0.203cm" fo:padding-left="0.328cm" fo:padding-right="0.328cm" loext:decorative="false"/>
    </style:style>
    <style:style style:name="gr14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271cm" fo:min-width="3.109cm" loext:decorative="false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3.31cm" loext:decorative="false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3.443cm" loext:decorative="false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109cm" loext:decorative="false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3.067cm" loext:decorative="false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271cm" fo:min-width="2.948cm" loext:decorative="false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7cm" fo:min-width="3.31cm" loext:decorative="false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7cm" fo:min-width="3.443cm" loext:decorative="false"/>
      <style:paragraph-properties style:writing-mode="lr-tb"/>
    </style:style>
    <style:style style:name="gr154" style:family="graphic" style:parent-style-name="objectwithoutfill">
      <style:graphic-properties draw:stroke="solid" svg:stroke-width="0.018cm" svg:stroke-color="#555555" draw:marker-start-width="0.227cm" draw:marker-end-width="0.227cm" svg:stroke-opacity="80%" draw:fill="solid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55" style:family="graphic" style:parent-style-name="objectwithoutfill">
      <style:graphic-properties svg:stroke-width="0.212cm" svg:stroke-color="#228833" draw:marker-start-width="0.516cm" draw:marker-end-width="0.516cm" draw:fill="none" draw:textarea-vertical-align="middle" fo:padding-top="0.229cm" fo:padding-bottom="0.229cm" fo:padding-left="0.354cm" fo:padding-right="0.354cm" loext:decorative="false"/>
    </style:style>
    <style:style style:name="gr156" style:family="graphic" style:parent-style-name="standard">
      <style:graphic-properties svg:stroke-width="0.081cm" svg:stroke-color="#555555" draw:marker-start="" draw:marker-start-width="0.421cm" draw:marker-end="Arrowheads_20_6" draw:marker-end-width="0.421cm" svg:stroke-opacity="75%" draw:textarea-vertical-align="middle" fo:padding-top="0.165cm" fo:padding-bottom="0.165cm" fo:padding-left="0.29cm" fo:padding-right="0.29cm" loext:decorative="false"/>
    </style:style>
    <style:style style:name="gr157" style:family="graphic" style:parent-style-name="Arrow_20_Line" style:list-style-name="L1">
      <style:graphic-properties svg:stroke-width="0.035cm" svg:stroke-color="#555555" draw:marker-start="" draw:marker-start-width="0.252cm" draw:marker-end="" draw:marker-end-width="0.252cm" draw:textarea-vertical-align="middle" loext:decorative="false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2.631cm" loext:decorative="false"/>
      <style:paragraph-properties style:writing-mode="lr-tb"/>
    </style:style>
    <style:style style:name="gr159" style:family="graphic" style:parent-style-name="objectwithoutfill">
      <style:graphic-properties svg:stroke-width="0.106cm" svg:stroke-color="#228833" draw:marker-start-width="0.359cm" draw:marker-end-width="0.359cm" svg:stroke-opacity="50%" svg:stroke-linecap="round" draw:fill="none" draw:textarea-vertical-align="middle" fo:padding-top="0.178cm" fo:padding-bottom="0.178cm" fo:padding-left="0.303cm" fo:padding-right="0.303cm" loext:decorative="false"/>
    </style:style>
    <style:style style:name="gr160" style:family="graphic" style:parent-style-name="standard">
      <style:graphic-properties svg:stroke-width="0.053cm" svg:stroke-color="#4477aa" draw:marker-start="Arrowheads_20_8" draw:marker-start-width="0.2cm" draw:marker-end="Arrowheads_20_9" draw:marker-end-width="0.379cm" draw:textarea-vertical-align="middle" fo:padding-top="0.151cm" fo:padding-bottom="0.151cm" fo:padding-left="0.276cm" fo:padding-right="0.276cm" loext:decorative="false"/>
    </style:style>
    <style:style style:name="gr161" style:family="graphic" style:parent-style-name="standard">
      <style:graphic-properties svg:stroke-width="0.053cm" svg:stroke-color="#aa3377" draw:marker-start="Arrowheads_20_8" draw:marker-start-width="0.2cm" draw:marker-end="Arrowheads_20_9" draw:marker-end-width="0.379cm" draw:textarea-vertical-align="middle" fo:padding-top="0.151cm" fo:padding-bottom="0.151cm" fo:padding-left="0.276cm" fo:padding-right="0.276cm" loext:decorative="false"/>
    </style:style>
    <style:style style:name="gr162" style:family="graphic" style:parent-style-name="standard">
      <style:graphic-properties svg:stroke-width="0.159cm" svg:stroke-color="#aa3377" draw:marker-start="" draw:marker-start-width="0.359cm" draw:marker-end="Arrowheads_20_9" draw:marker-end-width="0.68cm" draw:textarea-vertical-align="middle" fo:padding-top="0.204cm" fo:padding-bottom="0.204cm" fo:padding-left="0.329cm" fo:padding-right="0.329cm" loext:decorative="false"/>
    </style:style>
    <style:style style:name="gr163" style:family="graphic" style:parent-style-name="standard">
      <style:graphic-properties svg:stroke-width="0.159cm" svg:stroke-color="#4477aa" draw:marker-start="" draw:marker-start-width="0.358cm" draw:marker-end="Arrowheads_20_9" draw:marker-end-width="0.679cm" draw:textarea-vertical-align="middle" fo:padding-top="0.203cm" fo:padding-bottom="0.203cm" fo:padding-left="0.328cm" fo:padding-right="0.328cm" loext:decorative="false"/>
    </style:style>
    <style:style style:name="gr164" style:family="graphic" style:parent-style-name="standard">
      <style:graphic-properties svg:stroke-width="0.159cm" svg:stroke-color="#66ccee" draw:marker-start="" draw:marker-start-width="0.359cm" draw:marker-end="Arrowheads_20_9" draw:marker-end-width="0.68cm" draw:textarea-vertical-align="middle" fo:padding-top="0.204cm" fo:padding-bottom="0.204cm" fo:padding-left="0.329cm" fo:padding-right="0.329cm" loext:decorative="false"/>
    </style:style>
    <style:style style:name="gr165" style:family="graphic" style:parent-style-name="objectwithoutfill">
      <style:graphic-properties svg:stroke-width="0.159cm" svg:stroke-color="#555555" draw:marker-start-width="0.438cm" draw:marker-end-width="0.438cm" svg:stroke-opacity="80%" draw:fill="none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66" style:family="graphic" style:parent-style-name="standard">
      <style:graphic-properties draw:stroke="none" draw:fill-color="#4477aa" draw:opacity="95%" draw:textarea-horizontal-align="justify" draw:textarea-vertical-align="middle" draw:auto-grow-height="false" fo:min-height="0.272cm" fo:min-width="3.633cm" loext:decorative="false"/>
    </style:style>
    <style:style style:name="gr167" style:family="graphic" style:parent-style-name="standard">
      <style:graphic-properties draw:stroke="none" draw:fill-color="#4477aa" draw:textarea-horizontal-align="justify" draw:textarea-vertical-align="middle" draw:auto-grow-height="false" fo:min-height="0.365cm" fo:min-width="1.661cm" loext:decorative="false"/>
    </style:style>
    <style:style style:name="gr168" style:family="graphic" style:parent-style-name="standard">
      <style:graphic-properties svg:stroke-width="0.159cm" svg:stroke-color="#777777" draw:marker-start="" draw:marker-start-width="0.538cm" draw:marker-end="Arrowheads_20_6" draw:marker-end-width="0.538cm" draw:textarea-vertical-align="middle" fo:padding-top="0.204cm" fo:padding-bottom="0.204cm" fo:padding-left="0.329cm" fo:padding-right="0.329cm" loext:decorative="false"/>
    </style:style>
    <style:style style:name="gr169" style:family="graphic" style:parent-style-name="standard">
      <style:graphic-properties draw:stroke="none" draw:fill-color="#ee6677" draw:textarea-horizontal-align="justify" draw:textarea-vertical-align="middle" draw:auto-grow-height="false" fo:min-height="0.365cm" fo:min-width="1.661cm" loext:decorative="false"/>
    </style:style>
    <style:style style:name="gr170" style:family="graphic" style:parent-style-name="standard">
      <style:graphic-properties draw:stroke="none" draw:fill-color="#4477aa" draw:textarea-horizontal-align="justify" draw:textarea-vertical-align="middle" draw:auto-grow-height="false" fo:min-height="0.493cm" fo:min-width="2.11cm" loext:decorative="false"/>
    </style:style>
    <style:style style:name="gr171" style:family="graphic" style:parent-style-name="standard">
      <style:graphic-properties draw:stroke="none" draw:fill-color="#ee6677" draw:textarea-horizontal-align="justify" draw:textarea-vertical-align="middle" draw:auto-grow-height="false" fo:min-height="0.493cm" fo:min-width="2.11cm" loext:decorative="false"/>
    </style:style>
    <style:style style:name="gr172" style:family="graphic" style:parent-style-name="objectwithoutfill">
      <style:graphic-properties svg:stroke-width="0.212cm" svg:stroke-color="#777777" draw:marker-start-width="0.517cm" draw:marker-end-width="0.517cm" draw:fill="none" draw:textarea-vertical-align="middle" fo:padding-top="0.23cm" fo:padding-bottom="0.23cm" fo:padding-left="0.355cm" fo:padding-right="0.355cm" loext:decorative="false"/>
    </style:style>
    <style:style style:name="gr173" style:family="graphic" style:parent-style-name="standard">
      <style:graphic-properties draw:stroke="none" draw:fill-color="#4477aa" draw:opacity="95%" draw:textarea-horizontal-align="justify" draw:textarea-vertical-align="middle" draw:auto-grow-height="false" fo:min-height="0.677cm" fo:min-width="6.849cm" loext:decorative="false"/>
    </style:style>
    <style:style style:name="gr174" style:family="graphic" style:parent-style-name="standard">
      <style:graphic-properties draw:stroke="none" draw:fill-color="#404042" draw:textarea-horizontal-align="justify" draw:textarea-vertical-align="middle" draw:auto-grow-height="false" fo:min-height="2.164cm" fo:min-width="13.583cm" loext:decorative="false"/>
    </style:style>
    <style:style style:name="gr175" style:family="graphic" style:parent-style-name="standard">
      <style:graphic-properties draw:stroke="none" draw:fill-color="#ee6677" draw:textarea-horizontal-align="justify" draw:textarea-vertical-align="middle" draw:auto-grow-height="false" fo:min-height="0.151cm" fo:min-width="1.558cm" loext:decorative="false"/>
    </style:style>
    <style:style style:name="gr176" style:family="graphic" style:parent-style-name="standard">
      <style:graphic-properties svg:stroke-width="0.159cm" svg:stroke-color="#bbbbbb" draw:marker-start="" draw:marker-start-width="0.4cm" draw:marker-end="Arrowheads_20_6" draw:marker-end-width="0.538cm" svg:stroke-linecap="square" draw:textarea-vertical-align="middle" fo:padding-top="0.204cm" fo:padding-bottom="0.204cm" fo:padding-left="0.329cm" fo:padding-right="0.329cm" loext:decorative="false"/>
    </style:style>
    <style:style style:name="gr177" style:family="graphic" style:parent-style-name="standard">
      <style:graphic-properties draw:stroke="none" draw:fill-color="#4477aa" draw:textarea-horizontal-align="justify" draw:textarea-vertical-align="middle" draw:auto-grow-height="false" fo:min-height="0.151cm" fo:min-width="1.558cm" loext:decorative="false"/>
    </style:style>
    <style:style style:name="gr178" style:family="graphic" style:parent-style-name="standard">
      <style:graphic-properties draw:stroke="none" draw:fill-color="#ee6677" draw:textarea-horizontal-align="justify" draw:textarea-vertical-align="middle" draw:auto-grow-height="false" fo:min-height="0.504cm" fo:min-width="3.378cm" loext:decorative="false"/>
    </style:style>
    <style:style style:name="gr179" style:family="graphic" style:parent-style-name="standard">
      <style:graphic-properties draw:stroke="none" draw:fill-color="#4477aa" draw:textarea-horizontal-align="justify" draw:textarea-vertical-align="middle" draw:auto-grow-height="false" fo:min-height="0.504cm" fo:min-width="3.378cm" loext:decorative="false"/>
    </style:style>
    <style:style style:name="gr180" style:family="graphic" style:parent-style-name="objectwithoutfill">
      <style:graphic-properties svg:stroke-width="0.353cm" svg:stroke-color="#bbbbbb" draw:marker-start-width="0.727cm" draw:marker-end-width="0.727cm" draw:fill="none" draw:textarea-vertical-align="middle" fo:padding-top="0.299cm" fo:padding-bottom="0.299cm" fo:padding-left="0.424cm" fo:padding-right="0.424cm" loext:decorative="false"/>
    </style:style>
    <style:style style:name="gr181" style:family="graphic" style:parent-style-name="objectwithoutfill">
      <style:graphic-properties svg:stroke-width="0.212cm" svg:stroke-color="#555555" draw:marker-start-width="0.518cm" draw:marker-end-width="0.518cm" svg:stroke-opacity="100%" draw:fill="none" draw:textarea-vertical-align="middle" fo:padding-top="0.231cm" fo:padding-bottom="0.231cm" fo:padding-left="0.356cm" fo:padding-right="0.356cm" loext:decorative="false"/>
    </style:style>
    <style:style style:name="gr182" style:family="graphic" style:parent-style-name="standard">
      <style:graphic-properties svg:stroke-width="0.159cm" svg:stroke-color="#66ccee" draw:marker-start="Circle" draw:marker-start-width="0.3cm" draw:marker-end="Arrowheads_20_6" draw:marker-end-width="0.538cm" svg:stroke-opacity="75%" draw:textarea-vertical-align="middle" fo:padding-top="0.204cm" fo:padding-bottom="0.204cm" fo:padding-left="0.329cm" fo:padding-right="0.329cm" loext:decorative="false"/>
    </style:style>
    <style:style style:name="gr183" style:family="graphic" style:parent-style-name="standard">
      <style:graphic-properties draw:stroke="none" draw:fill-color="#4477aa" draw:opacity="80%" draw:textarea-horizontal-align="justify" draw:textarea-vertical-align="middle" draw:auto-grow-height="false" fo:min-height="0.365cm" fo:min-width="1.661cm" loext:decorative="false"/>
    </style:style>
    <style:style style:name="gr184" style:family="graphic" style:parent-style-name="standard">
      <style:graphic-properties svg:stroke-width="0.159cm" svg:stroke-color="#ee6677" draw:marker-start="Circle" draw:marker-start-width="0.3cm" draw:marker-end="Arrowheads_20_6" draw:marker-end-width="0.538cm" svg:stroke-opacity="25%" draw:opacity="25%" draw:textarea-vertical-align="middle" fo:padding-top="0.204cm" fo:padding-bottom="0.204cm" fo:padding-left="0.329cm" fo:padding-right="0.329cm" loext:decorative="false"/>
    </style:style>
    <style:style style:name="gr185" style:family="graphic" style:parent-style-name="standard">
      <style:graphic-properties draw:stroke="none" svg:stroke-opacity="25%" draw:fill-color="#aa3377" draw:opacity="25%" draw:textarea-horizontal-align="justify" draw:textarea-vertical-align="middle" draw:auto-grow-height="false" fo:min-height="0.365cm" fo:min-width="1.661cm" loext:decorative="false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3cm" fo:min-width="0cm" loext:decorative="false"/>
      <style:paragraph-properties style:writing-mode="lr-tb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0.908cm" loext:decorative="false"/>
      <style:paragraph-properties style:writing-mode="lr-tb"/>
    </style:style>
    <style:style style:name="gr188" style:family="graphic" style:parent-style-name="standard">
      <style:graphic-properties draw:stroke="none" draw:fill-color="#4477aa" draw:opacity="100%" draw:textarea-horizontal-align="justify" draw:textarea-vertical-align="middle" draw:auto-grow-height="false" fo:min-height="0.365cm" fo:min-width="1.661cm" loext:decorative="false"/>
    </style:style>
    <style:style style:name="gr189" style:family="graphic" style:parent-style-name="standard">
      <style:graphic-properties draw:stroke="none" svg:stroke-color="#aa3377" svg:stroke-opacity="25%" draw:fill-color="#aa3377" draw:opacity="100%" draw:textarea-horizontal-align="justify" draw:textarea-vertical-align="middle" draw:auto-grow-height="false" fo:min-height="0.365cm" fo:min-width="1.661cm" loext:decorative="false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1.073cm" loext:decorative="false"/>
      <style:paragraph-properties style:writing-mode="lr-tb"/>
    </style:style>
    <style:style style:name="gr191" style:family="graphic" style:parent-style-name="standard">
      <style:graphic-properties svg:stroke-width="0.212cm" svg:stroke-color="#4477aa" draw:marker-start="" draw:marker-start-width="0.437cm" draw:marker-end="Arrowheads_20_9" draw:marker-end-width="0.758cm" draw:textarea-vertical-align="middle" fo:padding-top="0.229cm" fo:padding-bottom="0.229cm" fo:padding-left="0.354cm" fo:padding-right="0.354cm" loext:decorative="false"/>
    </style:style>
    <style:style style:name="gr192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3.025cm" fo:min-width="1.441cm" fo:padding-top="0.178cm" fo:padding-bottom="0.178cm" fo:padding-left="0.303cm" fo:padding-right="0.303cm" loext:decorative="false"/>
    </style:style>
    <style:style style:name="gr193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194" style:family="graphic" style:parent-style-name="standard">
      <style:graphic-properties draw:stroke="none" draw:fill="none" fo:min-height="4.465cm" fo:min-width="27.549cm" loext:decorative="false"/>
      <style:paragraph-properties style:writing-mode="lr-tb"/>
    </style:style>
    <style:style style:name="gr195" style:family="graphic" style:parent-style-name="standard">
      <style:graphic-properties draw:textarea-horizontal-align="justify" draw:textarea-vertical-align="middle" draw:auto-grow-height="false" fo:min-height="3.137cm" fo:min-width="4.496cm" loext:decorative="false"/>
    </style:style>
    <style:style style:name="gr196" style:family="graphic" style:parent-style-name="standard">
      <style:graphic-properties draw:stroke="none" draw:fill-color="#ffffff" draw:textarea-horizontal-align="justify" draw:textarea-vertical-align="middle" draw:auto-grow-height="false" fo:min-height="3.3cm" fo:min-width="5.595cm" loext:decorative="false"/>
    </style:style>
    <style:style style:name="gr197" style:family="graphic" style:parent-style-name="standard">
      <style:graphic-properties svg:stroke-width="0.035cm" svg:stroke-color="#228833" draw:marker-start="" draw:marker-start-width="0.352cm" draw:marker-end="Arrowheads_20_6" draw:marker-end-width="0.352cm" draw:textarea-vertical-align="middle" fo:padding-top="0.142cm" fo:padding-bottom="0.142cm" fo:padding-left="0.267cm" fo:padding-right="0.267cm" loext:decorative="false"/>
    </style:style>
    <style:style style:name="gr198" style:family="graphic" style:parent-style-name="standard">
      <style:graphic-properties draw:stroke="none" draw:textarea-horizontal-align="justify" draw:textarea-vertical-align="middle" draw:auto-grow-height="false" fo:min-height="3.399cm" fo:min-width="0.146cm" loext:decorative="false"/>
    </style:style>
    <style:style style:name="gr199" style:family="graphic" style:parent-style-name="objectwithoutfill">
      <style:graphic-properties svg:stroke-width="0.106cm" draw:marker-start-width="0.359cm" draw:marker-end-width="0.359cm" draw:fill="solid" draw:fill-color="#729fcf" draw:textarea-vertical-align="middle" fo:padding-top="0.178cm" fo:padding-bottom="0.178cm" fo:padding-left="0.303cm" fo:padding-right="0.303cm" loext:decorative="false"/>
    </style:style>
    <style:style style:name="gr200" style:family="graphic" style:parent-style-name="objectwithoutfill">
      <style:graphic-properties svg:stroke-width="0.106cm" draw:marker-start-width="0.359cm" draw:marker-end-width="0.359cm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01" style:family="graphic" style:parent-style-name="standard">
      <style:graphic-properties draw:stroke="none" svg:stroke-color="#555555" draw:fill-color="#555555" draw:textarea-horizontal-align="justify" draw:textarea-vertical-align="middle" draw:auto-grow-height="false" fo:min-height="0cm" fo:min-width="0cm" fo:wrap-option="wrap" loext:decorative="false"/>
    </style:style>
    <style:style style:name="pr1" style:family="presentation" style:parent-style-name="Default-notes">
      <style:graphic-properties draw:fill-color="#ffffff" fo:min-height="12.572cm" fo:min-width="16.77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draw:auto-grow-width="true" fo:min-height="12.572cm" fo:min-width="16.77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hatch" draw:fill-hatch-name="Green_20_90_20_Degrees_20_Triple"/>
      <style:paragraph-properties fo:text-align="center"/>
    </style:style>
    <style:style style:name="P6" style:family="paragraph">
      <loext:graphic-properties draw:fill="solid" draw:fill-color="#ee6677"/>
      <style:paragraph-properties fo:text-align="center"/>
    </style:style>
    <style:style style:name="P7" style:family="paragraph">
      <loext:graphic-properties draw:fill="solid" draw:fill-color="#aa3377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color="#555555" loext:opacity="100%"/>
    </style:style>
    <style:style style:name="P10" style:family="paragraph">
      <loext:graphic-properties draw:fill-color="#aa3377" draw:opacity="50%"/>
      <style:paragraph-properties fo:text-align="center"/>
    </style:style>
    <style:style style:name="P11" style:family="paragraph">
      <loext:graphic-properties draw:fill="none" draw:fill-color="#ffffff"/>
      <style:text-properties fo:color="#4477aa" loext:opacity="100%" fo:font-size="15pt" style:font-size-asian="13pt" style:font-size-complex="13pt"/>
    </style:style>
    <style:style style:name="P12" style:family="paragraph">
      <loext:graphic-properties draw:fill="none" draw:fill-color="#ffffff"/>
      <style:text-properties style:font-name="Palatino LT Std"/>
    </style:style>
    <style:style style:name="P13" style:family="paragraph">
      <style:paragraph-properties fo:line-height="100%" fo:text-align="center"/>
    </style:style>
    <style:style style:name="P14" style:family="paragraph">
      <loext:graphic-properties draw:fill="none"/>
      <style:paragraph-properties fo:line-height="100%" fo:text-align="center"/>
      <style:text-properties fo:color="#4477aa" loext:opacity="100%" fo:font-size="13pt" fo:font-style="italic" style:font-size-asian="11pt" style:font-style-asian="italic" style:font-size-complex="11pt" style:font-style-complex="italic"/>
    </style:style>
    <style:style style:name="P15" style:family="paragraph">
      <loext:graphic-properties draw:fill="none"/>
      <style:paragraph-properties fo:text-align="center"/>
      <style:text-properties fo:color="#4477aa" loext:opacity="100%"/>
    </style:style>
    <style:style style:name="P16" style:family="paragraph">
      <loext:graphic-properties draw:fill="none" draw:fill-color="#ffffff"/>
      <style:text-properties fo:color="#aa3377" loext:opacity="100%" fo:font-size="15pt" style:font-size-asian="13pt" style:font-size-complex="13pt"/>
    </style:style>
    <style:style style:name="P17" style:family="paragraph">
      <loext:graphic-properties draw:fill="none"/>
      <style:paragraph-properties fo:line-height="100%" fo:text-align="center"/>
      <style:text-properties fo:color="#aa3377" loext:opacity="100%" fo:font-size="13pt" fo:font-style="italic" style:font-size-asian="11pt" style:font-style-asian="italic" style:font-size-complex="11pt" style:font-style-complex="italic"/>
    </style:style>
    <style:style style:name="P18" style:family="paragraph">
      <loext:graphic-properties draw:fill="none"/>
      <style:paragraph-properties fo:text-align="center"/>
      <style:text-properties fo:color="#ee6677" loext:opacity="100%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solid" draw:fill-color="#e7fdff"/>
      <style:paragraph-properties fo:text-align="center"/>
    </style:style>
    <style:style style:name="P21" style:family="paragraph">
      <loext:graphic-properties draw:fill="bitmap" draw:fill-color="#66ccee" draw:fill-image-name="Pool" draw:opacity="25%"/>
      <style:paragraph-properties fo:text-align="center"/>
    </style:style>
    <style:style style:name="P22" style:family="paragraph">
      <loext:graphic-properties draw:fill-color="#bbbbbb" draw:opacity="50%"/>
      <style:paragraph-properties fo:text-align="center"/>
    </style:style>
    <style:style style:name="P23" style:family="paragraph">
      <loext:graphic-properties draw:fill="solid" draw:fill-color="#228833"/>
      <style:paragraph-properties fo:text-align="center"/>
      <style:text-properties fo:color="#228833" loext:opacity="100%"/>
    </style:style>
    <style:style style:name="P24" style:family="paragraph">
      <loext:graphic-properties draw:fill="none"/>
      <style:text-properties fo:color="#228833" loext:opacity="100%"/>
    </style:style>
    <style:style style:name="P25" style:family="paragraph">
      <loext:graphic-properties draw:fill="none"/>
      <style:text-properties fo:color="#aa3377" loext:opacity="100%"/>
    </style:style>
    <style:style style:name="P26" style:family="paragraph">
      <loext:graphic-properties draw:fill="solid" draw:fill-color="#555555" draw:opacity="25%"/>
      <style:paragraph-properties fo:text-align="center"/>
    </style:style>
    <style:style style:name="P27" style:family="paragraph">
      <loext:graphic-properties draw:fill-color="#4477aa"/>
      <style:paragraph-properties fo:text-align="center"/>
    </style:style>
    <style:style style:name="P28" style:family="paragraph">
      <loext:graphic-properties draw:fill-color="#ee6677"/>
      <style:paragraph-properties fo:text-align="center"/>
    </style:style>
    <style:style style:name="P29" style:family="paragraph">
      <loext:graphic-properties draw:fill="solid" draw:fill-color="#bbbbbb" draw:opacity="25%"/>
      <style:paragraph-properties fo:text-align="center"/>
    </style:style>
    <style:style style:name="P30" style:family="paragraph">
      <loext:graphic-properties draw:fill="solid" draw:fill-color="#4477aa"/>
      <style:paragraph-properties fo:text-align="center"/>
    </style:style>
    <style:style style:name="P31" style:family="paragraph">
      <loext:graphic-properties draw:fill="none" draw:fill-color="#ffffff"/>
      <style:text-properties fo:color="#aa3377" loext:opacity="100%" style:font-name="Palatino LT Std"/>
    </style:style>
    <style:style style:name="P32" style:family="paragraph">
      <style:paragraph-properties fo:text-align="center"/>
      <style:text-properties fo:color="#4477aa" loext:opacity="100%"/>
    </style:style>
    <style:style style:name="P33" style:family="paragraph">
      <loext:graphic-properties draw:fill-color="#ccbb44" draw:opacity="80%"/>
      <style:paragraph-properties fo:text-align="center" style:writing-mode="lr-tb"/>
    </style:style>
    <style:style style:name="P34" style:family="paragraph">
      <loext:graphic-properties draw:fill="solid" draw:fill-color="#ccbb44" draw:opacity="100%"/>
      <style:paragraph-properties fo:text-align="center"/>
    </style:style>
    <style:style style:name="P35" style:family="paragraph">
      <loext:graphic-properties draw:fill="none" draw:fill-color="#ffffff"/>
      <style:text-properties fo:color="#4477aa" loext:opacity="100%" style:font-name="Palatino LT Std" fo:font-weight="bold" style:font-weight-asian="bold" style:font-weight-complex="bold"/>
    </style:style>
    <style:style style:name="P36" style:family="paragraph">
      <loext:graphic-properties draw:fill-color="#aa3377"/>
      <style:paragraph-properties fo:text-align="center"/>
    </style:style>
    <style:style style:name="P37" style:family="paragraph">
      <loext:graphic-properties draw:fill="none" draw:fill-color="#ffffff"/>
      <style:text-properties fo:color="#aa3377" loext:opacity="100%" style:font-name="Palatino LT Std" fo:font-weight="bold" style:font-weight-asian="bold" style:font-weight-complex="bold"/>
    </style:style>
    <style:style style:name="P38" style:family="paragraph">
      <loext:graphic-properties draw:fill="none" draw:fill-color="#ffffff"/>
      <style:text-properties fo:color="#aa3377" loext:opacity="100%" style:font-name="Palatino LT Std" fo:font-size="21pt"/>
    </style:style>
    <style:style style:name="P39" style:family="paragraph">
      <loext:graphic-properties draw:fill="none" draw:fill-color="#ffffff"/>
      <style:text-properties fo:color="#4477aa" loext:opacity="100%" style:font-name="Palatino LT Std" fo:font-style="normal" style:font-style-asian="normal" style:font-style-complex="normal"/>
    </style:style>
    <style:style style:name="P40" style:family="paragraph">
      <loext:graphic-properties draw:fill="none" draw:fill-color="#ffffff"/>
      <style:text-properties fo:color="#aa3377" loext:opacity="100%" style:font-name="Palatino LT Std" fo:font-style="normal" style:font-style-asian="normal" style:font-style-complex="normal"/>
    </style:style>
    <style:style style:name="P41" style:family="paragraph">
      <loext:graphic-properties draw:fill="none" draw:fill-color="#ffffff"/>
      <style:paragraph-properties fo:text-align="center"/>
      <style:text-properties fo:color="#777777" loext:opacity="100%" style:font-name="Palatino LT Std"/>
    </style:style>
    <style:style style:name="P42" style:family="paragraph">
      <loext:graphic-properties draw:fill-color="#bbbbbb" draw:opacity="25%"/>
      <style:paragraph-properties fo:text-align="center"/>
    </style:style>
    <style:style style:name="P43" style:family="paragraph">
      <style:paragraph-properties fo:text-align="center"/>
      <style:text-properties fo:color="#66ccee" loext:opacity="100%"/>
    </style:style>
    <style:style style:name="P44" style:family="paragraph">
      <loext:graphic-properties draw:fill="none" draw:fill-color="#ffffff"/>
      <style:text-properties fo:color="#66ccee" loext:opacity="100%" style:font-name="Palatino LT Std" fo:font-size="22pt" style:font-size-asian="20pt" style:font-size-complex="20pt"/>
    </style:style>
    <style:style style:name="P45" style:family="paragraph">
      <loext:graphic-properties draw:fill="none" draw:fill-color="#ffffff"/>
      <style:text-properties fo:color="#4477aa" loext:opacity="100%" style:font-name="Palatino LT Std" fo:font-size="22pt" style:font-size-asian="20pt" style:font-size-complex="20pt"/>
    </style:style>
    <style:style style:name="P46" style:family="paragraph">
      <loext:graphic-properties draw:fill="solid" draw:fill-color="#555555" draw:opacity="50%"/>
      <style:paragraph-properties fo:text-align="center"/>
    </style:style>
    <style:style style:name="P47" style:family="paragraph">
      <loext:graphic-properties draw:fill="solid" draw:fill-color="#66ccee"/>
      <style:paragraph-properties fo:text-align="center"/>
    </style:style>
    <style:style style:name="P48" style:family="paragraph">
      <style:paragraph-properties fo:text-align="center"/>
      <style:text-properties fo:color="#bbbbbb" loext:opacity="100%"/>
    </style:style>
    <style:style style:name="P49" style:family="paragraph">
      <loext:graphic-properties draw:fill="none" draw:fill-color="#ffffff"/>
      <style:text-properties fo:color="#bbbbbb" loext:opacity="100%" style:font-name="Palatino LT Std" fo:font-size="16pt" fo:font-style="italic" style:font-size-asian="14pt" style:font-style-asian="italic" style:font-size-complex="14pt" style:font-style-complex="italic"/>
    </style:style>
    <style:style style:name="P50" style:family="paragraph">
      <loext:graphic-properties draw:fill="none" draw:fill-color="#ffffff"/>
      <style:text-properties fo:color="#555555" loext:opacity="100%" style:font-name="Palatino LT Std" fo:font-size="20pt" fo:font-style="italic" style:font-size-asian="16pt" style:font-style-asian="italic" style:font-size-complex="16pt" style:font-style-complex="italic"/>
    </style:style>
    <style:style style:name="P51" style:family="paragraph">
      <loext:graphic-properties draw:fill="none" draw:fill-color="#ffffff"/>
      <style:text-properties fo:color="#4477aa" loext:opacity="100%"/>
    </style:style>
    <style:style style:name="P52" style:family="paragraph">
      <loext:graphic-properties draw:fill="none" draw:fill-color="#ffffff"/>
      <style:text-properties fo:color="#aa3377" loext:opacity="100%"/>
    </style:style>
    <style:style style:name="P53" style:family="paragraph">
      <loext:graphic-properties draw:fill-color="#555555"/>
      <style:paragraph-properties fo:text-align="center"/>
    </style:style>
    <style:style style:name="P54" style:family="paragraph">
      <loext:graphic-properties draw:fill="none" draw:fill-color="#ffffff"/>
      <style:text-properties fo:color="#4477aa" loext:opacity="100%" style:font-name="Palatino LT Std" fo:font-size="24pt" style:font-size-asian="21pt" style:font-size-complex="21pt"/>
    </style:style>
    <style:style style:name="P55" style:family="paragraph">
      <loext:graphic-properties draw:fill="none" draw:fill-color="#ffffff"/>
      <style:text-properties fo:color="#aa3377" loext:opacity="100%" style:font-name="Palatino LT Std" fo:font-size="24pt" style:font-size-asian="21pt" style:font-size-complex="21pt"/>
    </style:style>
    <style:style style:name="P56" style:family="paragraph">
      <loext:graphic-properties draw:fill="none" draw:fill-color="#ffffff"/>
      <style:text-properties fo:color="#555555" loext:opacity="100%" style:font-name="Palatino LT Std" fo:font-style="italic" style:font-style-asian="italic" style:font-style-complex="italic"/>
    </style:style>
    <style:style style:name="P57" style:family="paragraph">
      <loext:graphic-properties draw:fill="solid" draw:fill-color="#aa3377" draw:opacity="100%"/>
      <style:paragraph-properties fo:text-align="center"/>
    </style:style>
    <style:style style:name="P58" style:family="paragraph">
      <loext:graphic-properties draw:fill="none" draw:fill-color="#ffffff"/>
      <style:text-properties fo:color="#66ccee" loext:opacity="100%" style:font-name="Palatino LT Std" fo:font-style="normal" style:font-style-asian="normal" style:font-style-complex="normal"/>
    </style:style>
    <style:style style:name="P59" style:family="paragraph">
      <loext:graphic-properties draw:fill="none" draw:fill-color="#ffffff"/>
      <style:text-properties fo:color="#ee6677" loext:opacity="100%" style:font-name="Palatino LT Std" fo:font-style="normal" style:font-style-asian="normal" style:font-style-complex="normal"/>
    </style:style>
    <style:style style:name="P60" style:family="paragraph">
      <loext:graphic-properties draw:fill="none"/>
      <style:paragraph-properties fo:text-align="center"/>
      <style:text-properties fo:font-size="20pt" style:font-size-asian="16pt" style:font-size-complex="16pt"/>
    </style:style>
    <style:style style:name="P61" style:family="paragraph">
      <loext:graphic-properties draw:fill="solid" draw:fill-color="#aa3377" draw:opacity="100%"/>
      <style:paragraph-properties fo:text-align="center"/>
      <style:text-properties fo:font-size="20pt" style:font-size-asian="16pt" style:font-size-complex="16pt"/>
    </style:style>
    <style:style style:name="P62" style:family="paragraph">
      <loext:graphic-properties draw:fill="none" draw:fill-color="#ffffff"/>
      <style:text-properties fo:color="#4477aa" loext:opacity="100%" style:font-name="Palatino LT Std" fo:font-size="20pt" fo:font-style="normal" style:font-size-asian="16pt" style:font-style-asian="normal" style:font-size-complex="16pt" style:font-style-complex="normal"/>
    </style:style>
    <style:style style:name="P63" style:family="paragraph">
      <loext:graphic-properties draw:fill="none" draw:fill-color="#ffffff"/>
      <style:text-properties fo:color="#66ccee" loext:opacity="100%" style:font-name="Palatino LT Std" fo:font-size="20pt" fo:font-style="normal" style:font-size-asian="16pt" style:font-style-asian="normal" style:font-size-complex="16pt" style:font-style-complex="normal"/>
    </style:style>
    <style:style style:name="P64" style:family="paragraph">
      <loext:graphic-properties draw:fill="none" draw:fill-color="#ffffff"/>
      <style:text-properties fo:color="#aa3377" loext:opacity="100%" style:font-name="Palatino LT Std" fo:font-size="20pt" fo:font-style="normal" style:font-size-asian="16pt" style:font-style-asian="normal" style:font-size-complex="16pt" style:font-style-complex="normal"/>
    </style:style>
    <style:style style:name="P65" style:family="paragraph">
      <loext:graphic-properties draw:fill="none" draw:fill-color="#ffffff"/>
      <style:text-properties fo:color="#ee6677" loext:opacity="100%" style:font-name="Palatino LT Std" fo:font-size="20pt" fo:font-style="normal" style:font-size-asian="16pt" style:font-style-asian="normal" style:font-size-complex="16pt" style:font-style-complex="normal"/>
    </style:style>
    <style:style style:name="P6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Palatino LT Std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Palatino LT Std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none" draw:fill-color="#ffffff"/>
      <style:text-properties style:font-name="Palatino LT Std" fo:font-size="28pt" style:font-size-asian="28pt" style:font-size-complex="28pt"/>
    </style:style>
    <style:style style:name="P69" style:family="paragraph">
      <loext:graphic-properties draw:fill="none" draw:fill-color="#ffffff"/>
      <style:text-properties fo:color="#4477aa" loext:opacity="100%" style:font-name="Palatino LT Std" fo:font-size="21pt" fo:font-weight="bold" style:font-weight-asian="bold" style:font-weight-complex="bold"/>
    </style:style>
    <style:style style:name="P70" style:family="paragraph">
      <loext:graphic-properties draw:fill="none" draw:fill-color="#bbbbbb" draw:opacity="25%"/>
      <style:paragraph-properties fo:text-align="center"/>
    </style:style>
    <style:style style:name="P71" style:family="paragraph">
      <loext:graphic-properties draw:fill-color="#4477aa" draw:opacity="95%"/>
      <style:paragraph-properties fo:text-align="center"/>
    </style:style>
    <style:style style:name="P72" style:family="paragraph">
      <loext:graphic-properties draw:fill-color="#404042"/>
      <style:paragraph-properties fo:text-align="center"/>
    </style:style>
    <style:style style:name="P73" style:family="paragraph">
      <loext:graphic-properties draw:fill="none"/>
      <style:paragraph-properties fo:text-align="center"/>
      <style:text-properties fo:font-weight="bold"/>
    </style:style>
    <style:style style:name="P74" style:family="paragraph">
      <loext:graphic-properties draw:fill-color="#404042"/>
      <style:paragraph-properties fo:text-align="center"/>
      <style:text-properties fo:font-weight="bold"/>
    </style:style>
    <style:style style:name="P75" style:family="paragraph">
      <loext:graphic-properties draw:fill-color="#ee6677"/>
      <style:paragraph-properties fo:text-align="center"/>
      <style:text-properties fo:font-weight="bold"/>
    </style:style>
    <style:style style:name="P76" style:family="paragraph">
      <loext:graphic-properties draw:fill-color="#4477aa"/>
      <style:paragraph-properties fo:text-align="center"/>
      <style:text-properties fo:font-weight="bold"/>
    </style:style>
    <style:style style:name="P77" style:family="paragraph">
      <loext:graphic-properties draw:fill-color="#4477aa" draw:opacity="80%"/>
      <style:paragraph-properties fo:text-align="center"/>
    </style:style>
    <style:style style:name="P78" style:family="paragraph">
      <loext:graphic-properties draw:opacity="25%"/>
      <style:paragraph-properties fo:text-align="center"/>
    </style:style>
    <style:style style:name="P79" style:family="paragraph">
      <loext:graphic-properties draw:fill-color="#aa3377" draw:opacity="25%"/>
      <style:paragraph-properties fo:text-align="center"/>
    </style:style>
    <style:style style:name="P80" style:family="paragraph">
      <loext:graphic-properties draw:fill="none" draw:fill-color="#ffffff"/>
      <style:text-properties style:font-name="Palatino LT Std" fo:font-size="42pt" fo:font-style="italic" style:font-size-asian="36pt" style:font-style-asian="italic" style:font-size-complex="36pt" style:font-style-complex="italic"/>
    </style:style>
    <style:style style:name="P81" style:family="paragraph">
      <loext:graphic-properties draw:fill-color="#4477aa" draw:opacity="100%"/>
      <style:paragraph-properties fo:text-align="center"/>
    </style:style>
    <style:style style:name="P82" style:family="paragraph">
      <loext:graphic-properties draw:fill-color="#aa3377" draw:opacity="100%"/>
      <style:paragraph-properties fo:text-align="center"/>
    </style:style>
    <style:style style:name="P83" style:family="paragraph">
      <loext:graphic-properties draw:fill-color="#555555" draw:opacity="25%"/>
      <style:paragraph-properties fo:text-align="center"/>
    </style:style>
    <style:style style:name="P84" style:family="paragraph">
      <style:paragraph-properties fo:margin-left="0cm" fo:margin-right="0cm" fo:margin-top="0cm" fo:margin-bottom="0cm" fo:line-height="100%" fo:text-indent="0cm"/>
    </style:style>
    <style:style style:name="P85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1pt"/>
    </style:style>
    <style:style style:name="P86" style:family="paragraph">
      <loext:graphic-properties draw:fill="solid" draw:fill-color="#729fcf"/>
      <style:paragraph-properties fo:text-align="center"/>
    </style:style>
    <style:style style:name="T1" style:family="text">
      <style:text-properties fo:color="#4477aa" loext:opacity="100%" fo:font-size="15pt" style:font-size-asian="13pt" style:font-size-complex="13pt"/>
    </style:style>
    <style:style style:name="T2" style:family="text">
      <style:text-properties style:font-name="Palatino LT Std" fo:font-style="italic" style:font-style-asian="italic" style:font-style-complex="italic"/>
    </style:style>
    <style:style style:name="T3" style:family="text">
      <style:text-properties style:font-name="Palatino LT Std"/>
    </style:style>
    <style:style style:name="T4" style:family="text">
      <style:text-properties fo:color="#4477aa" loext:opacity="100%" fo:font-size="13pt" fo:font-style="italic" style:font-size-asian="11pt" style:font-style-asian="italic" style:font-size-complex="11pt" style:font-style-complex="italic"/>
    </style:style>
    <style:style style:name="T5" style:family="text">
      <style:text-properties fo:color="#aa3377" loext:opacity="100%" fo:font-size="15pt" style:font-size-asian="13pt" style:font-size-complex="13pt"/>
    </style:style>
    <style:style style:name="T6" style:family="text">
      <style:text-properties fo:color="#aa3377" loext:opacity="100%" fo:font-size="13pt" fo:font-style="italic" style:font-size-asian="11pt" style:font-style-asian="italic" style:font-size-complex="11pt" style:font-style-complex="italic"/>
    </style:style>
    <style:style style:name="T7" style:family="text">
      <style:text-properties style:font-name="Palatino LT Std" fo:font-size="40pt" style:font-size-asian="32pt" style:font-size-complex="32pt"/>
    </style:style>
    <style:style style:name="T8" style:family="text">
      <style:text-properties fo:font-variant="normal" fo:text-transform="none" fo:color="#228833" loext:opacity="100%" style:text-outline="false" style:text-line-through-style="none" style:text-line-through-type="none" style:font-name="Font Awesome 6 Free Solid1" fo:font-size="40pt" fo:font-style="normal" fo:text-shadow="none" style:text-underline-style="none" fo:font-weight="normal" style:letter-kerning="true" fo:background-color="transparent" style:font-name-asian="Font Awesome 6 Free Solid1" style:font-size-asian="40pt" style:font-style-asian="normal" style:font-weight-asian="normal" style:font-name-complex="Font Awesome 6 Free Solid1" style:font-size-complex="4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aa3377" loext:opacity="100%" style:text-outline="false" style:text-line-through-style="none" style:text-line-through-type="none" style:font-name="Font Awesome 6 Free Solid1" fo:font-size="40pt" fo:font-style="normal" fo:text-shadow="none" style:text-underline-style="none" fo:font-weight="normal" style:letter-kerning="true" fo:background-color="transparent" style:font-name-asian="Font Awesome 6 Free Solid1" style:font-size-asian="40pt" style:font-style-asian="normal" style:font-weight-asian="normal" style:font-name-complex="Font Awesome 6 Free Solid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aa3377" loext:opacity="100%" style:font-name="Palatino LT Std" fo:font-size="66pt" style:font-size-asian="54pt" style:font-size-complex="54pt"/>
    </style:style>
    <style:style style:name="T11" style:family="text">
      <style:text-properties fo:color="#4477aa" loext:opacity="100%" style:font-name="Palatino LT Std" fo:font-weight="bold" style:font-weight-asian="bold" style:font-weight-complex="bold"/>
    </style:style>
    <style:style style:name="T12" style:family="text">
      <style:text-properties fo:color="#aa3377" loext:opacity="100%" style:font-name="Palatino LT Std" fo:font-weight="bold" style:font-weight-asian="bold" style:font-weight-complex="bold"/>
    </style:style>
    <style:style style:name="T13" style:family="text">
      <style:text-properties fo:color="#4477aa" loext:opacity="100%" style:font-name="Palatino LT Std" fo:font-size="36pt" fo:font-style="normal" style:font-size-asian="28pt" style:font-style-asian="normal" style:font-size-complex="28pt" style:font-style-complex="normal"/>
    </style:style>
    <style:style style:name="T14" style:family="text">
      <style:text-properties fo:color="#aa3377" loext:opacity="100%" style:font-name="Palatino LT Std" fo:font-size="36pt" fo:font-style="normal" style:font-size-asian="28pt" style:font-style-asian="normal" style:font-size-complex="28pt" style:font-style-complex="normal"/>
    </style:style>
    <style:style style:name="T15" style:family="text">
      <style:text-properties fo:color="#777777" loext:opacity="100%" style:font-name="Palatino LT Std" fo:font-size="16pt" style:font-size-asian="14pt" style:font-size-complex="14pt"/>
    </style:style>
    <style:style style:name="T16" style:family="text">
      <style:text-properties fo:color="#66ccee" loext:opacity="100%" style:font-name="Palatino LT Std" fo:font-size="22pt" style:font-size-asian="20pt" style:font-size-complex="20pt"/>
    </style:style>
    <style:style style:name="T17" style:family="text">
      <style:text-properties fo:color="#4477aa" loext:opacity="100%" style:font-name="Palatino LT Std" fo:font-size="22pt" style:font-size-asian="20pt" style:font-size-complex="20pt"/>
    </style:style>
    <style:style style:name="T18" style:family="text">
      <style:text-properties fo:color="#bbbbbb" loext:opacity="100%" style:font-name="Palatino LT Std" fo:font-size="16pt" fo:font-style="italic" style:font-size-asian="14pt" style:font-style-asian="italic" style:font-size-complex="14pt" style:font-style-complex="italic"/>
    </style:style>
    <style:style style:name="T19" style:family="text">
      <style:text-properties fo:color="#555555" loext:opacity="100%" style:font-name="Palatino LT Std" fo:font-size="20pt" fo:font-style="italic" style:font-size-asian="16pt" style:font-style-asian="italic" style:font-size-complex="16pt" style:font-style-complex="italic"/>
    </style:style>
    <style:style style:name="T20" style:family="text">
      <style:text-properties fo:color="#4477aa" loext:opacity="100%"/>
    </style:style>
    <style:style style:name="T21" style:family="text">
      <style:text-properties fo:color="#aa3377" loext:opacity="100%"/>
    </style:style>
    <style:style style:name="T22" style:family="text">
      <style:text-properties fo:color="#4477aa" loext:opacity="100%" style:font-name="Palatino LT Std" fo:font-size="24pt" style:font-size-asian="21pt" style:font-size-complex="21pt"/>
    </style:style>
    <style:style style:name="T23" style:family="text">
      <style:text-properties fo:color="#aa3377" loext:opacity="100%" style:font-name="Palatino LT Std" fo:font-size="24pt" style:font-size-asian="21pt" style:font-size-complex="21pt"/>
    </style:style>
    <style:style style:name="T24" style:family="text">
      <style:text-properties fo:color="#555555" loext:opacity="100%" style:font-name="Palatino LT Std" fo:font-style="italic" style:font-style-asian="italic" style:font-style-complex="italic"/>
    </style:style>
    <style:style style:name="T25" style:family="text">
      <style:text-properties fo:color="#66ccee" loext:opacity="100%" style:font-name="Palatino LT Std" fo:font-size="36pt" fo:font-style="normal" style:font-size-asian="28pt" style:font-style-asian="normal" style:font-size-complex="28pt" style:font-style-complex="normal"/>
    </style:style>
    <style:style style:name="T26" style:family="text">
      <style:text-properties fo:color="#ee6677" loext:opacity="100%" style:font-name="Palatino LT Std" fo:font-size="36pt" fo:font-style="normal" style:font-size-asian="28pt" style:font-style-asian="normal" style:font-size-complex="28pt" style:font-style-complex="normal"/>
    </style:style>
    <style:style style:name="T27" style:family="text">
      <style:text-properties fo:color="#4477aa" loext:opacity="100%" style:font-name="Palatino LT Std" fo:font-size="32pt" fo:font-style="normal" style:font-size-asian="26pt" style:font-style-asian="normal" style:font-size-complex="26pt" style:font-style-complex="normal"/>
    </style:style>
    <style:style style:name="T28" style:family="text">
      <style:text-properties fo:color="#66ccee" loext:opacity="100%" style:font-name="Palatino LT Std" fo:font-size="32pt" fo:font-style="normal" style:font-size-asian="26pt" style:font-style-asian="normal" style:font-size-complex="26pt" style:font-style-complex="normal"/>
    </style:style>
    <style:style style:name="T29" style:family="text">
      <style:text-properties fo:color="#aa3377" loext:opacity="100%" style:font-name="Palatino LT Std" fo:font-size="32pt" fo:font-style="normal" style:font-size-asian="26pt" style:font-style-asian="normal" style:font-size-complex="26pt" style:font-style-complex="normal"/>
    </style:style>
    <style:style style:name="T30" style:family="text">
      <style:text-properties fo:color="#ee6677" loext:opacity="100%" style:font-name="Palatino LT Std" fo:font-size="32pt" fo:font-style="normal" style:font-size-asian="26pt" style:font-style-asian="normal" style:font-size-complex="26pt" style:font-style-complex="normal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Palatino LT Std" fo:font-size="28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Palatino LT Std" fo:font-size="24pt" fo:font-style="normal" fo:text-shadow="none" style:text-underline-style="none" fo:font-weight="normal" style:letter-kerning="true" style:font-name-asian="Noto Sans CJK SC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Palatino LT Std" fo:font-size="28pt" style:font-size-asian="28pt" style:font-size-complex="28pt"/>
    </style:style>
    <style:style style:name="T34" style:family="text">
      <style:text-properties fo:color="#4477aa" loext:opacity="100%" style:font-name="Palatino LT Std" fo:font-size="21pt" fo:font-weight="bold" style:font-weight-asian="bold" style:font-weight-complex="bold"/>
    </style:style>
    <style:style style:name="T35" style:family="text">
      <style:text-properties style:font-name="Palatino LT Std" fo:font-size="42pt" fo:font-style="italic" style:font-size-asian="36pt" style:font-style-asian="italic" style:font-size-complex="36pt" style:font-style-complex="italic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1" fo:font-size="14pt" fo:font-style="normal" fo:text-shadow="none" style:text-underline-style="none" fo:font-weight="bold" style:letter-kerning="true" fo:background-color="transparent" style:font-name-asian="Font Awesome 6 Free Solid1" style:font-size-asian="14pt" style:font-style-asian="normal" style:font-weight-asian="bold" style:font-name-complex="Font Awesome 6 Free Solid1" style:font-size-complex="1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1" fo:font-size="14pt" fo:font-style="normal" fo:text-shadow="none" style:text-underline-style="none" fo:font-weight="normal" style:letter-kerning="true" fo:background-color="transparent" style:font-name-asian="Font Awesome 6 Free Solid1" style:font-size-asian="14pt" style:font-style-asian="normal" style:font-weight-asian="normal" style:font-name-complex="Font Awesome 6 Free Soli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Regular2" fo:font-size="14pt" fo:font-style="normal" fo:text-shadow="none" style:text-underline-style="none" fo:font-weight="normal" style:letter-kerning="true" fo:background-color="transparent" style:font-name-asian="Font Awesome 6 Free Regular2" style:font-size-asian="14pt" style:font-style-asian="normal" style:font-weight-asian="normal" style:font-name-complex="Font Awesome 6 Free Regular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Brands Regular1" fo:font-size="14pt" fo:font-style="normal" fo:text-shadow="none" style:text-underline-style="none" fo:font-weight="normal" style:letter-kerning="true" fo:background-color="transparent" style:font-name-asian="Font Awesome 6 Brands Regular1" style:font-size-asian="14pt" style:font-style-asian="normal" style:font-weight-asian="normal" style:font-name-complex="Font Awesome 6 Brands Regular1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19.072cm" svg:height="7.967cm" draw:transform="rotate (0.11065387457644) translate (3.50977234999903cm 4.63276420119355cm)" svg:viewBox="0 0 19073 7968" svg:d="M0 6169c5941 0 3406-751 5666-3460s4104-3015 5453-2504c1348 511-315 3415 1942 5520 2257 2104 6012 2243 6012 2243">
          <text:p/>
        </draw:path>
        <dr3d:scene draw:style-name="gr2" svg:width="7.379cm" svg:height="5.279cm" svg:x="10.689cm" svg:y="1.787cm" dr3d:transform="matrix (-0.307804158025669 -0.663596472023647 -0.681833060667995 0.0960288145249262 -0.734633544777482 0.671633844939797 -0.946591288298731 0.141256069623388 0.289847642238998 0.698523280782283cm 0.567253051069484cm 0.0014622321075324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3d:scene draw:style-name="gr2" svg:width="3.535cm" svg:height="3.329cm" svg:x="2.434cm" svg:y="8.96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2" svg:width="13.636cm" svg:height="14.796cm" svg:x="17.356cm" svg:y="2.593cm" dr3d:transform="matrix (0.808362711460004 -0.132046568028943 -0.573684086055043 0.346135716540989 0.894876951859856 0.281753982695314 0.476172019816041 -0.426331965611063 0.769091192669973 0.0482628988853315cm -0.000484082004047541cm 0.013906620898802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 dr3d:transform="matrix (0.91966375566407 -0.0964466044966273 -0.380679168065353 0.170833805377521 0.971099712780389 0.166676809358962 0.353602018458738 -0.218319491385721 0.909561549441812 0.00916749861789139cm 0.0110013626085182cm 0.0434283479660933cm)"/>
        </dr3d:scene>
        <draw:g draw:style-name="gr5">
          <svg:title>TexMaths</svg:title>
          <svg:desc>28§display§t_{1}§svg§600§TRUE§</svg:desc>
          <draw:path draw:style-name="gr6" draw:text-style-name="P2" draw:layer="layout" svg:width="0.78cm" svg:height="1.901cm" svg:x="3.631cm" svg:y="12.794cm" svg:viewBox="0 0 781 1902" svg:d="M648 1586c-8-17-17-33-25-50-44 31-88 61-133 92-83 58-141 83-174 83-25 0-42-25-42-58 0-75 42-299 125-731 14-61 28-122 41-183 103 0 205 0 308 0 11-47 22-94 33-141-108 8-208 17-316 17 42-275 75-416 125-573-11-14-22-28-33-42-50 33-133 66-225 108-22 163-44 327-66 490-133 58-208 91-258 108-2 11-5 22-8 33 83 0 166 0 249 0-55 274-111 548-166 822-17 75-41 150-41 224 0 75 33 117 91 117 100 0 199-58 424-241 58-42 41-33 91-75z">
            <text:p/>
          </draw:path>
          <draw:path draw:style-name="gr6" draw:text-style-name="P2" draw:layer="layout" svg:width="0.755cm" svg:height="1.477cm" svg:x="4.67cm" svg:y="13.633cm" svg:viewBox="0 0 756 1478" svg:d="M756 1478c0-22 0-44 0-66-36 0-72 0-108 0-116-9-141-34-141-141 0-421 0-842 0-1263-8-2-17-5-25-8-141 66-291 133-482 199 3 31 6 61 8 92 9 0 17 0 25 0 92-42 183-83 283-125 8 0 16 17 16 75 0 343 0 686 0 1030 0 107-25 132-141 141-39 0-77 0-116 0 0 22 0 44 0 66 116-8 232-8 349-8 108 0 224 0 332 8z">
            <text:p/>
          </draw:path>
        </draw:g>
        <draw:g draw:style-name="gr5">
          <svg:title>TexMaths</svg:title>
          <svg:desc>28§display§t_{2}§svg§600§TRUE§</svg:desc>
          <draw:path draw:style-name="gr6" draw:text-style-name="P2" draw:layer="layout" svg:width="0.776cm" svg:height="1.893cm" svg:x="22.073cm" svg:y="16.343cm" svg:viewBox="0 0 777 1894" svg:d="M645 1580c-8-17-17-33-25-50-44 31-88 61-132 91-83 58-141 83-174 83-25 0-41-25-41-58 0-74 41-298 124-728 14-60 27-121 41-182 102 0 204 0 306 0 11-47 22-94 33-140-107 8-207 16-314 16 41-273 74-413 124-571-8-13-17-27-25-41-58 33-140 66-231 108-22 162-44 325-66 488-133 58-207 91-257 107-2 11-5 22-8 33 83 0 165 0 248 0-55 273-110 546-165 819-17 75-33 149-33 224 0 74 24 115 82 115 99 0 199-58 430-240 50-41 33-33 83-74z">
            <text:p/>
          </draw:path>
          <draw:path draw:style-name="gr6" draw:text-style-name="P2" draw:layer="layout" svg:width="0.95cm" svg:height="1.463cm" svg:x="23.016cm" svg:y="17.186cm" svg:viewBox="0 0 951 1464" svg:d="M951 1464c-9-41-9-66-9-99 0-25 0-41 9-91-243 8-485 16-728 25 127-138 254-276 380-414 207-215 273-331 273-496 0-240-165-389-438-389-149 0-256 41-355 149-14 96-28 193-42 289 22 0 44 0 66 0 9-33 17-66 25-99 33-124 108-174 257-174 181 0 297 108 297 290 0 157-91 314-331 571-118 127-237 253-355 380 0 20 0 39 0 58 149-8 314-8 471-8s323 0 480 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8" draw:text-style-name="P4" draw:layer="layout" svg:x1="3.982cm" svg:y1="8.88cm" svg:x2="26.262cm" svg:y2="8.88cm">
          <text:p/>
        </draw:line>
        <draw:custom-shape draw:style-name="gr9" draw:text-style-name="P5" draw:layer="layout" svg:width="6.32cm" svg:height="1.524cm" svg:x="9.817cm" svg:y="8.118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9.817cm" svg:y1="8.505cm" svg:x2="12.689cm" svg:y2="8.505cm">
          <text:p/>
        </draw:line>
        <draw:line draw:style-name="gr11" draw:text-style-name="P4" draw:layer="layout" svg:x1="16.137cm" svg:y1="8.505cm" svg:x2="22.785cm" svg:y2="8.505cm">
          <text:p/>
        </draw:line>
        <draw:line draw:style-name="gr12" draw:text-style-name="P4" draw:layer="layout" svg:x1="9.817cm" svg:y1="9.642cm" svg:x2="9.817cm" svg:y2="8.118cm">
          <text:p/>
        </draw:line>
        <draw:g draw:style-name="gr5">
          <svg:title>TexMaths</svg:title>
          <svg:desc>28§display§x§svg§600§TRUE§</svg:desc>
          <draw:path draw:style-name="gr6" draw:text-style-name="P2" draw:layer="layout" svg:width="0.461cm" svg:height="0.478cm" svg:x="9.586cm" svg:y="9.91cm" svg:viewBox="0 0 462 479" svg:d="M429 393c-3-7-6-13-8-20-37 28-62 45-76 45-16 0-27-11-39-31-8-19-19-53-22-80-6-34-13-67-19-101 12-16 24-31 36-47 44-61 70-84 100-84 17 0 28 6 34 23 4-2 9-4 14-6 4-27 9-54 13-81-11-8-19-11-30-11-39 0-75 36-137 125-12 18-24 36-36 53-2-15-4-31-5-47-12-95-39-131-95-131-25 0-48 8-56 20-18 26-37 53-56 80 6 4 12 8 17 11 28-33 47-47 67-47 31 0 53 39 70 137 3 19 7 39 11 58-13 21-26 41-39 62-42 64-75 94-103 94-14 0-25-3-28-8-4-9-8-19-11-28-7 1-13 2-20 3 0 19 0 33-5 64-3 11-3 14-6 22 17 6 31 11 42 11 33 0 69-27 100-75 25-37 50-74 75-111 4 22 8 44 11 67 12 80 34 119 70 119 20 0 50-16 84-44 15-14 31-28 47-42z">
            <text:p/>
          </draw:path>
        </draw:g>
        <draw:line draw:style-name="gr12" draw:text-style-name="P4" draw:layer="layout" svg:x1="16.137cm" svg:y1="9.642cm" svg:x2="16.137cm" svg:y2="8.118cm">
          <text:p/>
        </draw:line>
        <draw:g draw:style-name="gr5">
          <svg:title>TexMaths</svg:title>
          <svg:desc>28§display§x + \Delta x§svg§600§TRUE§</svg:desc>
          <draw:path draw:style-name="gr6" draw:text-style-name="P2" draw:layer="layout" svg:width="0.463cm" svg:height="0.479cm" svg:x="15.023cm" svg:y="10.107cm" svg:viewBox="0 0 464 480" svg:d="M431 393c-3-6-6-13-9-19-36 30-58 44-75 44-14 0-28-11-37-30-8-17-19-53-25-81-5-33-11-65-16-98 11-17 22-33 33-50 45-61 73-84 104-84 14 0 25 9 30 23 5-2 10-4 14-6 5-27 10-54 14-81-11-8-19-11-28-11-39 0-78 36-139 126-13 17-25 35-37 53-2-16-4-32-5-48-12-95-40-131-96-131-25 0-47 8-56 22-18 27-37 54-55 81 5 3 11 6 16 9 28-34 48-48 67-48 31 0 54 42 70 137 4 19 8 39 12 58-13 21-27 41-40 62-42 64-75 95-103 95-14 0-25-3-28-9-4-9-8-18-11-28-7 2-13 4-20 6 0 19 0 31-5 61-3 11-6 14-6 23 14 8 31 11 42 11 34 0 70-28 101-73 25-38 50-76 75-114 4 22 8 45 11 67 14 81 34 120 70 120 20 0 53-17 84-45 16-14 32-28 48-42z">
            <text:p/>
          </draw:path>
          <draw:path draw:style-name="gr6" draw:text-style-name="P2" draw:layer="layout" svg:width="0.533cm" svg:height="0.529cm" svg:x="15.834cm" svg:y="10.049cm" svg:viewBox="0 0 534 530" svg:d="M534 293c0-19 0-37 0-56-80 0-160 0-240 0 0-79 0-158 0-237-18 0-36 0-53 0 0 79 0 158 0 237-81 0-161 0-241 0 0 19 0 37 0 56 80 0 160 0 241 0 0 79 0 158 0 237 17 0 35 0 53 0 0-79 0-158 0-237 80 0 160 0 240 0z">
            <text:p/>
          </draw:path>
          <draw:path draw:style-name="gr6" draw:text-style-name="P2" draw:layer="layout" svg:width="0.648cm" svg:height="0.682cm" svg:x="16.676cm" svg:y="9.898cm" svg:viewBox="0 0 649 683" svg:d="M327 25c-109 203-218 406-327 608 1 14 2 28 3 42 73-6 145-6 218-6 123 0 243 6 366 14 20-11 40-22 59-33 1-5 2-9 3-14-106-204-190-418-263-636-20 8-39 17-59 25zM523 630c-115 0-229-2-347-2-33 0-67 0-103 0-1-4-2-8-3-12 78-164 157-318 252-477 3 0 7 0 11 0 65 161 157 391 196 483-2 3-4 6-6 8z">
            <text:p/>
          </draw:path>
          <draw:path draw:style-name="gr6" draw:text-style-name="P2" draw:layer="layout" svg:width="0.463cm" svg:height="0.479cm" svg:x="17.387cm" svg:y="10.107cm" svg:viewBox="0 0 464 480" svg:d="M431 393c-3-6-6-13-9-19-36 30-61 44-75 44-17 0-28-11-39-30-9-17-20-53-23-81-6-33-13-65-19-98 12-17 24-33 36-50 45-61 70-84 101-84 17 0 28 9 33 23 5-2 10-4 14-6 5-27 10-54 14-81-11-8-19-11-28-11-39 0-78 36-139 126-13 17-25 35-37 53-2-16-4-32-5-48-12-95-40-131-96-131-28 0-47 8-56 22-19 27-39 54-58 81 5 3 11 6 17 9 30-34 50-48 67-48 33 0 56 42 72 137 3 19 6 39 9 58-13 21-26 41-39 62-42 64-73 95-101 95-17 0-25-3-28-9-4-9-8-18-11-28-7 2-13 4-20 6 0 19-3 31-8 61 0 11-3 14-3 23 14 8 31 11 42 11 31 0 70-28 101-73 25-38 50-76 75-114 3 22 6 45 9 67 14 81 36 120 72 120 20 0 51-17 84-45 16-14 32-28 48-42z">
            <text:p/>
          </draw:path>
        </draw:g>
        <draw:g draw:style-name="gr5">
          <svg:title>TexMaths</svg:title>
          <svg:desc>28§display§j_{x}(x)§svg§600§TRUE§</svg:desc>
          <draw:path draw:style-name="gr13" draw:text-style-name="P6" draw:layer="layout" svg:width="0.326cm" svg:height="0.959cm" svg:x="10.098cm" svg:y="6.917cm" svg:viewBox="0 0 327 960" svg:d="M285 282c3-17 6-31 6-36 0-17-9-25-25-25-20 0-56 19-129 72-9 7-19 13-28 20 2 6 4 13 6 19 10-6 20-13 30-19 14-6 34-25 48-25 8 0 17 9 17 22 0 12-3 28-6 39-32 161-65 322-98 483-11 50-28 84-47 84-14 0-31-6-51-17-2 19-5 37-8 56 8 3 22 5 36 5 40 0 79-39 112-114 20-48 34-95 65-223 24-114 48-228 72-341zM327 39c0-22-14-39-33-39-31 0-59 31-59 64 0 25 14 39 39 39 31 0 53-28 53-64z">
            <text:p/>
          </draw:path>
          <draw:path draw:style-name="gr13" draw:text-style-name="P6" draw:layer="layout" svg:width="0.337cm" svg:height="0.351cm" svg:x="10.467cm" svg:y="7.411cm" svg:viewBox="0 0 338 352" svg:d="M313 288c-2-5-4-10-5-14-26 22-45 33-56 33s-20-8-25-22c-9-14-14-39-20-62-4-23-8-46-11-69 8-13 17-25 25-37 33-44 50-61 73-61 11 0 22 5 25 17 3-1 5-2 8-3 4-21 8-41 11-62-8-5-14-8-19-8-31 0-59 28-104 92-8 13-16 26-25 39-2-11-4-22-5-33-9-70-28-98-70-98-17 0-34 6-39 17-14 19-28 39-42 58 3 2 7 4 11 6 22-22 36-34 50-34 22 0 39 31 50 101 3 14 6 28 9 42-10 15-19 30-28 45-31 47-56 69-76 69-11 0-19-2-19-5-3-7-6-13-9-20-4 1-9 2-14 3 0 14 0 22-5 45 0 8-3 11-3 16 11 6 22 9 31 9 22 0 50-20 72-53 19-28 38-56 56-84 2 16 4 32 6 47 11 62 28 90 53 90 14 0 39-11 62-34 11-10 22-20 33-30z">
            <text:p/>
          </draw:path>
          <draw:path draw:style-name="gr13" draw:text-style-name="P6" draw:layer="layout" svg:width="0.248cm" svg:height="0.943cm" svg:x="10.962cm" svg:y="6.872cm" svg:viewBox="0 0 249 944" svg:d="M238 0c-149 98-238 262-238 472 0 192 92 374 235 472 5-6 9-12 14-17-137-117-160-232-160-458s26-346 160-452c-4-6-8-11-11-17z">
            <text:p/>
          </draw:path>
          <draw:path draw:style-name="gr13" draw:text-style-name="P6" draw:layer="layout" svg:width="0.463cm" svg:height="0.479cm" svg:x="11.281cm" svg:y="7.137cm" svg:viewBox="0 0 464 480" svg:d="M431 394c-3-7-6-13-9-20-36 31-58 45-75 45-14 0-28-9-37-28-8-20-19-56-25-84-5-32-11-65-17-98 12-15 23-31 34-47 45-64 73-87 104-87 13 0 25 9 30 23 5-2 10-4 14-6 5-27 10-54 14-81-11-8-19-11-28-11-39 0-78 36-140 126-12 17-24 35-36 53-2-16-4-32-6-48-11-95-39-131-95-131-25 0-47 8-56 22-18 27-37 54-55 81 5 3 11 6 16 9 28-34 48-48 67-48 31 0 54 42 70 137 4 20 8 41 12 61-14 20-27 40-40 59-42 67-75 98-103 98-14 0-25-6-28-9-4-9-8-18-11-28-7 1-13 2-20 3 0 20 0 31-5 64-3 12-3 14-6 20 14 8 31 11 42 11 34 0 70-28 101-72 25-39 50-77 75-115 4 22 8 45 11 67 14 84 34 120 70 120 20 0 53-14 84-44 16-14 32-28 48-42z">
            <text:p/>
          </draw:path>
          <draw:path draw:style-name="gr13" draw:text-style-name="P6" draw:layer="layout" svg:width="0.248cm" svg:height="0.943cm" svg:x="11.843cm" svg:y="6.872cm" svg:viewBox="0 0 249 944" svg:d="M11 0c-4 6-7 11-11 17 134 106 159 226 159 452s-22 341-159 458c5 5 9 11 14 17 143-98 235-280 235-472 0-210-90-374-238-472z">
            <text:p/>
          </draw:path>
        </draw:g>
        <draw:g draw:style-name="gr5">
          <svg:title>TexMaths</svg:title>
          <svg:desc>28§display§j_{x}(x+\Delta x)§svg§600§TRUE§</svg:desc>
          <draw:path draw:style-name="gr14" draw:text-style-name="P7" draw:layer="layout" svg:width="0.326cm" svg:height="0.96cm" svg:x="16.573cm" svg:y="6.917cm" svg:viewBox="0 0 327 961" svg:d="M285 282c6-17 9-31 9-36 0-14-11-25-25-25-23 0-59 19-132 72-9 7-19 13-28 20 3 6 6 13 9 19 10-6 20-13 30-19 14-6 31-25 45-25 11 0 17 9 17 22s-3 28-6 39c-32 161-65 322-98 483-11 50-28 84-44 84-14 0-31-6-54-20-2 19-5 38-8 56 11 6 22 9 39 9 37 0 76-40 109-115 23-47 37-95 65-223 24-114 48-227 72-341zM327 39c0-22-14-39-33-39-31 0-56 31-56 64 0 25 14 42 39 42 28 0 50-31 50-67z">
            <text:p/>
          </draw:path>
          <draw:path draw:style-name="gr14" draw:text-style-name="P7" draw:layer="layout" svg:width="0.34cm" svg:height="0.351cm" svg:x="16.942cm" svg:y="7.411cm" svg:viewBox="0 0 341 352" svg:d="M316 288c-2-5-4-10-5-14-28 22-45 33-56 33-12 0-20-8-28-22-6-14-14-39-17-62-5-23-9-46-14-69 8-13 17-25 25-37 34-44 53-61 76-61 11 0 19 5 22 17 4-1 7-2 11-3 4-21 8-41 11-62-8-5-16-8-22-8-28 0-56 25-101 92-9 13-18 26-28 39-1-11-2-22-3-33-8-73-28-98-69-98-20 0-34 6-42 17-14 19-28 39-42 58 4 2 9 4 14 6 19-22 36-34 47-34 25 0 39 31 53 101 3 14 6 28 9 42-11 15-21 30-31 45-31 47-53 69-73 69-11 0-19-2-22-5-2-7-4-13-6-20-5 1-11 2-17 3 0 14 0 22-5 45 0 8 0 11-3 16 11 6 22 9 31 9 25 0 53-23 75-53 18-28 36-56 53-84 3 16 6 32 9 47 11 62 25 90 50 90 17 0 39-11 62-34 12-10 24-20 36-30z">
            <text:p/>
          </draw:path>
          <draw:path draw:style-name="gr14" draw:text-style-name="P7" draw:layer="layout" svg:width="0.248cm" svg:height="0.943cm" svg:x="17.44cm" svg:y="6.872cm" svg:viewBox="0 0 249 944" svg:d="M238 0c-148 98-238 262-238 472 0 193 92 374 235 472 5-6 9-11 14-17-137-117-159-232-159-458s25-346 159-452c-4-6-7-11-11-17z">
            <text:p/>
          </draw:path>
          <draw:path draw:style-name="gr14" draw:text-style-name="P7" draw:layer="layout" svg:width="0.463cm" svg:height="0.479cm" svg:x="17.759cm" svg:y="7.137cm" svg:viewBox="0 0 464 480" svg:d="M431 394c-3-7-6-13-8-20-37 31-62 45-76 45s-28-9-36-28c-12-20-20-56-26-84-5-32-11-65-16-98 11-15 22-31 33-47 45-64 73-87 104-87 14 0 25 9 31 23 4-1 9-2 13-3 5-28 10-56 14-84-11-8-19-11-27-11-40 0-79 36-140 126-13 17-25 35-37 53-2-15-4-30-5-45-12-98-40-134-96-134-25 0-47 8-55 22-20 27-40 54-59 81 5 3 11 6 17 9 30-34 50-48 70-48 30 0 53 42 69 137 4 21 8 41 12 61-13 20-26 40-40 59-41 67-75 98-103 98-14 0-25-6-28-9-4-9-7-18-11-27-7 0-13 1-20 2 0 20-3 31-8 65 0 11-3 14-3 19 14 8 31 11 42 11 34 0 70-28 101-72 25-38 50-77 75-115 4 23 8 45 11 67 12 84 34 120 70 120 20 0 54-16 84-44 16-14 32-28 48-42z">
            <text:p/>
          </draw:path>
          <draw:path draw:style-name="gr14" draw:text-style-name="P7" draw:layer="layout" svg:width="0.533cm" svg:height="0.53cm" svg:x="18.571cm" svg:y="7.079cm" svg:viewBox="0 0 534 531" svg:d="M534 293c0-18 0-37 0-56-79 0-158 0-237 0 0-79 0-158 0-237-19 0-38 0-56 0 0 79 0 158 0 237-81 0-161 0-241 0 0 19 0 38 0 56 80 0 160 0 241 0 0 79 0 158 0 238 18 0 37 0 56 0 0-80 0-159 0-238 79 0 158 0 237 0z">
            <text:p/>
          </draw:path>
          <draw:path draw:style-name="gr14" draw:text-style-name="P7" draw:layer="layout" svg:width="0.645cm" svg:height="0.683cm" svg:x="19.416cm" svg:y="6.928cm" svg:viewBox="0 0 646 684" svg:d="M327 25c-109 204-218 408-327 612 1 13 2 26 3 39 70-3 143-6 215-6 123 0 246 6 370 14 19-10 39-20 58-31 0-5 0-11 0-16-106-204-190-419-263-637-18 8-37 17-56 25zM523 631c-114 0-232-3-347-3-36 0-70 0-103 0-1-3-2-7-3-11 78-165 157-318 249-477 4 0 7 0 11 0 66 161 157 391 199 483-2 2-4 5-6 8z">
            <text:p/>
          </draw:path>
          <draw:path draw:style-name="gr14" draw:text-style-name="P7" draw:layer="layout" svg:width="0.463cm" svg:height="0.479cm" svg:x="20.127cm" svg:y="7.137cm" svg:viewBox="0 0 464 480" svg:d="M431 394c-4-7-8-13-11-20-34 31-59 45-76 45-14 0-25-9-36-28-9-20-20-56-25-84-6-32-12-65-17-98 11-15 22-31 33-47 48-64 73-87 104-87 17 0 28 9 34 23 4-1 9-2 13-3 5-28 10-56 14-84-11-8-22-11-30-11-39 0-79 36-137 126-13 17-25 35-37 53-2-15-4-30-5-45-14-98-40-134-98-134-25 0-48 8-56 22-19 27-38 54-56 81 5 3 11 6 17 9 28-34 47-48 67-48 33 0 53 42 70 137 3 21 7 41 11 61-13 20-26 40-39 59-42 67-76 98-104 98-14 0-25-6-25-9-4-9-7-18-11-27-7 0-13 1-20 2 0 20-3 31-8 65-3 11-3 14-3 19 14 8 28 11 42 11 31 0 70-28 101-72 24-38 48-77 72-115 4 23 8 45 12 67 14 84 36 120 70 120 22 0 53-16 84-44 16-14 33-28 50-42z">
            <text:p/>
          </draw:path>
          <draw:path draw:style-name="gr14" draw:text-style-name="P7" draw:layer="layout" svg:width="0.248cm" svg:height="0.943cm" svg:x="20.689cm" svg:y="6.872cm" svg:viewBox="0 0 249 944" svg:d="M8 0c-2 6-5 11-8 17 132 106 159 226 159 452s-22 341-159 458c4 6 7 11 11 17 146-98 238-279 238-472 0-210-90-374-241-472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15" draw:text-style-name="P1" draw:layer="layout" svg:x1="15.236cm" svg:y1="9.601cm" svg:x2="17.98cm" svg:y2="7.532cm">
          <text:p/>
        </draw:line>
        <draw:path draw:style-name="gr16" draw:text-style-name="P9" draw:layer="layout" svg:width="7.613cm" svg:height="1.064cm" draw:transform="skewX (0.536165146212658) rotate (-0.8309512568745) translate (9.73239346027278cm 2.25612074712957cm)" svg:viewBox="0 0 7614 1065" svg:d="M7614 1062c-4 14-3446-1123-5371-1059-1618 52-1666 853-2243 1062">
          <text:p/>
        </draw:path>
        <dr3d:scene draw:style-name="gr17" svg:width="13.375cm" svg:height="11.902cm" svg:x="7.354cm" svg:y="3.571cm" dr3d:transform="matrix (0.840596965514727 -0.0222922320854915 0.541202178447278 -0.216767269324096 0.901811243344385 0.373829416080957 -0.49639570154989 -0.431554791152063 0.753227568346043 -0.0078768847240584cm -0.00115499333777192cm 0.021771843938888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8" draw:layer="layout"/>
        </dr3d:scene>
        <draw:polygon draw:style-name="gr19" draw:text-style-name="P10" draw:layer="layout" svg:width="5.369cm" svg:height="11.898cm" svg:x="15.314cm" svg:y="3.574cm" svg:viewBox="0 0 5370 11899" draw:points="4188,0 0,3078 2077,11899 5370,7351">
          <text:p/>
        </draw:polygon>
        <draw:frame draw:style-name="gr20" draw:text-style-name="P11" draw:layer="layout" svg:width="12.159cm" svg:height="0.865cm" svg:x="0.401cm" svg:y="1.365cm">
          <draw:text-box>
            <text:p><text:span text:style-name="T1">how muc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s in this volume?</text:span></text:p>
          </draw:text-box>
        </draw:frame>
        <draw:frame draw:style-name="gr21" draw:text-style-name="P12" draw:layer="layout" svg:width="4.177cm" svg:height="0.992cm" svg:x="2.973cm" svg:y="6.51cm">
          <draw:text-box>
            <text:p><text:span text:style-name="T2">t</text:span><text:span text:style-name="T3"> = 13:30:15</text:span></text:p>
          </draw:text-box>
        </draw:frame>
        <draw:frame draw:style-name="gr22" draw:text-style-name="P14" draw:layer="layout" svg:width="4.626cm" svg:height="2.914cm" svg:x="3.309cm" svg:y="0.34cm">
          <draw:text-box>
            <text:p text:style-name="P13"><text:span text:style-name="T4">matter</text:span></text:p>
            <text:p text:style-name="P13"><text:span text:style-name="T4">energy-mass</text:span></text:p>
            <text:p text:style-name="P13"><text:span text:style-name="T4">momentum</text:span></text:p>
            <text:p text:style-name="P13"><text:span text:style-name="T4">angular momentum</text:span></text:p>
            <text:p text:style-name="P13"><text:span text:style-name="T4">entropy</text:span></text:p>
          </draw:text-box>
        </draw:frame>
        <draw:custom-shape draw:style-name="gr23" draw:text-style-name="P15" draw:layer="layout" svg:width="4.812cm" svg:height="2.704cm" svg:x="3.216cm" svg:y="0.4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24" draw:text-style-name="P16" draw:layer="layout" svg:width="18.691cm" svg:height="0.865cm" svg:x="10.502cm" svg:y="17.465cm">
          <draw:text-box>
            <text:p><text:span text:style-name="T5">how much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is flowing through this surface per unit time?</text:span></text:p>
          </draw:text-box>
        </draw:frame>
        <draw:frame draw:style-name="gr22" draw:text-style-name="P17" draw:layer="layout" svg:width="4.626cm" svg:height="2.914cm" svg:x="13.41cm" svg:y="16.44cm">
          <draw:text-box>
            <text:p text:style-name="P13"><text:span text:style-name="T6">matter</text:span></text:p>
            <text:p text:style-name="P13"><text:span text:style-name="T6">energy-mass</text:span></text:p>
            <text:p text:style-name="P13"><text:span text:style-name="T6">momentum</text:span></text:p>
            <text:p text:style-name="P13"><text:span text:style-name="T6">angular momentum</text:span></text:p>
            <text:p text:style-name="P13"><text:span text:style-name="T6">entropy</text:span></text:p>
          </draw:text-box>
        </draw:frame>
        <draw:custom-shape draw:style-name="gr25" draw:text-style-name="P18" draw:layer="layout" svg:width="4.812cm" svg:height="2.704cm" svg:x="13.317cm" svg:y="16.5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path draw:style-name="gr26" draw:text-style-name="P4" draw:layer="layout" svg:width="7.798cm" svg:height="0.746cm" draw:transform="skewX (-0.0724311639577647) rotate (-1.19572507054131) translate (19.3878257340575cm 9.96049592983589cm)" svg:viewBox="0 0 7799 747" svg:d="M7799 744c-5 10-3529-787-5501-742-1657 37-1707 599-2298 745">
          <text:p/>
        </draw:path>
        <draw:line draw:style-name="gr27" draw:text-style-name="P1" draw:layer="layout" svg:x1="17.968cm" svg:y1="7.554cm" svg:x2="22.772cm" svg:y2="3.93cm">
          <text:p/>
        </draw:line>
        <draw:g draw:style-name="gr28">
          <draw:path draw:style-name="gr29" draw:text-style-name="P1" draw:layer="layout" svg:width="1.088cm" svg:height="2.368cm" draw:transform="rotate (1.5707963267949) translate (23.983cm 9.176cm)" svg:viewBox="0 0 1089 2369" svg:d="M0 1185c0 207 25 412 73 592s116 329 199 433 177 159 273 159c95 0 189-55 272-159s151-253 199-433 49-395 73-592c-24-198-25-413-73-593s-116-329-199-433-177-159-272-159c-96 0-190 55-273 159s-151 253-199 433-73 593-73 593z">
            <text:p/>
          </draw:path>
          <draw:line draw:style-name="gr30" draw:text-style-name="P1" draw:layer="layout" svg:x1="25.167cm" svg:y1="11.321cm" svg:x2="25.167cm" svg:y2="9.334cm">
            <text:p/>
          </draw:line>
          <draw:custom-shape draw:style-name="gr31" draw:text-style-name="P19" draw:layer="layout" svg:width="0.406cm" svg:height="0.409cm" svg:x="24.964cm" svg:y="7.895cm">
            <text:p/>
            <draw:enhanced-geometry svg:viewBox="0 0 21600 21600" draw:type="rectangle" draw:enhanced-path="M 0 0 L 21600 0 21600 21600 0 21600 0 0 Z N"/>
          </draw:custom-shape>
          <draw:line draw:style-name="gr32" draw:text-style-name="P1" draw:layer="layout" svg:x1="25.167cm" svg:y1="9.036cm" svg:x2="25.167cm" svg:y2="6.295cm">
            <text:p/>
          </draw:line>
        </draw:g>
        <presentation:notes draw:style-name="dp2">
          <draw:page-thumbnail draw:style-name="gr7" draw:layer="layout" svg:width="21.219cm" svg:height="10.476cm" svg:x="0.185cm" svg:y="2.123cm" draw:page-number="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33" draw:text-style-name="P1" draw:layer="layout" svg:x1="15.2cm" svg:y1="9.4cm" svg:x2="18.262cm" svg:y2="7.841cm">
          <text:p/>
        </draw:line>
        <draw:path draw:style-name="gr16" draw:text-style-name="P9" draw:layer="layout" svg:width="7.613cm" svg:height="1.064cm" draw:transform="skewX (0.536165146212658) rotate (-0.8309512568745) translate (9.73239346027278cm 2.25612074712957cm)" svg:viewBox="0 0 7614 1065" svg:d="M7614 1062c-4 14-3446-1123-5371-1059-1618 52-1666 853-2243 1062">
          <text:p/>
        </draw:path>
        <dr3d:scene draw:style-name="gr17" svg:width="13.375cm" svg:height="11.902cm" svg:x="7.354cm" svg:y="3.571cm" dr3d:transform="matrix (0.840596965514727 -0.0222922320854915 0.541202178447278 -0.216767269324096 0.901811243344385 0.373829416080957 -0.49639570154989 -0.431554791152063 0.753227568346043 -0.0078768847240584cm -0.00115499333777192cm 0.021771843938888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8" draw:layer="layout"/>
        </dr3d:scene>
        <draw:polygon draw:style-name="gr19" draw:text-style-name="P10" draw:layer="layout" svg:width="5.369cm" svg:height="11.898cm" svg:x="15.314cm" svg:y="3.574cm" svg:viewBox="0 0 5370 11899" draw:points="4188,0 0,3078 2077,11899 5370,7351">
          <text:p/>
        </draw:polygon>
        <draw:frame draw:style-name="gr20" draw:text-style-name="P11" draw:layer="layout" svg:width="12.159cm" svg:height="0.865cm" svg:x="0.401cm" svg:y="1.365cm">
          <draw:text-box>
            <text:p><text:span text:style-name="T1">how muc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s in this volume?</text:span></text:p>
          </draw:text-box>
        </draw:frame>
        <draw:frame draw:style-name="gr21" draw:text-style-name="P12" draw:layer="layout" svg:width="4.177cm" svg:height="0.992cm" svg:x="2.973cm" svg:y="6.51cm">
          <draw:text-box>
            <text:p><text:span text:style-name="T2">t</text:span><text:span text:style-name="T3"> = 13:30:15</text:span></text:p>
          </draw:text-box>
        </draw:frame>
        <draw:frame draw:style-name="gr22" draw:text-style-name="P14" draw:layer="layout" svg:width="4.626cm" svg:height="2.914cm" svg:x="3.309cm" svg:y="0.34cm">
          <draw:text-box>
            <text:p text:style-name="P13"><text:span text:style-name="T4">matter</text:span></text:p>
            <text:p text:style-name="P13"><text:span text:style-name="T4">energy-mass</text:span></text:p>
            <text:p text:style-name="P13"><text:span text:style-name="T4">momentum</text:span></text:p>
            <text:p text:style-name="P13"><text:span text:style-name="T4">angular momentum</text:span></text:p>
            <text:p text:style-name="P13"><text:span text:style-name="T4">entropy</text:span></text:p>
          </draw:text-box>
        </draw:frame>
        <draw:custom-shape draw:style-name="gr23" draw:text-style-name="P15" draw:layer="layout" svg:width="4.812cm" svg:height="2.704cm" svg:x="3.216cm" svg:y="0.4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24" draw:text-style-name="P16" draw:layer="layout" svg:width="18.691cm" svg:height="0.865cm" svg:x="10.502cm" svg:y="17.465cm">
          <draw:text-box>
            <text:p><text:span text:style-name="T5">how much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is flowing through this surface per unit time?</text:span></text:p>
          </draw:text-box>
        </draw:frame>
        <draw:frame draw:style-name="gr22" draw:text-style-name="P17" draw:layer="layout" svg:width="4.626cm" svg:height="2.914cm" svg:x="13.41cm" svg:y="16.44cm">
          <draw:text-box>
            <text:p text:style-name="P13"><text:span text:style-name="T6">matter</text:span></text:p>
            <text:p text:style-name="P13"><text:span text:style-name="T6">energy-mass</text:span></text:p>
            <text:p text:style-name="P13"><text:span text:style-name="T6">momentum</text:span></text:p>
            <text:p text:style-name="P13"><text:span text:style-name="T6">angular momentum</text:span></text:p>
            <text:p text:style-name="P13"><text:span text:style-name="T6">entropy</text:span></text:p>
          </draw:text-box>
        </draw:frame>
        <draw:custom-shape draw:style-name="gr25" draw:text-style-name="P18" draw:layer="layout" svg:width="4.812cm" svg:height="2.704cm" svg:x="13.317cm" svg:y="16.5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path draw:style-name="gr26" draw:text-style-name="P4" draw:layer="layout" svg:width="7.798cm" svg:height="0.746cm" draw:transform="skewX (-0.0724311639577647) rotate (-1.19572507054131) translate (19.3878257340575cm 9.96049592983589cm)" svg:viewBox="0 0 7799 747" svg:d="M7799 744c-5 10-3529-787-5501-742-1657 37-1707 599-2298 745">
          <text:p/>
        </draw:path>
        <draw:g draw:style-name="gr28">
          <draw:path draw:style-name="gr34" draw:text-style-name="P1" draw:layer="layout" svg:width="1.593cm" svg:height="3.657cm" draw:transform="skewX (0.0771435529381494) rotate (0.511206937909139) translate (19.7515554129812cm 5.0601062096166cm)" svg:viewBox="0 0 1594 3658" svg:d="M0 1829c0 321 36 636 106 914s171 509 292 670c121 160 258 245 398 245s278-85 399-245c121-161 222-391 292-669s72-610 107-915c-35-305-36-636-106-914s-170-509-291-670c-121-160-259-245-399-245s-277 84-398 245c-122 160-222 391-293 669-70 278-107 915-107 915z">
            <text:p/>
          </draw:path>
          <draw:line draw:style-name="gr35" draw:text-style-name="P1" draw:layer="layout" svg:x1="18.258cm" svg:y1="7.863cm" svg:x2="20.378cm" svg:y2="6.783cm">
            <text:p/>
          </draw:line>
          <draw:custom-shape draw:style-name="gr36" draw:text-style-name="P19" draw:layer="layout" svg:width="0.487cm" svg:height="0.49cm" draw:transform="rotate (-1.10025556045723) translate (22.003cm 5.684cm)">
            <text:p/>
            <draw:enhanced-geometry svg:viewBox="0 0 21600 21600" draw:type="rectangle" draw:enhanced-path="M 0 0 L 21600 0 21600 21600 0 21600 0 0 Z N"/>
          </draw:custom-shape>
          <draw:line draw:style-name="gr37" draw:text-style-name="P1" draw:layer="layout" svg:x1="20.696cm" svg:y1="6.621cm" svg:x2="23.621cm" svg:y2="5.131cm">
            <text:p/>
          </draw:line>
        </draw:g>
        <presentation:notes draw:style-name="dp2">
          <draw:page-thumbnail draw:style-name="gr7" draw:layer="layout" svg:width="21.219cm" svg:height="10.476cm" svg:x="0.185cm" svg:y="2.123cm" draw:page-number="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38" draw:text-style-name="P1" draw:layer="layout" svg:x1="13.016cm" svg:y1="6.066cm" svg:x2="17.322cm" svg:y2="3.58cm">
          <text:p/>
        </draw:line>
        <draw:g draw:style-name="gr28">
          <draw:path draw:style-name="gr29" draw:text-style-name="P1" draw:layer="layout" svg:width="1.088cm" svg:height="2.368cm" draw:transform="rotate (0.523598775598299) translate (19.274623159483cm 3.97762592191923cm)" svg:viewBox="0 0 1089 2369" svg:d="M0 1185c0 207 25 412 73 592s116 329 199 433 177 159 272 159c96 0 190-55 273-159s151-253 199-433 49-395 73-592c-24-198-25-413-73-593s-116-329-199-433-177-159-272-159c-96 0-190 55-273 159s-151 253-199 433-73 593-73 593z">
            <text:p/>
          </draw:path>
          <draw:line draw:style-name="gr39" draw:text-style-name="P1" draw:layer="layout" svg:x1="17.992cm" svg:y1="6.086cm" svg:x2="19.713cm" svg:y2="5.092cm">
            <text:p/>
          </draw:line>
          <draw:custom-shape draw:style-name="gr31" draw:text-style-name="P19" draw:layer="layout" svg:width="0.406cm" svg:height="0.409cm" draw:transform="rotate (-1.0471975511966) translate (20.857cm 4.197cm)">
            <text:p/>
            <draw:enhanced-geometry svg:viewBox="0 0 21600 21600" draw:type="rectangle" draw:enhanced-path="M 0 0 L 21600 0 21600 21600 0 21600 0 0 Z N"/>
          </draw:custom-shape>
          <draw:line draw:style-name="gr40" draw:text-style-name="P1" draw:layer="layout" svg:x1="20.019cm" svg:y1="4.916cm" svg:x2="22.344cm" svg:y2="3.573cm">
            <text:p/>
          </draw:line>
        </draw:g>
        <draw:line draw:style-name="gr41" draw:text-style-name="P1" draw:layer="layout" svg:x1="9.683cm" svg:y1="11.025cm" svg:x2="14.655cm" svg:y2="11.025cm">
          <text:p/>
        </draw:line>
        <draw:g draw:style-name="gr28">
          <draw:path draw:style-name="gr29" draw:text-style-name="P1" draw:layer="layout" svg:width="1.088cm" svg:height="2.368cm" draw:transform="rotate (-3.14159265358979) translate (18.809cm 12.203cm)" svg:viewBox="0 0 1089 2369" svg:d="M1089 1185c0 207-25 412-73 592s-116 329-199 433-177 159-272 159c-96 0-190-55-273-159s-151-253-199-433-49-395-73-592c24-198 25-413 73-593s116-329 199-433 177-159 273-159c95 0 189 55 272 159s151 253 199 433 73 593 73 593z">
            <text:p/>
          </draw:path>
          <draw:line draw:style-name="gr39" draw:text-style-name="P1" draw:layer="layout" svg:x1="15.555cm" svg:y1="11.019cm" svg:x2="17.542cm" svg:y2="11.019cm">
            <text:p/>
          </draw:line>
          <draw:custom-shape draw:style-name="gr31" draw:text-style-name="P19" draw:layer="layout" svg:width="0.406cm" svg:height="0.409cm" draw:transform="rotate (-1.5707963267949) translate (18.981cm 10.816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40" draw:text-style-name="P1" draw:layer="layout" svg:x1="17.896cm" svg:y1="11.019cm" svg:x2="20.581cm" svg:y2="11.019cm">
            <text:p/>
          </draw:line>
        </draw:g>
        <draw:line draw:style-name="gr41" draw:text-style-name="P1" draw:layer="layout" svg:x1="9.683cm" svg:y1="15.012cm" svg:x2="14.655cm" svg:y2="15.012cm">
          <text:p/>
        </draw:line>
        <draw:path draw:style-name="gr29" draw:text-style-name="P1" draw:layer="layout" svg:width="1.088cm" svg:height="2.368cm" svg:x="17.72cm" svg:y="13.834cm" svg:viewBox="0 0 1089 2369" svg:d="M0 1185c0 207 25 412 73 592s116 329 199 433 177 159 272 159c96 0 190-55 273-159s151-253 199-433 49-395 73-592c-24-198-25-413-73-593s-116-329-199-433-177-159-273-159c-95 0-189 55-272 159s-151 253-199 433-73 593-73 593z">
          <text:p/>
        </draw:path>
        <draw:line draw:style-name="gr39" draw:text-style-name="P1" draw:layer="layout" svg:x1="15.555cm" svg:y1="15.018cm" svg:x2="17.542cm" svg:y2="15.018cm">
          <text:p/>
        </draw:line>
        <draw:custom-shape draw:style-name="gr42" draw:text-style-name="P20" draw:layer="layout" svg:width="0.406cm" svg:height="0.081cm" draw:transform="rotate (-1.5707963267949) translate (18.83cm 14.815cm)">
          <text:p/>
          <draw:enhanced-geometry svg:viewBox="0 0 21600 21600" draw:mirror-vertical="false" draw:type="rectangle" draw:enhanced-path="M 0 0 L 21600 0 21600 21600 0 21600 0 0 Z N"/>
        </draw:custom-shape>
        <draw:line draw:style-name="gr40" draw:text-style-name="P1" draw:layer="layout" svg:x1="17.896cm" svg:y1="15.018cm" svg:x2="20.581cm" svg:y2="15.018cm">
          <text:p/>
        </draw:line>
        <draw:line draw:style-name="gr43" draw:text-style-name="P1" draw:layer="layout" svg:x1="8.185cm" svg:y1="17.101cm" svg:x2="22.15cm" svg:y2="17.113cm">
          <text:p/>
        </draw:line>
        <draw:custom-shape draw:style-name="gr44" draw:text-style-name="P21" draw:layer="layout" svg:width="13.912cm" svg:height="3.798cm" svg:x="8.214cm" svg:y="13.2cm">
          <text:p/>
          <draw:enhanced-geometry svg:viewBox="0 0 21600 21600" draw:mirror-vertical="true" draw:glue-points="?f6 10800 10800 21600 ?f5 10800 10800 0" draw:text-areas="?f3 ?f3 ?f4 ?f4" draw:type="trapezoid" draw:modifiers="1639.4451232660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7" draw:layer="layout" svg:width="21.219cm" svg:height="10.476cm" svg:x="0.185cm" svg:y="2.123cm" draw:page-number="5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g draw:style-name="gr28">
          <draw:g draw:style-name="gr28">
            <draw:path draw:style-name="gr45" draw:text-style-name="P1" draw:layer="layout" svg:width="1.088cm" svg:height="2.368cm" draw:transform="rotate (0.785398163397448) translate (21.489687082305cm 5.73886464096636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  <text:p/>
            </draw:path>
            <draw:line draw:style-name="gr46" draw:text-style-name="P1" draw:layer="layout" svg:x1="20.013cm" svg:y1="8.892cm" svg:x2="22.207cm" svg:y2="6.696cm">
              <text:p/>
            </draw:line>
            <draw:custom-shape draw:style-name="gr47" draw:text-style-name="P19" draw:layer="layout" svg:width="0.406cm" svg:height="0.409cm" draw:transform="rotate (-0.785049097547051) translate (23.075cm 5.5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8" draw:text-style-name="P1" draw:layer="layout" svg:x1="22.446cm" svg:y1="6.458cm" svg:x2="25.355cm" svg:y2="3.547cm">
              <text:p/>
            </draw:line>
          </draw:g>
          <draw:g draw:style-name="gr28">
            <draw:path draw:style-name="gr49" draw:text-style-name="P1" draw:layer="layout" svg:width="1.088cm" svg:height="2.368cm" draw:transform="rotate (2.0943951023932) translate (20.4176259219192cm 11.960376840517cm)" svg:viewBox="0 0 1089 2369" svg:d="M0 1184c0 208 25 413 73 593s116 329 199 433 177 159 273 159c95 0 189-55 272-159s151-253 199-433 49-395 73-593c-24-197-25-412-73-592s-116-329-199-433-177-159-272-159c-96 0-190 55-273 159s-151 253-199 433-73 592-73 592z">
              <text:p/>
            </draw:path>
            <draw:line draw:style-name="gr50" draw:text-style-name="P1" draw:layer="layout" svg:x1="22.526cm" svg:y1="13.244cm" svg:x2="21.532cm" svg:y2="11.523cm">
              <text:p/>
            </draw:line>
            <draw:custom-shape draw:style-name="gr51" draw:text-style-name="P19" draw:layer="layout" svg:width="0.406cm" svg:height="0.409cm" draw:transform="rotate (0.523598775598299) translate (20.637cm 10.378cm)">
              <text:p/>
              <draw:enhanced-geometry svg:viewBox="0 0 21600 21600" draw:type="rectangle" draw:enhanced-path="M 0 0 L 21600 0 21600 21600 0 21600 0 0 Z N"/>
            </draw:custom-shape>
            <draw:line draw:style-name="gr52" draw:text-style-name="P1" draw:layer="layout" svg:x1="21.356cm" svg:y1="11.216cm" svg:x2="20.013cm" svg:y2="8.891cm">
              <text:p/>
            </draw:line>
          </draw:g>
          <draw:g draw:style-name="gr28">
            <draw:path draw:style-name="gr53" draw:text-style-name="P1" draw:layer="layout" svg:width="1.088cm" svg:height="2.368cm" draw:transform="rotate (1.2924163111018) translate (22.462428419349cm 9.12039251229268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  <text:p/>
            </draw:path>
            <draw:line draw:style-name="gr54" draw:text-style-name="P1" draw:layer="layout" svg:x1="22.572cm" svg:y1="13.286cm" svg:x2="23.613cm" svg:y2="9.644cm">
              <text:p/>
            </draw:line>
            <draw:custom-shape draw:style-name="gr55" draw:text-style-name="P19" draw:layer="layout" svg:width="0.406cm" svg:height="0.409cm" draw:transform="rotate (1.2924163111018) translate (23.705cm 8.57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6" draw:text-style-name="P1" draw:layer="layout" svg:x1="23.726cm" svg:y1="9.251cm" svg:x2="25.355cm" svg:y2="3.546cm">
              <text:p/>
            </draw:line>
          </draw:g>
        </draw:g>
        <draw:g draw:style-name="gr28">
          <draw:path draw:style-name="gr57" draw:text-style-name="P1" draw:layer="layout" svg:width="1.088cm" svg:height="2.368cm" draw:transform="rotate (0.785398163397448) translate (12.188687082305cm 7.93586464096636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<text:p/>
          </draw:path>
          <draw:line draw:style-name="gr58" draw:text-style-name="P1" draw:layer="layout" svg:x1="10.712cm" svg:y1="11.089cm" svg:x2="12.906cm" svg:y2="8.893cm">
            <text:p/>
          </draw:line>
          <draw:custom-shape draw:style-name="gr59" draw:text-style-name="P19" draw:layer="layout" svg:width="0.406cm" svg:height="0.409cm" draw:transform="rotate (-0.785049097547051) translate (13.774cm 7.7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0" draw:text-style-name="P1" draw:layer="layout" svg:x1="13.145cm" svg:y1="8.655cm" svg:x2="16.054cm" svg:y2="5.744cm">
            <text:p/>
          </draw:line>
        </draw:g>
        <draw:g draw:style-name="gr28">
          <draw:path draw:style-name="gr61" draw:text-style-name="P1" draw:layer="layout" svg:width="1.088cm" svg:height="2.368cm" draw:transform="rotate (2.0943951023932) translate (4.69462592191923cm 9.30937684051698cm)" svg:viewBox="0 0 1089 2369" svg:d="M0 1185c0 207 25 412 73 592s116 329 199 433 177 159 272 159c96 0 190-55 273-159s151-253 199-433 49-395 73-592c-24-198-25-413-73-593s-116-329-199-433-177-159-272-159c-96 0-190 55-273 159s-151 253-199 433-73 593-73 593z">
            <text:p/>
          </draw:path>
          <draw:line draw:style-name="gr62" draw:text-style-name="P1" draw:layer="layout" svg:x1="6.803cm" svg:y1="10.593cm" svg:x2="5.809cm" svg:y2="8.872cm">
            <text:p/>
          </draw:line>
          <draw:custom-shape draw:style-name="gr63" draw:text-style-name="P19" draw:layer="layout" svg:width="0.406cm" svg:height="0.409cm" draw:transform="rotate (0.523598775598299) translate (4.914cm 7.727cm)">
            <text:p/>
            <draw:enhanced-geometry svg:viewBox="0 0 21600 21600" draw:type="rectangle" draw:enhanced-path="M 0 0 L 21600 0 21600 21600 0 21600 0 0 Z N"/>
          </draw:custom-shape>
          <draw:line draw:style-name="gr64" draw:text-style-name="P1" draw:layer="layout" svg:x1="5.633cm" svg:y1="8.565cm" svg:x2="4.29cm" svg:y2="6.24cm">
            <text:p/>
          </draw:line>
        </draw:g>
        <draw:frame draw:style-name="gr65" draw:text-style-name="P12" draw:layer="layout" svg:width="1.357cm" svg:height="1.661cm" svg:x="8.079cm" svg:y="7.586cm">
          <draw:text-box>
            <text:p><text:span text:style-name="T7">+</text:span></text:p>
          </draw:text-box>
        </draw:frame>
        <draw:frame draw:style-name="gr65" draw:text-style-name="P12" draw:layer="layout" svg:width="1.357cm" svg:height="1.661cm" svg:x="17.53cm" svg:y="7.586cm">
          <draw:text-box>
            <text:p><text:span text:style-name="T7">=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6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66" draw:text-style-name="P1" draw:layer="layout" svg:width="5.181cm" svg:height="3.657cm" svg:x="6.807cm" svg:y="0.288cm">
          <draw:image xlink:href="Pictures/1000000000000264000001B08C16F9CE.jpg" xlink:type="simple" xlink:show="embed" xlink:actuate="onLoad" draw:mime-type="image/jpeg">
            <text:p/>
          </draw:image>
        </draw:frame>
        <draw:custom-shape draw:style-name="gr67" draw:text-style-name="P22" draw:layer="layout" svg:width="8.954cm" svg:height="8.89cm" svg:x="2.221cm" svg:y="11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4" draw:layer="layout" svg:x1="6.73cm" svg:y1="16.007cm" svg:x2="9.503cm" svg:y2="2.107cm">
          <text:p/>
        </draw:line>
        <draw:line draw:style-name="gr69" draw:text-style-name="P4" draw:layer="layout" svg:x1="6.739cm" svg:y1="15.998cm" svg:x2="7.323cm" svg:y2="11.62cm">
          <text:p/>
        </draw:line>
        <draw:g draw:style-name="gr5">
          <svg:title>TexMaths</svg:title>
          <svg:desc>36§display§r_{\text{e}}§svg§600§TRUE§</svg:desc>
          <draw:path draw:style-name="gr70" draw:text-style-name="P23" draw:layer="layout" svg:width="0.696cm" svg:height="0.952cm" svg:x="5.359cm" svg:y="12.753cm" svg:viewBox="0 0 697 953" svg:d="M669 228c6-72 17-133 28-217-17-5-28-11-39-11-56 0-117 50-190 145-67 95-134 189-184 295 17-82 34-163 50-245 12-45 28-89 28-134 0-39-16-61-44-61-45 0-117 39-262 145-19 13-37 26-56 39 6 13 11 26 17 39 20-13 41-26 61-39 56-39 78-45 95-45s33 17 33 39c0 112-83 513-161 764 5 3 11 7 16 11 45-11 84-17 134-28 17-78 34-156 50-234 34-162 78-262 162-373 67-84 123-129 162-129 33 0 50 12 72 39 9 0 19 0 28 0z">
            <text:p/>
          </draw:path>
          <draw:path draw:style-name="gr70" draw:text-style-name="P23" draw:layer="layout" svg:width="0.601cm" svg:height="0.696cm" svg:x="6.128cm" svg:y="13.316cm" svg:viewBox="0 0 602 697" svg:d="M602 267c0-161-106-267-268-267-50 0-111 17-172 50-117 67-162 156-162 307 0 89 17 167 61 217 56 78 151 123 257 123 56 0 106-12 167-39 33-17 67-34 72-39 10-17 19-34 28-51-5-5-11-11-16-16-95 55-129 67-190 67-89 0-167-39-206-112-28-44-39-83-39-167 69 0 137 0 206 0 100 0 162-6 256-22 6-17 6-28 6-51zM474 290c-54 0-108 0-162 0-61 0-100 0-178-6 0-67 5-100 22-139 34-61 95-100 162-100 50 0 83 22 111 61 28 44 45 83 45 184z">
            <text:p/>
          </draw:path>
        </draw:g>
        <draw:g draw:style-name="gr5">
          <svg:title>TexMaths</svg:title>
          <svg:desc>36§display§r_{\text{s}}§svg§600§TRUE§</svg:desc>
          <draw:path draw:style-name="gr14" draw:text-style-name="P7" draw:layer="layout" svg:width="0.696cm" svg:height="0.952cm" svg:x="8.745cm" svg:y="6.964cm" svg:viewBox="0 0 697 953" svg:d="M669 228c5-72 11-133 28-217-23-5-28-11-39-11-62 0-117 50-190 145-67 95-134 189-184 295 17-82 34-163 50-245 12-45 23-89 23-134 0-39-11-61-45-61-39 0-111 39-256 145-19 13-37 26-56 39 6 13 11 26 17 39 20-13 41-26 61-39 56-39 72-45 95-45 17 0 33 17 33 39 0 112-83 513-161 764 5 3 11 7 16 11 45-11 84-17 129-28 18-78 37-156 55-234 34-162 78-262 162-373 67-84 117-129 162-129 27 0 50 12 72 39 9 0 19 0 28 0z">
            <text:p/>
          </draw:path>
          <draw:path draw:style-name="gr14" draw:text-style-name="P7" draw:layer="layout" svg:width="0.512cm" svg:height="0.696cm" svg:x="9.52cm" svg:y="7.527cm" svg:viewBox="0 0 513 697" svg:d="M513 457c0-45-11-78-39-106-39-39-84-50-212-78-117-22-156-50-156-117 0-72 50-111 139-111 95 0 167 50 167 117 0 11 0 22 0 33 13 0 26 0 39 0 0-84 6-117 6-162-72-22-123-33-184-33-167 0-267 78-267 206 0 67 33 117 100 145 39 17 111 39 212 61 61 17 89 45 89 101 0 78-73 128-173 128-106 0-178-50-178-117 0-21 0-41 0-61-15 0-30 0-45 0 0 100 0 139-11 200 72 22 128 34 195 34 184 0 318-101 318-240z">
            <text:p/>
          </draw:path>
        </draw:g>
        <draw:frame draw:style-name="gr71" draw:text-style-name="P24" draw:layer="layout" svg:width="1.912cm" svg:height="1.661cm" svg:x="5.823cm" svg:y="9.959cm">
          <draw:text-box>
            <text:p><text:span text:style-name="T8"></text:span></text:p>
          </draw:text-box>
        </draw:frame>
        <draw:frame draw:style-name="gr71" draw:text-style-name="P25" draw:layer="layout" svg:width="1.912cm" svg:height="1.661cm" svg:x="9.084cm" svg:y="2.88cm">
          <draw:text-box>
            <text:p><text:span text:style-name="T9">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path draw:style-name="gr72" draw:text-style-name="P26" draw:layer="layout" svg:width="7.366cm" svg:height="8.527cm" draw:transform="skewX (-5.93005045969343E-017) rotate (-0.725358837128844) translate (11.1985482127998cm -1.2341920068223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73" draw:text-style-name="P27" draw:layer="layout" svg:width="0.318cm" svg:height="0.318cm" svg:x="8.715cm" svg:y="3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716cm" svg:y="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9.717cm" svg:y="5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983cm" svg:y="2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2.81cm" svg:y="3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2.091cm" svg:y="1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3.087cm" svg:y="2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2.432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205cm" svg:y="5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185cm" svg:y="6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106cm" svg:y="6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541cm" svg:y="6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886cm" svg:y="5.5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755cm" svg:y="6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9.595cm" svg:y="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9.596cm" svg:y="3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121cm" svg:y="2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948cm" svg:y="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483cm" svg:y="4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611cm" svg:y="7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49cm" svg:y="7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301cm" svg:y="5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741cm" svg:y="4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742cm" svg:y="3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20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273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316cm" svg:y="4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783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805cm" svg:y="4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917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304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72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703cm" svg:y="3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9.17cm" svg:y="3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52cm" svg:y="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606cm" svg:y="3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993cm" svg:y="2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2.266cm" svg:y="2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505cm" svg:y="1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2.141cm" svg:y="1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2.713cm" svg:y="1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985cm" svg:y="0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034cm" svg:y="1.1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209cm" svg:y="2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3.385cm" svg:y="1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1cm" svg:y="5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55cm" svg:y="5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7cm" svg:y="6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8">
          <draw:custom-shape draw:style-name="gr74" draw:text-style-name="P27" draw:layer="layout" svg:width="0.318cm" svg:height="0.318cm" draw:transform="rotate (0.146258591317125) translate (18.858cm 6.7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5" draw:text-style-name="P27" draw:layer="layout" svg:width="2.286cm" svg:height="0.94cm" draw:transform="rotate (-2.99533406227267) translate (21.041cm 7.399cm)" draw:kind="arc" draw:start-angle="218.62" draw:end-angle="318.07">
            <text:p/>
          </draw:ellipse>
        </draw:g>
        <draw:g draw:style-name="gr28">
          <draw:custom-shape draw:style-name="gr74" draw:text-style-name="P27" draw:layer="layout" svg:width="0.318cm" svg:height="0.318cm" draw:transform="rotate (0.17854718247902) translate (19.059cm 7.3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6" draw:text-style-name="P27" draw:layer="layout" svg:width="2.286cm" svg:height="0.94cm" draw:transform="rotate (-2.96304547111077) translate (21.262cm 7.94cm)" draw:kind="arc" draw:start-angle="218.62" draw:end-angle="318.07">
            <text:p/>
          </draw:ellipse>
        </draw:g>
        <draw:g draw:style-name="gr28">
          <draw:custom-shape draw:style-name="gr74" draw:text-style-name="P27" draw:layer="layout" svg:width="0.318cm" svg:height="0.318cm" draw:transform="rotate (0.247138622082397) translate (19.063cm 9.1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6" draw:text-style-name="P27" draw:layer="layout" svg:width="2.286cm" svg:height="0.94cm" draw:transform="rotate (-2.8944540315074) translate (21.302cm 9.633cm)" draw:kind="arc" draw:start-angle="218.62" draw:end-angle="318.07">
            <text:p/>
          </draw:ellipse>
        </draw:g>
        <draw:g draw:style-name="gr28">
          <draw:custom-shape draw:style-name="gr74" draw:text-style-name="P27" draw:layer="layout" svg:width="0.318cm" svg:height="0.318cm" draw:transform="rotate (0.274714824263908) translate (19.566cm 9.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6" draw:text-style-name="P27" draw:layer="layout" svg:width="2.286cm" svg:height="0.94cm" draw:transform="rotate (-2.86687782932589) translate (21.816cm 9.978cm)" draw:kind="arc" draw:start-angle="218.62" draw:end-angle="318.07">
            <text:p/>
          </draw:ellipse>
        </draw:g>
        <draw:g draw:style-name="gr28">
          <draw:custom-shape draw:style-name="gr74" draw:text-style-name="P27" draw:layer="layout" svg:width="0.318cm" svg:height="0.318cm" draw:transform="rotate (0.162839219211071) translate (20.162cm 10.5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6" draw:text-style-name="P27" draw:layer="layout" svg:width="2.286cm" svg:height="0.94cm" draw:transform="rotate (-2.97875343437872) translate (22.355cm 11.208cm)" draw:kind="arc" draw:start-angle="218.62" draw:end-angle="318.07">
            <text:p/>
          </draw:ellipse>
        </draw:g>
        <draw:g draw:style-name="gr28">
          <draw:custom-shape draw:style-name="gr74" draw:text-style-name="P27" draw:layer="layout" svg:width="0.318cm" svg:height="0.318cm" draw:transform="rotate (0.164410015537866) translate (20.48cm 10.7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6" draw:text-style-name="P27" draw:layer="layout" svg:width="2.286cm" svg:height="0.94cm" draw:transform="rotate (-2.97718263805193) translate (22.674cm 11.427cm)" draw:kind="arc" draw:start-angle="218.62" draw:end-angle="318.07">
            <text:p/>
          </draw:ellipse>
        </draw:g>
        <draw:g draw:style-name="gr28">
          <draw:custom-shape draw:style-name="gr74" draw:text-style-name="P27" draw:layer="layout" svg:width="0.318cm" svg:height="0.318cm" draw:transform="rotate (-0.0144862327915532) translate (21.027cm 10.7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6" draw:text-style-name="P27" draw:layer="layout" svg:width="2.286cm" svg:height="0.94cm" draw:transform="rotate (3.12710642079824) translate (23.074cm 11.789cm)" draw:kind="arc" draw:start-angle="218.62" draw:end-angle="318.07">
            <text:p/>
          </draw:ellipse>
        </draw:g>
        <draw:g draw:style-name="gr28">
          <draw:custom-shape draw:style-name="gr74" draw:text-style-name="P27" draw:layer="layout" svg:width="0.318cm" svg:height="0.318cm" svg:x="21.195cm" svg:y="11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6" draw:text-style-name="P27" draw:layer="layout" svg:width="2.286cm" svg:height="0.94cm" draw:transform="rotate (-3.14159265358979) translate (23.256cm 12.069cm)" draw:kind="arc" draw:start-angle="218.62" draw:end-angle="318.07">
            <text:p/>
          </draw:ellipse>
        </draw:g>
        <draw:g draw:style-name="gr28">
          <draw:custom-shape draw:style-name="gr74" draw:text-style-name="P27" draw:layer="layout" svg:width="0.318cm" svg:height="0.318cm" draw:transform="rotate (-0.102450827092067) translate (20.872cm 11.4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6" draw:text-style-name="P27" draw:layer="layout" svg:width="2.286cm" svg:height="0.94cm" draw:transform="rotate (3.03914182649773) translate (22.822cm 12.646cm)" draw:kind="arc" draw:start-angle="218.62" draw:end-angle="318.07">
            <text:p/>
          </draw:ellipse>
        </draw:g>
        <draw:g draw:style-name="gr28">
          <draw:custom-shape draw:style-name="gr74" draw:text-style-name="P27" draw:layer="layout" svg:width="0.318cm" svg:height="0.318cm" svg:x="19.568cm" svg:y="14.0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6" draw:text-style-name="P27" draw:layer="layout" svg:width="2.286cm" svg:height="0.94cm" draw:transform="rotate (-3.14159265358979) translate (21.629cm 14.998cm)" draw:kind="arc" draw:start-angle="218.62" draw:end-angle="318.07">
            <text:p/>
          </draw:ellipse>
        </draw:g>
        <draw:g draw:style-name="gr28">
          <draw:custom-shape draw:style-name="gr74" draw:text-style-name="P27" draw:layer="layout" svg:width="0.318cm" svg:height="0.318cm" draw:transform="rotate (-0.752062374684356) translate (18.94cm 14.45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6" draw:text-style-name="P27" draw:layer="layout" svg:width="2.286cm" svg:height="0.94cm" draw:transform="rotate (2.38953027890544) translate (19.773cm 16.583cm)" draw:kind="arc" draw:start-angle="218.62" draw:end-angle="318.07">
            <text:p/>
          </draw:ellipse>
        </draw:g>
        <draw:g draw:style-name="gr28">
          <draw:custom-shape draw:style-name="gr74" draw:text-style-name="P27" draw:layer="layout" svg:width="0.318cm" svg:height="0.318cm" draw:transform="rotate (-0.549255115602616) translate (19.019cm 13.9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6" draw:text-style-name="P27" draw:layer="layout" svg:width="2.286cm" svg:height="0.94cm" draw:transform="rotate (2.59233753798718) translate (20.263cm 15.908cm)" draw:kind="arc" draw:start-angle="218.62" draw:end-angle="318.07">
            <text:p/>
          </draw:ellipse>
        </draw:g>
        <draw:path draw:style-name="gr77" draw:text-style-name="P1" draw:layer="layout" svg:width="7.117cm" svg:height="6.958cm" draw:transform="skewX (-7.52045908577128E-017) rotate (-2.41605928353575) translate (24.0267238739206cm 11.0105559403761cm)" svg:viewBox="0 0 7118 6959" svg:d="M0 6959c935-1405 1907-2467 1820-3422s-326-2409 658-3008 4504-1156 4640 1116">
          <text:p/>
        </draw:path>
        <draw:path draw:style-name="gr72" draw:text-style-name="P26" draw:layer="layout" svg:width="7.366cm" svg:height="8.527cm" draw:transform="skewX (5.93005045969343E-017) rotate (-0.725358837128844) translate (8.1985482127998cm 8.76680799317764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78" draw:text-style-name="P28" draw:layer="layout" svg:width="0.318cm" svg:height="0.318cm" svg:x="5.715cm" svg:y="1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716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6.717cm" svg:y="15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8.983cm" svg:y="1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9.81cm" svg:y="13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9.091cm" svg:y="11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087cm" svg:y="12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9.432cm" svg:y="14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205cm" svg:y="15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185cm" svg:y="16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106cm" svg:y="16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5.541cm" svg:y="16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4.886cm" svg:y="15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5.755cm" svg:y="16.0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6.595cm" svg:y="1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6.596cm" svg:y="13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121cm" svg:y="1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8.948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8.483cm" svg:y="14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611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7.49cm" svg:y="17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7.301cm" svg:y="15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4.741cm" svg:y="14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4.742cm" svg:y="13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5.20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5.273cm" svg:y="13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5.316cm" svg:y="14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5.783cm" svg:y="14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5.805cm" svg:y="14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4.917cm" svg:y="1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4.304cm" svg:y="13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4.72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5.703cm" svg:y="13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6.17cm" svg:y="1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8.52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606cm" svg:y="13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993cm" svg:y="12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9.266cm" svg:y="12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505cm" svg:y="11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9.141cm" svg:y="1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9.713cm" svg:y="11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8.985cm" svg:y="10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8.034cm" svg:y="11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209cm" svg:y="12.5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385cm" svg:y="11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1cm" svg:y="1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7.55cm" svg:y="15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7cm" svg:y="1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path draw:style-name="gr79" draw:text-style-name="P29" draw:layer="layout" svg:width="7.366cm" svg:height="8.527cm" draw:transform="skewX (5.93005045969343E-017) rotate (-0.725358837128844) translate (14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J}§svg§600§TRUE§</svg:desc>
          <draw:path draw:style-name="gr80" draw:text-style-name="P30" draw:layer="layout" svg:width="0.97cm" svg:height="1.589cm" svg:x="12.632cm" svg:y="8.002cm" svg:viewBox="0 0 971 1590" svg:d="M971 1079c0-179-83-275-339-389 205-141 275-230 275-364 0-198-160-326-396-326-268 0-460 172-460 409 0 146 58 236 256 364-96 38-128 63-179 114-83 83-128 186-128 301 0 229 185 402 434 402 294 0 537-230 537-511zM792 1175c0 191-140 338-326 338-185 0-313-134-313-345 0-166 71-268 230-364 62 26 124 52 185 77 141 64 224 172 224 294zM754 345c0 127-58 217-205 313-40-22-81-43-121-64-141-70-211-160-211-268 0-147 109-249 268-249 160 0 269 108 269 268z">
            <text:p/>
          </draw:path>
          <draw:path draw:style-name="gr80" draw:text-style-name="P30" draw:layer="layout" svg:width="0.727cm" svg:height="1.985cm" svg:x="14.146cm" svg:y="7.995cm" svg:viewBox="0 0 728 1986" svg:d="M728 70c0-23 0-47 0-70-108 6-220 6-332 6s-211 0-326-6c0 23 0 47 0 70 36 2 73 4 109 7 102 6 115 19 115 198 0 438 0 876 0 1315 0 185-32 249-122 249-51 0-95-13-146-45-9 4-17 9-26 13 4 57 9 115 13 172 17 2 34 4 51 7 4 0 8 0 13 0 76 0 210-77 293-179 109-134 135-249 135-517 0-339 0-677 0-1015 0-179 12-192 115-198 36-3 72-5 108-7z">
            <text:p/>
          </draw:path>
        </draw:g>
        <draw:path draw:style-name="gr79" draw:text-style-name="P29" draw:layer="layout" svg:width="7.366cm" svg:height="8.527cm" draw:transform="skewX (5.93005045969343E-017) 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14" draw:text-style-name="P7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14" draw:text-style-name="P7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14" draw:text-style-name="P7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81" draw:text-style-name="P31" draw:layer="layout" svg:width="5.357cm" svg:height="2.579cm" svg:x="1.652cm" svg:y="16.707cm">
          <draw:text-box>
            <text:p><text:span text:style-name="T10">– </text:span><text:span text:style-name="T10">6 C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path draw:style-name="gr82" draw:text-style-name="P1" draw:layer="layout" svg:width="6.451cm" svg:height="6.308cm" draw:transform="skewX (0.00174532925199438) rotate (-2.41518661890975) translate (11.2676684528665cm 5.4719491755688cm)" svg:viewBox="0 0 6452 6309" svg:d="M0 6309c848-1274 1729-2236 1650-3102s-296-2184 596-2727 4083-1048 4206 1011">
          <text:p/>
        </draw:path>
        <draw:line draw:style-name="gr83" draw:text-style-name="P32" draw:layer="layout" svg:x1="0.956cm" svg:y1="1.615cm" svg:x2="4.312cm" svg:y2="0.711cm">
          <text:p/>
        </draw:line>
        <draw:path draw:style-name="gr84" draw:text-style-name="P27" draw:layer="layout" svg:width="4.129cm" svg:height="0.473cm" draw:transform="rotate (0.311715804406187) translate (6.46931879133319cm 5.2908278584806cm)" svg:viewBox="0 0 4130 474" svg:d="M0 237c872-5 680-241 1382-237 628-4 701 474 1396 474 680 0 488-216 1352-227">
          <text:p/>
        </draw:path>
        <draw:g draw:style-name="gr5">
          <svg:title>TexMaths</svg:title>
          <svg:desc>44§display§\qty{4}{J/s}§svg§600§TRUE§</svg:desc>
          <draw:path draw:style-name="gr80" draw:text-style-name="P30" draw:layer="layout" svg:width="0.724cm" svg:height="1.069cm" svg:x="9.955cm" svg:y="4.703cm" svg:viewBox="0 0 725 1070" svg:d="M725 1070c0-14 0-29 0-44-25-1-50-2-75-4-74-9-92-26-92-118 0-38 0-76 0-114 88 0 123 0 167 4 0-37 0-73 0-110-43 2-79 5-127 5-14 0-27 0-40 0 0-72 0-144 0-215 0-272 0-404 9-470-6-1-12-3-18-4-38 13-76 26-114 39-145 237-290 474-435 711 6 13 12 26 18 40 136 0 272 0 408 0 0 38 0 76 0 114 0 92-17 114-92 118-32 2-65 3-97 4 0 15 0 30 0 44 84-4 167-4 251-4 79 0 158 0 237 4zM426 689c-110 0-220 0-329 0 109-180 219-360 329-540 0 180 0 360 0 540z">
            <text:p/>
          </draw:path>
          <draw:path draw:style-name="gr80" draw:text-style-name="P30" draw:layer="layout" svg:width="0.5cm" svg:height="1.363cm" svg:x="11.04cm" svg:y="4.703cm" svg:viewBox="0 0 501 1364" svg:d="M501 48c0-16 0-32 0-48-75 4-150 4-224 4-75 0-150 0-224-4 0 16 0 32 0 48 23 2 47 3 70 5 75 4 79 17 79 136 0 301 0 602 0 903 0 128-22 176-83 176-36 0-66-9-101-31-6 3-12 6-18 9 3 38 6 76 9 114 12 1 23 3 35 4 3 0 6 0 9 0 52 0 145-48 202-123 75-92 96-171 96-355 0-232 0-465 0-697 0-119 5-132 80-136 23-2 46-3 70-5z">
            <text:p/>
          </draw:path>
          <draw:path draw:style-name="gr80" draw:text-style-name="P30" draw:layer="layout" svg:width="0.544cm" svg:height="1.451cm" svg:x="11.677cm" svg:y="4.628cm" svg:viewBox="0 0 545 1452" svg:d="M0 1452c28 0 56 0 83 0 154-484 308-968 462-1452-29 0-59 0-88 0-152 484-305 968-457 1452z">
            <text:p/>
          </draw:path>
          <draw:path draw:style-name="gr80" draw:text-style-name="P30" draw:layer="layout" svg:width="0.557cm" svg:height="0.749cm" svg:x="12.367cm" svg:y="5.049cm" svg:viewBox="0 0 558 750" svg:d="M558 491c0-48-13-83-44-114-40-39-92-57-224-83-127-22-171-53-171-127 0-75 57-119 149-119 105 0 180 53 180 127 0 12 0 24 0 36 15 0 29 0 44 0 4-88 4-128 9-176-84-26-136-35-202-35-176 0-286 83-286 219 0 75 35 128 106 163 39 17 123 39 228 65 66 14 97 44 97 106 0 83-75 140-185 140-114 0-193-53-193-131 0-21 0-41 0-62-16 0-32 0-48 0 0 105-5 154-18 215 83 26 141 35 211 35 202 0 347-105 347-259z">
            <text:p/>
          </draw:path>
        </draw:g>
        <draw:path draw:style-name="gr82" draw:text-style-name="P1" draw:layer="layout" svg:width="6.451cm" svg:height="6.308cm" draw:transform="skewX (0.00174532925199428) rotate (-2.41518661890975) translate (26.3686684528665cm 4.97794917556878cm)" svg:viewBox="0 0 6452 6309" svg:d="M0 6309c848-1274 1729-2236 1650-3102s-296-2184 596-2727 4083-1048 4206 1011">
          <text:p/>
        </draw:path>
        <draw:path draw:style-name="gr85" draw:text-style-name="P27" draw:layer="layout" svg:width="4.129cm" svg:height="0.473cm" draw:transform="rotate (-2.82970231625841) translate (25.6496474641651cm 3.99093258857877cm)" svg:viewBox="0 0 4130 474" svg:d="M0 237c872-5 680-241 1382-237 628-3 701 474 1396 474 679 0 488-216 1352-226">
          <text:p/>
        </draw:path>
        <draw:g draw:style-name="gr5">
          <svg:title>TexMaths</svg:title>
          <svg:desc>44§display§\qty{-4}{J/s}§svg§600§TRUE§</svg:desc>
          <draw:path draw:style-name="gr14" draw:text-style-name="P7" draw:layer="layout" svg:width="0.825cm" svg:height="0.091cm" svg:x="18.111cm" svg:y="5.94cm" svg:viewBox="0 0 826 92" svg:d="M0 0c275 0 551 0 826 0 0 31 0 61 0 92-275 0-551 0-826 0 0-31 0-61 0-92z">
            <text:p/>
          </draw:path>
          <draw:path draw:style-name="gr14" draw:text-style-name="P7" draw:layer="layout" svg:width="0.724cm" svg:height="1.069cm" svg:x="19.047cm" svg:y="5.335cm" svg:viewBox="0 0 725 1070" svg:d="M725 1070c0-14 0-29 0-44-25-1-50-2-74-4-75-9-93-26-93-118 0-38 0-76 0-114 93 0 123 0 167 4 0-37 0-73 0-110-42 2-74 5-127 5-13 0-27 0-40 0 0-72 0-144 0-215 0-272 5-404 9-470-6-1-12-3-18-4-38 13-76 26-114 39-145 237-290 474-435 711 6 13 12 26 18 40 136 0 272 0 408 0 0 38 0 76 0 114 0 92-17 114-92 118-32 2-64 3-97 4 0 15 0 30 0 44 84-4 167-4 251-4 79 0 158 0 237 4zM426 689c-110 0-219 0-329 0 110-180 219-360 329-540 0 180 0 360 0 540z">
            <text:p/>
          </draw:path>
          <draw:path draw:style-name="gr14" draw:text-style-name="P7" draw:layer="layout" svg:width="0.504cm" svg:height="1.363cm" svg:x="20.133cm" svg:y="5.335cm" svg:viewBox="0 0 505 1364" svg:d="M505 48c0-16 0-32 0-48-74 4-153 4-228 4s-150 0-224-4c0 16 0 32 0 48 25 2 50 3 74 5 71 4 80 17 80 136 0 301 0 602 0 903 0 128-22 176-84 176-39 0-70-9-105-31-6 3-12 6-18 9 3 38 6 76 9 114 13 1 26 3 39 4 2 0 3 0 5 0 57 0 145-48 202-123 79-92 97-171 97-355 0-232 0-465 0-697 0-119 8-132 79-136 25-2 50-3 74-5z">
            <text:p/>
          </draw:path>
          <draw:path draw:style-name="gr14" draw:text-style-name="P7" draw:layer="layout" svg:width="0.544cm" svg:height="1.451cm" svg:x="20.77cm" svg:y="5.26cm" svg:viewBox="0 0 545 1452" svg:d="M0 1452c29 0 59 0 88 0 152-484 305-968 457-1452-28 0-56 0-83 0-154 484-308 968-462 1452z">
            <text:p/>
          </draw:path>
          <draw:path draw:style-name="gr14" draw:text-style-name="P7" draw:layer="layout" svg:width="0.557cm" svg:height="0.749cm" svg:x="21.465cm" svg:y="5.681cm" svg:viewBox="0 0 558 750" svg:d="M558 491c0-48-13-83-44-114-39-39-92-57-224-83-127-22-171-53-171-127 0-75 57-119 149-119 101 0 180 53 180 127 0 12 0 24 0 36 15 0 30 0 44 0 5-88 5-128 9-176-83-26-136-35-202-35-176 0-286 83-286 219 0 75 31 128 106 163 39 17 123 39 228 65 66 14 97 44 97 106 0 83-79 140-185 140-114 0-193-53-193-131 0-21 0-41 0-62-16 0-32 0-48 0 0 105-5 154-18 215 79 26 141 35 211 35 202 0 347-105 347-259z">
            <text:p/>
          </draw:path>
        </draw:g>
        <draw:custom-shape draw:style-name="gr73" draw:text-style-name="P27" draw:layer="layout" svg:width="0.318cm" svg:height="0.318cm" svg:x="3.983cm" svg:y="12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5.984cm" svg:y="12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4.985cm" svg:y="14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251cm" svg:y="12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359cm" svg:y="10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3.809cm" svg:y="1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3.154cm" svg:y="14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4.023cm" svg:y="15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4.863cm" svg:y="13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4.864cm" svg:y="12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6.389cm" svg:y="11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216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5.569cm" svg:y="14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3.009cm" svg:y="13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3.01cm" svg:y="1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3.47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3.541cm" svg:y="12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3.584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4.051cm" svg:y="13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4.073cm" svg:y="1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3.185cm" svg:y="13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2.572cm" svg:y="12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2.99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3.971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4.438cm" svg:y="12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6.788cm" svg:y="1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6.874cm" svg:y="1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6.261cm" svg:y="11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6.773cm" svg:y="10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409cm" svg:y="10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5.477cm" svg:y="11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5.818cm" svg:y="14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5.968cm" svg:y="15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2" draw:text-style-name="P1" draw:layer="layout" svg:width="6.451cm" svg:height="6.308cm" draw:transform="skewX (0.00174532925199438) rotate (-2.41518661890975) translate (21.3896684528665cm 15.9779491755687cm)" svg:viewBox="0 0 6452 6309" svg:d="M0 6309c848-1274 1729-2236 1650-3102s-296-2184 596-2727 4083-1048 4206 1011">
          <text:p/>
        </draw:path>
        <draw:g draw:style-name="gr5">
          <svg:title>TexMaths</svg:title>
          <svg:desc>44§display§\qty{-4}{J/s}§svg§600§TRUE§</svg:desc>
          <draw:path draw:style-name="gr14" draw:text-style-name="P7" draw:layer="layout" svg:width="0.708cm" svg:height="0.078cm" svg:x="15.332cm" svg:y="16.545cm" svg:viewBox="0 0 709 79" svg:d="M0 0c236 0 473 0 709 0 0 27 0 53 0 79-236 0-473 0-709 0 0-26 0-52 0-79z">
            <text:p/>
          </draw:path>
          <draw:path draw:style-name="gr14" draw:text-style-name="P7" draw:layer="layout" svg:width="0.622cm" svg:height="0.92cm" svg:x="16.136cm" svg:y="16.025cm" svg:viewBox="0 0 623 921" svg:d="M623 921c0-12 0-25 0-38-22-1-43-1-64-3-64-8-80-23-80-102 0-32 0-65 0-98 80 0 106 0 144 4 0-32 0-63 0-95-36 2-64 4-109 4-12 0-24 0-35 0 0-62 0-124 0-185 0-234 5-348 8-405-5 0-10-2-15-3-33 11-66 22-98 34-125 204-249 408-374 612 5 11 10 22 15 34 117 0 234 0 351 0 0 33 0 66 0 98 0 79-15 98-79 102-28 2-55 2-83 3 0 13 0 26 0 38 72-3 143-3 215-3 68 0 136 0 204 3zM366 593c-95 0-188 0-283 0 95-155 188-310 283-465 0 155 0 310 0 465z">
            <text:p/>
          </draw:path>
          <draw:path draw:style-name="gr14" draw:text-style-name="P7" draw:layer="layout" svg:width="0.433cm" svg:height="1.173cm" svg:x="17.069cm" svg:y="16.025cm" svg:viewBox="0 0 434 1174" svg:d="M434 41c0-13 0-27 0-41-64 3-132 3-196 3-65 0-129 0-192-3 0 14 0 28 0 41 21 2 42 3 63 5 61 3 69 14 69 117 0 259 0 518 0 777 0 110-19 152-72 152-34 0-60-8-91-27-5 2-10 5-15 8 3 32 5 65 8 98 11 1 22 2 33 3 2 0 3 0 5 0 48 0 124-41 173-106 68-79 83-147 83-305 0-200 0-401 0-600 0-103 7-114 68-117 22-2 43-3 64-5z">
            <text:p/>
          </draw:path>
          <draw:path draw:style-name="gr14" draw:text-style-name="P7" draw:layer="layout" svg:width="0.467cm" svg:height="1.249cm" svg:x="17.616cm" svg:y="15.96cm" svg:viewBox="0 0 468 1250" svg:d="M0 1250c25 0 51 0 76 0 130-417 262-833 392-1250-24 0-48 0-71 0-132 417-265 833-397 1250z">
            <text:p/>
          </draw:path>
          <draw:path draw:style-name="gr14" draw:text-style-name="P7" draw:layer="layout" svg:width="0.478cm" svg:height="0.645cm" svg:x="18.213cm" svg:y="16.322cm" svg:viewBox="0 0 479 646" svg:d="M479 423c0-42-11-72-38-98-33-34-79-50-192-72-109-19-147-46-147-109 0-65 49-103 128-103 87 0 155 46 155 110 0 10 0 20 0 31 13 0 26 0 38 0 4-76 4-111 7-152-71-22-117-30-173-30-151 0-246 71-246 189 0 64 27 110 91 140 34 14 106 33 196 56 57 12 83 38 83 91 0 72-68 121-159 121-97 0-165-46-165-113 0-18 0-35 0-54-14 0-28 0-42 0 0 91-4 133-15 186 68 22 121 30 181 30 174 0 298-91 298-223z">
            <text:p/>
          </draw:path>
        </draw:g>
        <draw:g draw:style-name="gr5">
          <svg:title>TexMaths</svg:title>
          <svg:desc>44§display§\qty{+4}{J/s}§svg§600§TRUE§</svg:desc>
          <draw:path draw:style-name="gr80" draw:text-style-name="P30" draw:layer="layout" svg:width="0.719cm" svg:height="0.72cm" svg:x="19.384cm" svg:y="14.893cm" svg:viewBox="0 0 720 721" svg:d="M720 397c0-24 0-48 0-72-108 0-216 0-324 0 0-108 0-217 0-325-24 0-48 0-72 0 0 108 0 217 0 325-108 0-216 0-324 0 0 24 0 48 0 72 108 0 216 0 324 0 0 108 0 216 0 324 24 0 48 0 72 0 0-108 0-216 0-324 108 0 216 0 324 0z">
            <text:p/>
          </draw:path>
          <draw:path draw:style-name="gr80" draw:text-style-name="P30" draw:layer="layout" svg:width="0.621cm" svg:height="0.92cm" svg:x="20.191cm" svg:y="14.693cm" svg:viewBox="0 0 622 921" svg:d="M622 921c0-12 0-25 0-37-21-2-42-3-64-4-64-8-79-23-79-102 0-33 0-66 0-98 79 0 106 0 143 4 0-32 0-63 0-95-36 1-64 4-109 4-11 0-23 0-34 0 0-62 0-123 0-185 0-234 4-348 7-404-5-1-10-3-15-4-32 11-65 23-98 34-124 204-249 408-373 612 5 11 10 22 15 34 117 0 234 0 351 0 0 32 0 65 0 98 0 79-15 98-79 102-28 1-56 2-83 4 0 12 0 25 0 37 71-3 143-3 215-3 67 0 135 0 203 3zM366 593c-94 0-189 0-283 0 94-155 189-310 283-465 0 155 0 310 0 465z">
            <text:p/>
          </draw:path>
          <draw:path draw:style-name="gr80" draw:text-style-name="P30" draw:layer="layout" svg:width="0.433cm" svg:height="1.173cm" svg:x="21.122cm" svg:y="14.693cm" svg:viewBox="0 0 434 1174" svg:d="M434 42c0-14 0-28 0-42-64 4-132 4-196 4-65 0-129 0-193-4 0 14 0 28 0 42 22 1 43 2 64 3 61 4 68 15 68 117 0 260 0 519 0 778 0 110-19 151-71 151-34 0-61-7-91-26-5 2-10 5-15 8 3 32 5 65 8 98 11 1 22 2 33 3 2 0 3 0 4 0 49 0 125-41 174-105 68-80 83-148 83-306 0-200 0-400 0-601 0-102 7-113 68-117 21-1 42-2 64-3z">
            <text:p/>
          </draw:path>
          <draw:path draw:style-name="gr80" draw:text-style-name="P30" draw:layer="layout" svg:width="0.467cm" svg:height="1.249cm" svg:x="21.669cm" svg:y="14.629cm" svg:viewBox="0 0 468 1250" svg:d="M0 1250c25 0 50 0 75 0 131-417 262-833 393-1250-24 0-48 0-72 0-132 417-264 833-396 1250z">
            <text:p/>
          </draw:path>
          <draw:path draw:style-name="gr80" draw:text-style-name="P30" draw:layer="layout" svg:width="0.478cm" svg:height="0.645cm" svg:x="22.265cm" svg:y="14.992cm" svg:viewBox="0 0 479 646" svg:d="M479 423c0-42-11-72-38-98-34-34-79-49-192-72-109-19-147-45-147-109 0-65 49-102 128-102 87 0 155 45 155 109 0 10 0 20 0 30 12 0 25 0 37 0 4-75 4-109 8-151-72-22-117-30-174-30-150 0-245 72-245 189 0 64 27 109 91 140 34 15 105 34 196 56 56 12 83 38 83 91 0 72-68 121-159 121-98 0-165-46-165-114 0-17 0-35 0-52-14 0-28 0-42 0 0 90-4 132-15 185 68 22 121 30 181 30 173 0 298-91 298-223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g draw:style-name="gr28">
          <draw:path draw:style-name="gr82" draw:text-style-name="P1" draw:layer="layout" svg:width="5.555cm" svg:height="5.432cm" draw:transform="skewX (0.00174532925199427) rotate (-2.41518661890975) translate (10.7421562157411cm 4.49224397085458cm)" svg:viewBox="0 0 5556 5433" svg:d="M0 5433c730-1096 1489-1926 1421-2671-68-746-255-1881 513-2349 768-467 3516-902 3622 871">
            <text:p/>
          </draw:path>
          <draw:custom-shape draw:style-name="gr73" draw:text-style-name="P27" draw:layer="layout" svg:width="0.273cm" svg:height="0.274cm" svg:x="5.708cm" svg:y="2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6.03cm" svg:y="3.0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7.198cm" svg:y="4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5.709cm" svg:y="6.4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6.769cm" svg:y="5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6.229cm" svg:y="6.0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5.572cm" svg:y="1.5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5.532cm" svg:y="0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7.365cm" svg:y="4.1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8">
          <draw:path draw:style-name="gr82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73" draw:text-style-name="P27" draw:layer="layout" svg:width="0.273cm" svg:height="0.274cm" svg:x="9.408cm" svg:y="14.8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9.73cm" svg:y="15.5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9.198cm" svg:y="1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7.709cm" svg:y="20.3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8.769cm" svg:y="19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8.229cm" svg:y="19.9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9.272cm" svg:y="14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9.232cm" svg:y="13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9.365cm" svg:y="18.1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6" draw:text-style-name="P33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7" draw:text-style-name="P34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7" draw:text-style-name="P34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7" draw:text-style-name="P34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7" draw:text-style-name="P34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8">
          <draw:path draw:style-name="gr82" draw:text-style-name="P1" draw:layer="layout" svg:width="5.555cm" svg:height="5.432cm" draw:transform="skewX (0.00174532925199433) rotate (-2.41518661890975) translate (25.9431562157411cm 4.75324397085458cm)" svg:viewBox="0 0 5556 5433" svg:d="M0 5433c730-1096 1489-1926 1421-2671-68-746-255-1881 513-2349 768-467 3516-902 3622 871">
            <text:p/>
          </draw:path>
          <draw:custom-shape draw:style-name="gr73" draw:text-style-name="P27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8">
          <draw:path draw:style-name="gr82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73" draw:text-style-name="P27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6" draw:text-style-name="P33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7" draw:text-style-name="P34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7" draw:text-style-name="P34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7" draw:text-style-name="P34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7" draw:text-style-name="P34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8" draw:text-style-name="P27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89" draw:text-style-name="P27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90" draw:text-style-name="P35" draw:layer="layout" svg:width="0.951cm" svg:height="0.992cm" svg:x="5.911cm" svg:y="3.802cm">
          <draw:text-box>
            <text:p><text:span text:style-name="T11">+</text:span></text:p>
          </draw:text-box>
        </draw:frame>
        <draw:frame draw:style-name="gr90" draw:text-style-name="P35" draw:layer="layout" svg:width="0.951cm" svg:height="0.992cm" svg:x="20.87cm" svg:y="3.703cm">
          <draw:text-box>
            <text:p><text:span text:style-name="T11">+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1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g draw:style-name="gr28">
          <draw:path draw:style-name="gr82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91" draw:text-style-name="P36" draw:layer="layout" svg:width="0.343cm" svg:height="0.343cm" svg:x="5.708cm" svg:y="15.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6.03cm" svg:y="15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7.198cm" svg:y="17.72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5.709cm" svg:y="19.2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6.769cm" svg:y="18.44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6.229cm" svg:y="18.86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5.572cm" svg:y="14.3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5.532cm" svg:y="13.5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7.365cm" svg:y="16.99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86" draw:text-style-name="P33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7" draw:text-style-name="P34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7" draw:text-style-name="P34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7" draw:text-style-name="P34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7" draw:text-style-name="P34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8">
          <draw:path draw:style-name="gr82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91" draw:text-style-name="P36" draw:layer="layout" svg:width="0.343cm" svg:height="0.343cm" svg:x="20.909cm" svg:y="14.43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1.231cm" svg:y="15.17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1.899cm" svg:y="17.4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0.41cm" svg:y="18.91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1.47cm" svg:y="18.1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0.93cm" svg:y="18.56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0.773cm" svg:y="13.62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0.733cm" svg:y="12.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2.066cm" svg:y="16.69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28">
          <draw:path draw:style-name="gr82" draw:text-style-name="P1" draw:layer="layout" svg:width="5.555cm" svg:height="5.432cm" draw:transform="skewX (0.00174532925199427) rotate (-2.41518661890975) translate (22.5431562157411cm 4.73787315018591cm)" svg:viewBox="0 0 5556 5433" svg:d="M0 5433c730-1096 1489-1926 1421-2671-68-746-255-1881 513-2349 768-467 3516-902 3622 871">
            <text:p/>
          </draw:path>
          <draw:custom-shape draw:style-name="gr91" draw:text-style-name="P36" draw:layer="layout" svg:width="0.343cm" svg:height="0.343cm" svg:x="20.91cm" svg:y="3.17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1.232cm" svg:y="3.90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1.9cm" svg:y="6.1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0.411cm" svg:y="7.65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1.471cm" svg:y="6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0.931cm" svg:y="7.29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0.774cm" svg:y="2.3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0.734cm" svg:y="1.53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2.067cm" svg:y="5.42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86" draw:text-style-name="P33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7" draw:text-style-name="P34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7" draw:text-style-name="P34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7" draw:text-style-name="P34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7" draw:text-style-name="P34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92" draw:text-style-name="P27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89" draw:text-style-name="P27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28">
          <draw:path draw:style-name="gr82" draw:text-style-name="P1" draw:layer="layout" svg:width="5.555cm" svg:height="5.432cm" draw:transform="skewX (0.00174532925199427) rotate (-2.41518661890975) translate (10.7031562157411cm 4.50787315018591cm)" svg:viewBox="0 0 5556 5433" svg:d="M0 5433c730-1096 1489-1926 1421-2671-68-746-255-1881 513-2349 768-467 3516-902 3622 871">
            <text:p/>
          </draw:path>
          <draw:custom-shape draw:style-name="gr91" draw:text-style-name="P36" draw:layer="layout" svg:width="0.343cm" svg:height="0.343cm" svg:x="9.369cm" svg:y="2.0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9.691cm" svg:y="2.7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9.159cm" svg:y="6.0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2" draw:style-name="gr91" draw:text-style-name="P36" draw:layer="layout" svg:width="0.343cm" svg:height="0.343cm" svg:x="7.67cm" svg:y="7.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name="ZZZoksmall" draw:style-name="gr91" draw:text-style-name="P36" draw:layer="layout" svg:width="0.343cm" svg:height="0.343cm" svg:x="8.73cm" svg:y="6.7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" draw:style-name="gr91" draw:text-style-name="P36" draw:layer="layout" svg:width="0.343cm" svg:height="0.343cm" svg:x="8.19cm" svg:y="7.18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9.233cm" svg:y="1.2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9.193cm" svg:y="0.4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9.326cm" svg:y="5.3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93" draw:text-style-name="P37" draw:layer="layout" svg:width="0.875cm" svg:height="0.992cm" svg:x="21.5cm" svg:y="2.491cm">
          <draw:text-box>
            <text:p><text:span text:style-name="T12">–</text:span></text:p>
          </draw:text-box>
        </draw:frame>
        <draw:frame draw:style-name="gr93" draw:text-style-name="P37" draw:layer="layout" svg:width="0.875cm" svg:height="0.992cm" svg:x="9.951cm" svg:y="1.53cm">
          <draw:text-box>
            <text:p><text:span text:style-name="T12">–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g draw:style-name="gr28">
          <draw:path draw:style-name="gr82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91" draw:text-style-name="P36" draw:layer="layout" svg:width="0.273cm" svg:height="0.274cm" svg:x="5.708cm" svg:y="15.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6.03cm" svg:y="15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7.198cm" svg:y="17.7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5.709cm" svg:y="19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6.769cm" svg:y="18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6.229cm" svg:y="18.8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5.572cm" svg:y="14.3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5.532cm" svg:y="13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7.365cm" svg:y="16.9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6" draw:text-style-name="P33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7" draw:text-style-name="P34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7" draw:text-style-name="P34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7" draw:text-style-name="P34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7" draw:text-style-name="P34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8">
          <draw:path draw:style-name="gr82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91" draw:text-style-name="P36" draw:layer="layout" svg:width="0.273cm" svg:height="0.274cm" svg:x="20.909cm" svg:y="14.4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21.231cm" svg:y="15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21.899cm" svg:y="17.4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20.41cm" svg:y="18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21.47cm" svg:y="18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20.93cm" svg:y="18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20.773cm" svg:y="13.6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20.733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22.066cm" svg:y="16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8">
          <draw:path draw:style-name="gr82" draw:text-style-name="P1" draw:layer="layout" svg:width="5.555cm" svg:height="5.432cm" draw:transform="skewX (0.00174532925199427) rotate (-2.41518661890975) translate (22.5431562157411cm 4.73787315018589cm)" svg:viewBox="0 0 5556 5433" svg:d="M0 5433c730-1096 1489-1926 1421-2671-68-746-255-1881 513-2349 768-467 3516-902 3622 871">
            <text:p/>
          </draw:path>
          <draw:custom-shape draw:style-name="gr91" draw:text-style-name="P36" draw:layer="layout" svg:width="0.273cm" svg:height="0.274cm" svg:x="20.91cm" svg:y="3.1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21.232cm" svg:y="3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21.9cm" svg:y="6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20.411cm" svg:y="7.6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21.471cm" svg:y="6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20.931cm" svg:y="7.2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20.774cm" svg:y="2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20.734cm" svg:y="1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22.067cm" svg:y="5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6" draw:text-style-name="P33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7" draw:text-style-name="P34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7" draw:text-style-name="P34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7" draw:text-style-name="P34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7" draw:text-style-name="P34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92" draw:text-style-name="P27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89" draw:text-style-name="P27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28">
          <draw:path draw:style-name="gr82" draw:text-style-name="P1" draw:layer="layout" svg:width="5.555cm" svg:height="5.432cm" draw:transform="skewX (0.00174532925199427) rotate (-2.41518661890975) translate (10.7031562157411cm 4.50787315018589cm)" svg:viewBox="0 0 5556 5433" svg:d="M0 5433c730-1096 1489-1926 1421-2671-68-746-255-1881 513-2349 768-467 3516-902 3622 871">
            <text:p/>
          </draw:path>
          <draw:custom-shape draw:style-name="gr91" draw:text-style-name="P36" draw:layer="layout" svg:width="0.273cm" svg:height="0.274cm" svg:x="9.369cm" svg:y="2.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9.691cm" svg:y="2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9.159cm" svg:y="6.0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7.67cm" svg:y="7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8.73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8.19cm" svg:y="7.1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9.233cm" svg:y="1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9.193cm" svg:y="0.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9.326cm" svg:y="5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3" draw:text-style-name="P37" draw:layer="layout" svg:width="0.875cm" svg:height="0.992cm" svg:x="21.223cm" svg:y="0.805cm">
          <draw:text-box>
            <text:p><text:span text:style-name="T12">–</text:span></text:p>
          </draw:text-box>
        </draw:frame>
        <draw:frame draw:style-name="gr93" draw:text-style-name="P37" draw:layer="layout" svg:width="0.875cm" svg:height="0.992cm" svg:x="9.524cm" svg:y="0.805cm">
          <draw:text-box>
            <text:p><text:span text:style-name="T12">–</text:span></text:p>
          </draw:text-box>
        </draw:frame>
        <draw:custom-shape draw:name="XXXtestXXX" draw:style-name="gr91" draw:text-style-name="P36" draw:layer="layout" svg:width="0.274cm" svg:height="0.274cm" svg:x="13.194cm" svg:y="11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YYYtestYYY" draw:style-name="gr94" draw:text-style-name="P36" draw:layer="layout" svg:width="0.495cm" svg:height="0.495cm" svg:x="15.971cm" svg:y="11.2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7" draw:layer="layout" svg:width="21.219cm" svg:height="10.476cm" svg:x="0.185cm" svg:y="2.123cm" draw:page-number="1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g draw:style-name="gr28">
          <draw:path draw:style-name="gr82" draw:text-style-name="P1" draw:layer="layout" svg:width="5.555cm" svg:height="5.432cm" draw:transform="skewX (0.00174532925199427) rotate (-2.41518661890975) translate (10.7421562157411cm 4.49224397085458cm)" svg:viewBox="0 0 5556 5433" svg:d="M0 5433c730-1096 1489-1926 1421-2671-68-746-255-1881 513-2349 768-467 3516-902 3622 871">
            <text:p/>
          </draw:path>
          <draw:custom-shape draw:style-name="gr91" draw:text-style-name="P36" draw:layer="layout" svg:width="0.273cm" svg:height="0.274cm" svg:x="9.409cm" svg:y="2.1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9.731cm" svg:y="2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9.199cm" svg:y="6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7.71cm" svg:y="7.6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8.77cm" svg:y="6.8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8.23cm" svg:y="7.2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9.273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9.233cm" svg:y="0.5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9.366cm" svg:y="5.4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8">
          <draw:path draw:style-name="gr82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91" draw:text-style-name="P36" draw:layer="layout" svg:width="0.273cm" svg:height="0.274cm" svg:x="5.709cm" svg:y="15.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6.031cm" svg:y="16.0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7.199cm" svg:y="1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5.71cm" svg:y="19.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6.77cm" svg:y="18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6.23cm" svg:y="19.0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5.573cm" svg:y="14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5.533cm" svg:y="13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7.366cm" svg:y="17.1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6" draw:text-style-name="P33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7" draw:text-style-name="P34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7" draw:text-style-name="P34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7" draw:text-style-name="P34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7" draw:text-style-name="P34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8">
          <draw:path draw:style-name="gr82" draw:text-style-name="P1" draw:layer="layout" svg:width="5.555cm" svg:height="5.432cm" draw:transform="skewX (0.00174532925199433) rotate (-2.41518661890975) translate (25.9431562157411cm 4.75324397085458cm)" svg:viewBox="0 0 5556 5433" svg:d="M0 5433c730-1096 1489-1926 1421-2671-68-746-255-1881 513-2349 768-467 3516-902 3622 871">
            <text:p/>
          </draw:path>
          <draw:custom-shape draw:style-name="gr73" draw:text-style-name="P27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18.71cm" svg:y="2.2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19.032cm" svg:y="3.0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20.2cm" svg:y="4.8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18.711cm" svg:y="6.3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19.771cm" svg:y="5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19.231cm" svg:y="6.0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18.574cm" svg:y="1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18.534cm" svg:y="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20.367cm" svg:y="4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8">
          <draw:path draw:style-name="gr82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73" draw:text-style-name="P27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6" draw:text-style-name="P33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7" draw:text-style-name="P34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7" draw:text-style-name="P34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7" draw:text-style-name="P34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7" draw:text-style-name="P34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92" draw:text-style-name="P27" draw:layer="layout" svg:width="3.898cm" svg:height="0.946cm" draw:transform="skewX (-0.159348560707082) rotate (0.0855211333477221) translate (6.076cm 2.766cm)" draw:kind="arc" draw:start-angle="221.84" draw:end-angle="314.75">
          <text:p/>
        </draw:ellipse>
        <draw:ellipse draw:style-name="gr89" draw:text-style-name="P27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presentation:notes draw:style-name="dp2">
          <draw:page-thumbnail draw:style-name="gr7" draw:layer="layout" svg:width="21.219cm" svg:height="10.476cm" svg:x="0.185cm" svg:y="2.123cm" draw:page-number="1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path draw:style-name="gr79" draw:text-style-name="P29" draw:layer="layout" svg:width="7.366cm" svg:height="8.527cm" draw:transform="rotate (-0.725358837128844) translate (7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kg\cdot m/s}§svg§600§TRUE§</svg:desc>
          <draw:path draw:style-name="gr6" draw:text-style-name="P2" draw:layer="layout" svg:width="0.667cm" svg:height="1.091cm" svg:x="16.389cm" svg:y="18.297cm" svg:viewBox="0 0 668 1092" svg:d="M668 746c0-123-57-193-233-272 141-92 189-158 189-250 0-132-110-224-272-224-185 0-317 118-317 281 0 105 40 162 176 250-61 31-88 44-123 79-57 57-88 127-88 206 0 158 128 276 299 276 202 0 369-158 369-346zM545 807c0 132-96 233-220 233-132 0-219-92-219-237 0-110 48-180 162-250 41 17 82 35 123 52 97 44 154 119 154 202zM519 241c0 88-40 145-136 211-30-13-59-26-88-40-97-48-145-109-145-188 0-101 74-171 184-171s185 74 185 188z">
            <text:p/>
          </draw:path>
          <draw:path draw:style-name="gr6" draw:text-style-name="P2" draw:layer="layout" svg:width="0.812cm" svg:height="1.135cm" svg:x="17.488cm" svg:y="18.24cm" svg:viewBox="0 0 813 1136" svg:d="M813 1092c0-11 0-23 0-35-35 0-79-26-127-74-66-65-132-129-198-193-53-53-70-75-97-106 66-51 132-102 198-153 75-57 115-75 167-75 0-14 0-29 0-44-51 0-102 0-154 0-96 97-171 167-233 215-36 30-73 59-110 88 0-234 0-468 0-702-4-4-8-9-13-13-70 26-123 39-242 57 0 15 0 29 0 44 28 0 56 0 84 0 31 0 40 17 40 61 0 266 0 533 0 799 0 96-5 109-58 109-23 2-47 3-70 5 0 16 0 32 0 48 66-4 132-4 193-4 66 0 128 0 190 4 0-16 0-32 0-48-22-2-44-3-66-5-53 0-58-13-58-109 0-70 0-141 0-211 137 129 273 258 409 386 49-14 97-29 145-44z">
            <text:p/>
          </draw:path>
          <draw:path draw:style-name="gr6" draw:text-style-name="P2" draw:layer="layout" svg:width="0.786cm" svg:height="1.157cm" svg:x="18.35cm" svg:y="18.635cm" svg:viewBox="0 0 787 1158" svg:d="M787 79c-1-6-3-12-4-18-74 2-147 3-220 5-57-44-110-66-189-66-66 0-145 22-207 61-88 49-132 123-132 220 0 109 71 188 185 202-41 32-82 64-123 96-13 22-22 40-22 66 0 39 26 66 101 88-46 23-91 46-136 70-18 13-40 70-40 118 0 141 136 237 334 237 233 0 414-145 414-333 0-110-75-189-181-189-82 0-164 0-246 0-84 0-119-17-119-57 0-22 13-39 53-74 9-5 13-9 18-14 17 0 26 0 39 0 66 0 145-26 211-74 71-48 101-110 101-193 0-31-4-49-17-84 48 0 97 0 145 0 12-20 23-41 35-61zM497 272c0 101-66 167-158 167-106 0-176-79-176-198 0-118 57-188 158-188 106 0 176 87 176 219zM629 882c0 131-123 228-286 228-136 0-229-79-229-193 0-66 40-127 106-158 22-9 66-13 171-13 176 0 238 35 238 136z">
            <text:p/>
          </draw:path>
          <draw:path draw:style-name="gr6" draw:text-style-name="P2" draw:layer="layout" svg:width="0.175cm" svg:height="0.174cm" svg:x="19.621cm" svg:y="18.854cm" svg:viewBox="0 0 176 175" svg:d="M176 88c0-44-44-88-88-88-48 0-88 42-88 88s40 87 88 87 88-39 88-87z">
            <text:p/>
          </draw:path>
          <draw:path draw:style-name="gr6" draw:text-style-name="P2" draw:layer="layout" svg:width="1.318cm" svg:height="0.727cm" svg:x="20.285cm" svg:y="18.635cm" svg:viewBox="0 0 1319 728" svg:d="M1319 728c0-16 0-32 0-48-25-1-50-3-75-4-52 0-57-14-57-110 0-105 0-211 0-316 0-153-88-250-228-250-58 0-102 18-128 39-40 36-79 71-119 106-48-101-114-145-220-145-57 0-101 18-127 39-35 34-70 68-106 101 0-43 0-87 0-131-4-3-8-6-13-9-79 35-158 57-242 66 0 14 0 29 0 44 19 0 39 0 58 0 61 0 66 8 66 109 0 116 0 231 0 347 0 96-5 110-58 110-23 1-47 3-70 4 0 16 0 32 0 48 66-4 132-4 198-4 61 0 123 0 185 4 0-16 0-32 0-48-22-1-44-3-66-4-53 0-58-14-58-110 0-108 0-216 0-325 0-70 102-144 194-144 83 0 141 78 141 193 0 92 0 184 0 276 0 96-5 110-58 110-23 1-46 3-70 4 0 16 0 32 0 48 66-4 128-4 194-4s127 0 193 4c0-16 0-32 0-48-23-1-47-3-70-4-53 0-57-14-57-110 0-108 0-216 0-325 0-70 101-144 193-144 84 0 141 78 141 193 0 146 0 292 0 438 39-4 79-4 123-4s88 0 136 4z">
            <text:p/>
          </draw:path>
          <draw:path draw:style-name="gr6" draw:text-style-name="P2" draw:layer="layout" svg:width="0.544cm" svg:height="1.451cm" svg:x="21.723cm" svg:y="18.218cm" svg:viewBox="0 0 545 1452" svg:d="M0 1452c29 0 59 0 88 0 152-484 305-968 457-1452-28 0-55 0-83 0-154 484-308 968-462 1452z">
            <text:p/>
          </draw:path>
          <draw:path draw:style-name="gr6" draw:text-style-name="P2" draw:layer="layout" svg:width="0.557cm" svg:height="0.754cm" svg:x="22.418cm" svg:y="18.635cm" svg:viewBox="0 0 558 755" svg:d="M558 496c0-49-13-84-44-114-39-40-92-57-224-84-127-26-171-57-171-127 0-74 57-118 149-118 106 0 181 52 181 127 0 12 0 23 0 35 14 0 29 0 43 0 5-92 5-127 9-176-83-26-136-39-202-39-176 0-286 88-286 224 0 74 31 127 106 158 39 22 123 44 228 65 66 18 97 49 97 110 0 84-79 141-185 141-114 0-193-53-193-132 0-21 0-41 0-61-16 0-32 0-48 0 0 105-5 149-18 210 79 26 141 40 211 40 202 0 347-110 347-259z">
            <text:p/>
          </draw:path>
        </draw:g>
        <draw:path draw:style-name="gr79" draw:text-style-name="P29" draw:layer="layout" svg:width="7.366cm" svg:height="8.527cm" draw:transform="skewX (5.93005045969343E-017) 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14" draw:text-style-name="P7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14" draw:text-style-name="P7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14" draw:text-style-name="P7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81" draw:text-style-name="P38" draw:layer="layout" svg:width="5.357cm" svg:height="2.579cm" svg:x="1.652cm" svg:y="16.707cm">
          <draw:text-box>
            <text:p><text:span text:style-name="T10">– </text:span><text:span text:style-name="T10">6 C</text:span></text:p>
          </draw:text-box>
        </draw:frame>
        <draw:line draw:style-name="gr95" draw:text-style-name="P4" draw:layer="layout" svg:x1="6.904cm" svg:y1="8.849cm" svg:x2="13.208cm" svg:y2="12.631cm">
          <text:p/>
        </draw:line>
        <draw:g draw:style-name="gr5">
          <svg:title>TexMaths</svg:title>
          <svg:desc>44§display§\qty{8}{N\cdot s}§svg§600§TRUE§</svg:desc>
          <draw:path draw:style-name="gr80" draw:text-style-name="P30" draw:layer="layout" svg:width="0.667cm" svg:height="1.091cm" svg:x="10.97cm" svg:y="9.922cm" svg:viewBox="0 0 668 1092" svg:d="M668 746c0-123-57-193-233-272 141-97 189-158 189-250 0-132-110-224-272-224-185 0-317 118-317 281 0 105 40 162 176 250-62 30-88 44-123 79-57 57-88 127-88 206 0 158 127 276 303 276 198 0 365-158 365-346zM545 807c0 132-97 232-220 232-132 0-215-92-215-236 0-110 44-180 158-250 41 17 82 35 123 52 97 44 154 119 154 202zM519 241c0 88-35 145-137 211-27-13-55-27-83-40-101-48-150-109-150-188 0-101 75-171 185-171 114 0 185 74 185 188z">
            <text:p/>
          </draw:path>
          <draw:path draw:style-name="gr80" draw:text-style-name="P30" draw:layer="layout" svg:width="1.225cm" svg:height="1.095cm" svg:x="12.064cm" svg:y="9.918cm" svg:viewBox="0 0 1226 1096" svg:d="M1226 48c0-16 0-32 0-48-61 4-123 4-184 4-62 0-119 0-180-4 0 16 0 32 0 48 23 2 46 3 70 5 70 4 79 17 79 136 0 241 0 482 0 723-248-304-495-608-743-912-28 1-53 4-83 4-75 0-123-3-185-4 0 16 0 32 0 48 22 2 44 3 66 5 70 4 79 17 79 136 0 231 0 462 0 693 0 118-9 131-79 135-22 2-44 3-66 5 0 16 0 32 0 48 57-4 119-4 180-4 62 0 123 0 185 4 0-16 0-32 0-48-24-2-47-3-70-5-71-4-80-17-80-135 0-239 0-477 0-715 244 301 487 602 730 903 47 9 94 18 141 26 0-17-5-43-5-57 0-283 0-567 0-850 0-119 9-132 79-136 22-2 44-3 66-5z">
            <text:p/>
          </draw:path>
          <draw:path draw:style-name="gr80" draw:text-style-name="P30" draw:layer="layout" svg:width="0.175cm" svg:height="0.174cm" svg:x="13.783cm" svg:y="10.479cm" svg:viewBox="0 0 176 175" svg:d="M176 88c0-44-44-88-88-88-48 0-88 42-88 88s40 87 88 87 88-39 88-87z">
            <text:p/>
          </draw:path>
          <draw:path draw:style-name="gr80" draw:text-style-name="P30" draw:layer="layout" svg:width="0.557cm" svg:height="0.753cm" svg:x="14.469cm" svg:y="10.26cm" svg:viewBox="0 0 558 754" svg:d="M558 496c0-49-13-84-44-114-39-40-92-57-228-84-123-26-167-57-167-127 0-75 52-118 149-118 101 0 180 52 180 127 0 12 0 23 0 35 15 0 30 0 44 0 0-92 5-127 9-176-83-26-136-39-202-39-180 0-290 88-290 224 0 74 35 127 105 158 44 21 123 43 229 65 70 18 101 49 101 110 0 83-79 140-189 140s-193-52-193-131c0-21 0-41 0-62-15 0-30 0-44 0 0 106-5 149-18 211 79 26 141 39 211 39 202 0 347-109 347-25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5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path draw:style-name="gr79" draw:text-style-name="P29" draw:layer="layout" svg:width="7.366cm" svg:height="8.527cm" draw:transform="rotate (-0.725358837128844) translate (4.9315482127998cm -0.765192006822362cm)" svg:viewBox="0 0 7367 8528" svg:d="M5374 4381c88-956 2109-3142 1125-3741s-5001-1398-5138 873c-137 2272 712 1411-784 3105s169 2678 2116 3470c1947 791 2517 541 4241-959 1570-1196-1647-1793-1560-2748z">
          <text:p/>
        </draw:path>
        <draw:path draw:style-name="gr79" draw:text-style-name="P29" draw:layer="layout" svg:width="7.366cm" svg:height="8.527cm" draw:transform="rotate (-0.725358837128844) translate (23.2955482127998cm -1.12219200682236cm)" svg:viewBox="0 0 7367 8528" svg:d="M5374 4381c88-956 2109-3142 1125-3741s-5001-1398-5138 873c-137 2272 712 1411-784 3105s169 2678 2116 3470c1947 791 2517 541 4241-959 1570-1196-1647-1793-1560-2748z">
          <text:p/>
        </draw:path>
        <draw:line draw:style-name="gr96" draw:text-style-name="P4" draw:layer="layout" svg:x1="26.107cm" svg:y1="5.424cm" svg:x2="29.198cm" svg:y2="5.848cm">
          <text:p/>
        </draw:line>
        <draw:frame draw:style-name="gr97" draw:text-style-name="P39" draw:layer="layout" svg:width="3.956cm" svg:height="1.521cm" svg:x="6.054cm" svg:y="5.763cm">
          <draw:text-box>
            <text:p><text:span text:style-name="T13">+5 J/s</text:span></text:p>
          </draw:text-box>
        </draw:frame>
        <draw:frame draw:style-name="gr98" draw:text-style-name="P40" draw:layer="layout" svg:width="3.821cm" svg:height="1.521cm" svg:x="4.398cm" svg:y="3.975cm">
          <draw:text-box>
            <text:p><text:span text:style-name="T14">–</text:span><text:span text:style-name="T14">5 J/s</text:span></text:p>
          </draw:text-box>
        </draw:frame>
        <draw:frame draw:style-name="gr99" draw:text-style-name="P39" draw:layer="layout" svg:width="2.509cm" svg:height="1.521cm" svg:x="26.154cm" svg:y="6.064cm">
          <draw:text-box>
            <text:p><text:span text:style-name="T13">8 N</text:span></text:p>
          </draw:text-box>
        </draw:frame>
        <draw:line draw:style-name="gr100" draw:text-style-name="P4" draw:layer="layout" svg:x1="26.382cm" svg:y1="4.514cm" svg:x2="23.291cm" svg:y2="4.09cm">
          <text:p/>
        </draw:line>
        <draw:frame draw:style-name="gr101" draw:text-style-name="P41" draw:layer="layout" svg:width="3.973cm" svg:height="1.377cm" svg:x="25.417cm" svg:y="7.147cm">
          <draw:text-box>
            <text:p text:style-name="P4"><text:span text:style-name="T15">through</text:span></text:p>
            <text:p text:style-name="P4"><text:span text:style-name="T15">whole surface</text:span></text:p>
          </draw:text-box>
        </draw:frame>
        <draw:frame draw:style-name="gr101" draw:text-style-name="P41" draw:layer="layout" svg:width="3.973cm" svg:height="1.377cm" svg:x="6.218cm" svg:y="7.048cm">
          <draw:text-box>
            <text:p text:style-name="P4"><text:span text:style-name="T15">through</text:span></text:p>
            <text:p text:style-name="P4"><text:span text:style-name="T15">whole surface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6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style-name="gr102" draw:text-style-name="P42" draw:layer="layout" svg:width="14.861cm" svg:height="9.485cm" svg:x="1.414cm" svg:y="8.956cm">
          <text:p/>
          <draw:enhanced-geometry svg:viewBox="0 0 21600 21600" draw:glue-points="?f0 0 ?f1 10800 0 21600 10800 21600 21600 21600 ?f7 10800" draw:text-areas="?f1 10800 ?f2 18000 ?f3 7200 ?f4 21600" draw:type="isosceles-triangle" draw:modifiers="6723.294307630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42" draw:layer="layout" svg:width="14.861cm" svg:height="9.485cm" svg:x="13.342cm" svg:y="0.929cm">
          <text:p/>
          <draw:enhanced-geometry svg:viewBox="0 0 21600 21600" draw:glue-points="?f0 0 ?f1 10800 0 21600 10800 21600 21600 21600 ?f7 10800" draw:text-areas="?f1 10800 ?f2 18000 ?f3 7200 ?f4 21600" draw:type="isosceles-triangle" draw:modifiers="6723.294307630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3" draw:text-style-name="P4" draw:layer="layout" svg:x1="3.169cm" svg:y1="14.368cm" svg:x2="3.168cm" svg:y2="10.768cm">
          <text:p/>
        </draw:line>
        <draw:line draw:style-name="gr103" draw:text-style-name="P43" draw:layer="layout" svg:x1="10.519cm" svg:y1="12.81cm" svg:x2="12.318cm" svg:y2="13.71cm">
          <text:p/>
        </draw:line>
        <draw:line draw:style-name="gr103" draw:text-style-name="P4" draw:layer="layout" svg:x1="9.82cm" svg:y1="18.66cm" svg:x2="8.019cm" svg:y2="19.56cm">
          <text:p/>
        </draw:line>
        <draw:line draw:style-name="gr104" draw:text-style-name="P43" draw:layer="layout" svg:x1="11.374cm" svg:y1="14.29cm" svg:x2="9.575cm" svg:y2="13.39cm">
          <text:p/>
        </draw:line>
        <draw:line draw:style-name="gr104" draw:text-style-name="P4" draw:layer="layout" svg:x1="4.619cm" svg:y1="12.395cm" svg:x2="4.62cm" svg:y2="15.995cm">
          <text:p/>
        </draw:line>
        <draw:line draw:style-name="gr104" draw:text-style-name="P4" draw:layer="layout" svg:x1="8.419cm" svg:y1="18.16cm" svg:x2="10.218cm" svg:y2="17.26cm">
          <text:p/>
        </draw:line>
        <draw:frame draw:style-name="gr105" draw:text-style-name="P44" draw:layer="layout" svg:width="3.804cm" svg:height="1.026cm" svg:x="1.418cm" svg:y="9.915cm">
          <draw:text-box>
            <text:p><text:span text:style-name="T16">(0, 4, 0) N</text:span></text:p>
          </draw:text-box>
        </draw:frame>
        <draw:frame draw:style-name="gr106" draw:text-style-name="P44" draw:layer="layout" svg:width="4.193cm" svg:height="1.026cm" svg:x="11.949cm" svg:y="12.608cm">
          <draw:text-box>
            <text:p><text:span text:style-name="T16">(2, –1, 0) N</text:span></text:p>
          </draw:text-box>
        </draw:frame>
        <draw:frame draw:style-name="gr107" draw:text-style-name="P44" draw:layer="layout" svg:width="4.583cm" svg:height="1.026cm" svg:x="3.511cm" svg:y="18.838cm">
          <draw:text-box>
            <text:p><text:span text:style-name="T16">(–2, –1, 0) N</text:span></text:p>
          </draw:text-box>
        </draw:frame>
        <draw:line draw:style-name="gr96" draw:text-style-name="P4" draw:layer="layout" svg:x1="22.917cm" svg:y1="4.551cm" svg:x2="22.916cm" svg:y2="2.751cm">
          <text:p/>
        </draw:line>
        <draw:frame draw:style-name="gr105" draw:text-style-name="P45" draw:layer="layout" svg:width="3.804cm" svg:height="1.026cm" svg:x="23.2cm" svg:y="2.716cm">
          <draw:text-box>
            <text:p><text:span text:style-name="T17">(0, 2, 0) N</text:span></text:p>
          </draw:text-box>
        </draw:frame>
        <draw:line draw:style-name="gr100" draw:text-style-name="P4" draw:layer="layout" svg:x1="21.308cm" svg:y1="5.638cm" svg:x2="21.309cm" svg:y2="7.438cm">
          <text:p/>
        </draw:line>
        <draw:frame draw:style-name="gr101" draw:text-style-name="P41" draw:layer="layout" svg:width="3.973cm" svg:height="1.377cm" svg:x="23.116cm" svg:y="3.66cm">
          <draw:text-box>
            <text:p text:style-name="P4"><text:span text:style-name="T15">through</text:span></text:p>
            <text:p text:style-name="P4"><text:span text:style-name="T15">whole surface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style-name="gr108" draw:text-style-name="P42" draw:layer="layout" svg:width="7.489cm" svg:height="7.489cm" svg:x="3.125cm" svg:y="7.047cm">
          <text:p/>
          <draw:enhanced-geometry svg:viewBox="0 0 21600 21600" draw:type="rectangle" draw:enhanced-path="M 0 0 L 21600 0 21600 21600 0 21600 0 0 Z N"/>
        </draw:custom-shape>
        <draw:line draw:style-name="gr103" draw:text-style-name="P43" draw:layer="layout" svg:x1="5.863cm" svg:y1="6.591cm" svg:x2="7.875cm" svg:y2="6.591cm">
          <text:p/>
        </draw:line>
        <draw:line draw:style-name="gr103" draw:text-style-name="P43" draw:layer="layout" svg:x1="5.863cm" svg:y1="14.991cm" svg:x2="7.875cm" svg:y2="14.991cm">
          <text:p/>
        </draw:line>
        <draw:line draw:style-name="gr103" draw:text-style-name="P43" draw:layer="layout" svg:x1="0.792cm" svg:y1="10.791cm" svg:x2="2.804cm" svg:y2="10.791cm">
          <text:p/>
        </draw:line>
        <draw:line draw:style-name="gr103" draw:text-style-name="P43" draw:layer="layout" svg:x1="10.952cm" svg:y1="10.791cm" svg:x2="12.964cm" svg:y2="10.791cm">
          <text:p/>
        </draw:line>
        <draw:line draw:style-name="gr104" draw:text-style-name="P43" draw:layer="layout" svg:x1="10.324cm" svg:y1="10.791cm" svg:x2="8.312cm" svg:y2="10.791cm">
          <text:p/>
        </draw:line>
        <draw:line draw:style-name="gr104" draw:text-style-name="P43" draw:layer="layout" svg:x1="5.464cm" svg:y1="10.791cm" svg:x2="3.452cm" svg:y2="10.791cm">
          <text:p/>
        </draw:line>
        <draw:line draw:style-name="gr104" draw:text-style-name="P43" draw:layer="layout" svg:x1="7.875cm" svg:y1="13.991cm" svg:x2="5.863cm" svg:y2="13.991cm">
          <text:p/>
        </draw:line>
        <draw:line draw:style-name="gr104" draw:text-style-name="P43" draw:layer="layout" svg:x1="7.875cm" svg:y1="7.591cm" svg:x2="5.863cm" svg:y2="7.591cm">
          <text:p/>
        </draw:line>
        <draw:custom-shape draw:style-name="gr109" draw:text-style-name="P42" draw:layer="layout" svg:width="7.489cm" svg:height="7.489cm" svg:x="18.085cm" svg:y="6.785cm">
          <text:p/>
          <draw:enhanced-geometry svg:viewBox="0 0 21600 21600" draw:type="rectangle" draw:enhanced-path="M 0 0 L 21600 0 21600 21600 0 21600 0 0 Z N"/>
        </draw:custom-shape>
        <draw:line draw:style-name="gr104" draw:text-style-name="P43" draw:layer="layout" svg:x1="25.135cm" svg:y1="7.329cm" svg:x2="23.123cm" svg:y2="7.329cm">
          <text:p/>
        </draw:line>
        <draw:line draw:style-name="gr103" draw:text-style-name="P43" draw:layer="layout" svg:x1="25.872cm" svg:y1="6.329cm" svg:x2="27.884cm" svg:y2="6.329cm">
          <text:p/>
        </draw:line>
        <draw:frame draw:style-name="gr110" draw:text-style-name="P41" draw:layer="layout" svg:width="2.509cm" svg:height="1.94cm" svg:x="25.517cm" svg:y="6.559cm">
          <draw:text-box>
            <text:p text:style-name="P4"><text:span text:style-name="T15">through</text:span></text:p>
            <text:p text:style-name="P4"><text:span text:style-name="T15">whole</text:span></text:p>
            <text:p text:style-name="P4"><text:span text:style-name="T15">surface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path draw:style-name="gr79" draw:text-style-name="P29" draw:layer="layout" svg:width="7.366cm" svg:height="8.527cm" draw:transform="rotate (-0.725358837128844) translate (7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kg\cdot m/s}§svg§600§TRUE§</svg:desc>
          <draw:path draw:style-name="gr6" draw:text-style-name="P2" draw:layer="layout" svg:width="0.667cm" svg:height="1.091cm" svg:x="16.389cm" svg:y="18.297cm" svg:viewBox="0 0 668 1092" svg:d="M668 746c0-123-57-193-233-272 141-92 189-158 189-250 0-132-110-224-272-224-185 0-317 118-317 281 0 105 40 162 176 250-61 31-88 44-123 79-57 57-88 127-88 206 0 158 128 276 299 276 202 0 369-158 369-346zM545 807c0 132-96 233-220 233-132 0-219-92-219-237 0-110 48-180 162-250 41 17 82 35 123 52 97 44 154 119 154 202zM519 241c0 88-40 145-136 211-30-13-59-26-88-40-97-48-145-109-145-188 0-101 74-171 184-171s185 74 185 188z">
            <text:p/>
          </draw:path>
          <draw:path draw:style-name="gr6" draw:text-style-name="P2" draw:layer="layout" svg:width="0.812cm" svg:height="1.135cm" svg:x="17.488cm" svg:y="18.24cm" svg:viewBox="0 0 813 1136" svg:d="M813 1092c0-11 0-23 0-35-35 0-79-26-127-74-66-65-132-129-198-193-53-53-70-75-97-106 66-51 132-102 198-153 75-57 115-75 167-75 0-14 0-29 0-44-51 0-102 0-154 0-96 97-171 167-233 215-36 30-73 59-110 88 0-234 0-468 0-702-4-4-8-9-13-13-70 26-123 39-242 57 0 15 0 29 0 44 28 0 56 0 84 0 31 0 40 17 40 61 0 266 0 533 0 799 0 96-5 109-58 109-23 2-47 3-70 5 0 16 0 32 0 48 66-4 132-4 193-4 66 0 128 0 190 4 0-16 0-32 0-48-22-2-44-3-66-5-53 0-58-13-58-109 0-70 0-141 0-211 137 129 273 258 409 386 49-14 97-29 145-44z">
            <text:p/>
          </draw:path>
          <draw:path draw:style-name="gr6" draw:text-style-name="P2" draw:layer="layout" svg:width="0.786cm" svg:height="1.157cm" svg:x="18.35cm" svg:y="18.635cm" svg:viewBox="0 0 787 1158" svg:d="M787 79c-1-6-3-12-4-18-74 2-147 3-220 5-57-44-110-66-189-66-66 0-145 22-207 61-88 49-132 123-132 220 0 109 71 188 185 202-41 32-82 64-123 96-13 22-22 40-22 66 0 39 26 66 101 88-46 23-91 46-136 70-18 13-40 70-40 118 0 141 136 237 334 237 233 0 414-145 414-333 0-110-75-189-181-189-82 0-164 0-246 0-84 0-119-17-119-57 0-22 13-39 53-74 9-5 13-9 18-14 17 0 26 0 39 0 66 0 145-26 211-74 71-48 101-110 101-193 0-31-4-49-17-84 48 0 97 0 145 0 12-20 23-41 35-61zM497 272c0 101-66 167-158 167-106 0-176-79-176-198 0-118 57-188 158-188 106 0 176 87 176 219zM629 882c0 131-123 228-286 228-136 0-229-79-229-193 0-66 40-127 106-158 22-9 66-13 171-13 176 0 238 35 238 136z">
            <text:p/>
          </draw:path>
          <draw:path draw:style-name="gr6" draw:text-style-name="P2" draw:layer="layout" svg:width="0.175cm" svg:height="0.174cm" svg:x="19.621cm" svg:y="18.854cm" svg:viewBox="0 0 176 175" svg:d="M176 88c0-44-44-88-88-88-48 0-88 42-88 88s40 87 88 87 88-39 88-87z">
            <text:p/>
          </draw:path>
          <draw:path draw:style-name="gr6" draw:text-style-name="P2" draw:layer="layout" svg:width="1.318cm" svg:height="0.727cm" svg:x="20.285cm" svg:y="18.635cm" svg:viewBox="0 0 1319 728" svg:d="M1319 728c0-16 0-32 0-48-25-1-50-3-75-4-52 0-57-14-57-110 0-105 0-211 0-316 0-153-88-250-228-250-58 0-102 18-128 39-40 36-79 71-119 106-48-101-114-145-220-145-57 0-101 18-127 39-35 34-70 68-106 101 0-43 0-87 0-131-4-3-8-6-13-9-79 35-158 57-242 66 0 14 0 29 0 44 19 0 39 0 58 0 61 0 66 8 66 109 0 116 0 231 0 347 0 96-5 110-58 110-23 1-47 3-70 4 0 16 0 32 0 48 66-4 132-4 198-4 61 0 123 0 185 4 0-16 0-32 0-48-22-1-44-3-66-4-53 0-58-14-58-110 0-108 0-216 0-325 0-70 102-144 194-144 83 0 141 78 141 193 0 92 0 184 0 276 0 96-5 110-58 110-23 1-46 3-70 4 0 16 0 32 0 48 66-4 128-4 194-4s127 0 193 4c0-16 0-32 0-48-23-1-47-3-70-4-53 0-57-14-57-110 0-108 0-216 0-325 0-70 101-144 193-144 84 0 141 78 141 193 0 146 0 292 0 438 39-4 79-4 123-4s88 0 136 4z">
            <text:p/>
          </draw:path>
          <draw:path draw:style-name="gr6" draw:text-style-name="P2" draw:layer="layout" svg:width="0.544cm" svg:height="1.451cm" svg:x="21.723cm" svg:y="18.218cm" svg:viewBox="0 0 545 1452" svg:d="M0 1452c29 0 59 0 88 0 152-484 305-968 457-1452-28 0-55 0-83 0-154 484-308 968-462 1452z">
            <text:p/>
          </draw:path>
          <draw:path draw:style-name="gr6" draw:text-style-name="P2" draw:layer="layout" svg:width="0.557cm" svg:height="0.754cm" svg:x="22.418cm" svg:y="18.635cm" svg:viewBox="0 0 558 755" svg:d="M558 496c0-49-13-84-44-114-39-40-92-57-224-84-127-26-171-57-171-127 0-74 57-118 149-118 106 0 181 52 181 127 0 12 0 23 0 35 14 0 29 0 43 0 5-92 5-127 9-176-83-26-136-39-202-39-176 0-286 88-286 224 0 74 31 127 106 158 39 22 123 44 228 65 66 18 97 49 97 110 0 84-79 141-185 141-114 0-193-53-193-132 0-21 0-41 0-61-16 0-32 0-48 0 0 105-5 149-18 210 79 26 141 40 211 40 202 0 347-110 347-259z">
            <text:p/>
          </draw:path>
        </draw:g>
        <draw:frame draw:style-name="gr81" draw:text-style-name="P38" draw:layer="layout" svg:width="5.357cm" svg:height="2.579cm" svg:x="1.652cm" svg:y="16.707cm">
          <draw:text-box>
            <text:p><text:span text:style-name="T10">– </text:span><text:span text:style-name="T10">6 C</text:span></text:p>
          </draw:text-box>
        </draw:frame>
        <draw:line draw:style-name="gr95" draw:text-style-name="P4" draw:layer="layout" svg:x1="6.904cm" svg:y1="8.849cm" svg:x2="13.208cm" svg:y2="12.631cm">
          <text:p/>
        </draw:line>
        <draw:g draw:style-name="gr5">
          <svg:title>TexMaths</svg:title>
          <svg:desc>44§display§\qty{8}{N\cdot s}§svg§600§TRUE§</svg:desc>
          <draw:path draw:style-name="gr80" draw:text-style-name="P30" draw:layer="layout" svg:width="0.667cm" svg:height="1.091cm" svg:x="10.97cm" svg:y="9.922cm" svg:viewBox="0 0 668 1092" svg:d="M668 746c0-123-57-193-233-272 141-97 189-158 189-250 0-132-110-224-272-224-185 0-317 118-317 281 0 105 40 162 176 250-62 30-88 44-123 79-57 57-88 127-88 206 0 158 127 276 303 276 198 0 365-158 365-346zM545 807c0 132-97 232-220 232-132 0-215-92-215-236 0-110 44-180 158-250 41 17 82 35 123 52 97 44 154 119 154 202zM519 241c0 88-35 145-137 211-27-13-55-27-83-40-101-48-150-109-150-188 0-101 75-171 185-171 114 0 185 74 185 188z">
            <text:p/>
          </draw:path>
          <draw:path draw:style-name="gr80" draw:text-style-name="P30" draw:layer="layout" svg:width="1.225cm" svg:height="1.095cm" svg:x="12.064cm" svg:y="9.918cm" svg:viewBox="0 0 1226 1096" svg:d="M1226 48c0-16 0-32 0-48-61 4-123 4-184 4-62 0-119 0-180-4 0 16 0 32 0 48 23 2 46 3 70 5 70 4 79 17 79 136 0 241 0 482 0 723-248-304-495-608-743-912-28 1-53 4-83 4-75 0-123-3-185-4 0 16 0 32 0 48 22 2 44 3 66 5 70 4 79 17 79 136 0 231 0 462 0 693 0 118-9 131-79 135-22 2-44 3-66 5 0 16 0 32 0 48 57-4 119-4 180-4 62 0 123 0 185 4 0-16 0-32 0-48-24-2-47-3-70-5-71-4-80-17-80-135 0-239 0-477 0-715 244 301 487 602 730 903 47 9 94 18 141 26 0-17-5-43-5-57 0-283 0-567 0-850 0-119 9-132 79-136 22-2 44-3 66-5z">
            <text:p/>
          </draw:path>
          <draw:path draw:style-name="gr80" draw:text-style-name="P30" draw:layer="layout" svg:width="0.175cm" svg:height="0.174cm" svg:x="13.783cm" svg:y="10.479cm" svg:viewBox="0 0 176 175" svg:d="M176 88c0-44-44-88-88-88-48 0-88 42-88 88s40 87 88 87 88-39 88-87z">
            <text:p/>
          </draw:path>
          <draw:path draw:style-name="gr80" draw:text-style-name="P30" draw:layer="layout" svg:width="0.557cm" svg:height="0.753cm" svg:x="14.469cm" svg:y="10.26cm" svg:viewBox="0 0 558 754" svg:d="M558 496c0-49-13-84-44-114-39-40-92-57-228-84-123-26-167-57-167-127 0-75 52-118 149-118 101 0 180 52 180 127 0 12 0 23 0 35 15 0 30 0 44 0 0-92 5-127 9-176-83-26-136-39-202-39-180 0-290 88-290 224 0 74 35 127 105 158 44 21 123 43 229 65 70 18 101 49 101 110 0 83-79 140-189 140s-193-52-193-131c0-21 0-41 0-62-15 0-30 0-44 0 0 106-5 149-18 211 79 26 141 39 211 39 202 0 347-109 347-258z">
            <text:p/>
          </draw:path>
        </draw:g>
        <draw:custom-shape draw:style-name="gr111" draw:text-style-name="P42" draw:layer="layout" svg:width="2.151cm" svg:height="3.485cm" draw:transform="rotate (1.5707963267949) translate (19.388cm 6.47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2" draw:text-style-name="P4" draw:layer="layout" svg:x1="20.28cm" svg:y1="5.379cm" svg:x2="20.28cm" svg:y2="2.93cm">
          <text:p/>
        </draw:line>
        <draw:line draw:style-name="gr112" draw:text-style-name="P4" draw:layer="layout" svg:x1="21.98cm" svg:y1="5.456cm" svg:x2="21.98cm" svg:y2="7.905cm">
          <text:p/>
        </draw:line>
        <draw:line draw:style-name="gr113" draw:text-style-name="P1" draw:layer="layout" svg:x1="21.209cm" svg:y1="4.323cm" svg:x2="21.209cm" svg:y2="6.474cm">
          <text:p/>
        </draw:line>
        <presentation:notes draw:style-name="dp2">
          <draw:page-thumbnail draw:style-name="gr7" draw:layer="layout" svg:width="21.219cm" svg:height="10.476cm" svg:x="0.185cm" svg:y="2.123cm" draw:page-number="19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path draw:style-name="gr114" draw:text-style-name="P42" draw:layer="layout" svg:width="5.066cm" svg:height="3.566cm" svg:x="10.129cm" svg:y="6.026cm" svg:viewBox="0 0 5067 3567" svg:d="M518 973l-512-214c-70 121 534 522 534 662s-339 136-269 258 170 221 291 291c778 449 1556 898 2334 1347 0 1 0 1 0 1 122 70 761 306 883 236s-59-550 206-528 60 523 495 374 370-485 370-485c70-121-479-631-479-771s762-325 692-446-969-174-1091-244c-778-449-1556-899-2334-1348v1c-121-70-258-107-398-107s62 711-60 781-946-783-1016-662c-93 162 447 693 354 854z">
          <text:p/>
        </draw:path>
        <draw:path draw:style-name="gr115" draw:text-style-name="P46" draw:layer="layout" svg:width="1.078cm" svg:height="1.816cm" svg:x="12.167cm" svg:y="6.995cm" svg:viewBox="0 0 1079 1817" svg:d="M46 1817l-23-14-23-13 79-138 23 14 23 13zM152 1633l-23-13-23-13 79-138 23 13 23 13zM258 1449l-23-13-23-13 79-138 23 13 23 14zM364 1266l-23-13-23-14 79-137 23 13 23 13zM470 1082l-23-13-23-13 79-138 23 13 23 14zM576 899l-23-14-23-13 79-138 23 14 23 13zM682 715l-23-13-23-13 79-138 23 13 23 13zM788 531l-23-13-23-13 79-138 23 13 23 14zM894 348l-23-13-23-14 79-137 23 13 23 13zM1000 164l-23-13-23-13 79-138 23 13 23 13z">
          <text:p/>
        </draw:path>
        <draw:g draw:style-name="gr5">
          <svg:title>TexMaths</svg:title>
          <svg:desc>28§display§\qty{3}{N\cdot s}§svg§600§TRUE§</svg:desc>
          <draw:path draw:style-name="gr116" draw:text-style-name="P47" draw:layer="layout" svg:width="0.313cm" svg:height="0.497cm" svg:x="12.281cm" svg:y="4.992cm" svg:viewBox="0 0 314 498" svg:d="M314 326c0-34-14-62-38-80-18-12-34-18-70-24 56-44 78-76 78-118 0-62-52-104-130-104-48 0-80 14-114 48-7 29-13 57-20 86 7 0 15 0 22 0 5-13 9-25 14-38 6-24 52-48 88-48 46 0 82 36 82 80 0 54-42 98-90 98-6 0-23-1-34-2-3 12-5 24-8 36 1 1 3 3 4 4 28-12 40-14 60-14 58 0 92 36 92 100 0 72-44 118-108 118-32 0-62-10-82-30-18-14-26-30-40-68-7 2-13 4-20 6 16 44 22 68 26 104 36 12 68 18 94 18 84 0 194-74 194-172z">
            <text:p/>
          </draw:path>
          <draw:path draw:style-name="gr116" draw:text-style-name="P47" draw:layer="layout" svg:width="0.558cm" svg:height="0.499cm" svg:x="12.792cm" svg:y="4.99cm" svg:viewBox="0 0 559 500" svg:d="M559 22c0-7 0-15 0-22-28 2-56 2-84 2-29 0-55 0-83-2 0 7 0 15 0 22 11 1 22 1 32 2 33 2 37 8 37 62 0 110 0 220 0 330-113-139-226-277-339-416-13 1-24 2-38 2-34 0-56-1-84-2 0 7 0 15 0 22 10 1 20 1 30 2 32 2 36 8 36 62 0 105 0 211 0 316 0 54-4 60-36 62-10 1-20 1-30 2 0 7 0 15 0 22 26-2 54-2 82-2s56 0 84 2c0-7 0-15 0-22-10-1-21-1-32-2-32-2-36-8-36-62 0-109 0-217 0-326 111 137 222 275 332 412 22 4 43 8 65 12 0-8-2-20-2-26 0-129 0-259 0-388 0-54 4-60 36-62 10-1 20-1 30-2z">
            <text:p/>
          </draw:path>
          <draw:path draw:style-name="gr116" draw:text-style-name="P47" draw:layer="layout" svg:width="0.079cm" svg:height="0.079cm" svg:x="13.574cm" svg:y="5.246cm" svg:viewBox="0 0 80 80" svg:d="M80 40c0-20-20-40-40-40-22 0-40 19-40 40s18 40 40 40 40-18 40-40z">
            <text:p/>
          </draw:path>
          <draw:path draw:style-name="gr116" draw:text-style-name="P47" draw:layer="layout" svg:width="0.253cm" svg:height="0.343cm" svg:x="13.887cm" svg:y="5.146cm" svg:viewBox="0 0 254 344" svg:d="M254 226c0-22-6-38-20-52-18-18-42-26-104-38-56-12-76-26-76-58 0-34 24-54 68-54 46 0 82 24 82 58 0 5 0 11 0 16 7 0 14 0 20 0 0-42 2-58 4-80-38-12-62-18-92-18-82 0-132 40-132 102 0 34 16 58 48 72 20 10 56 20 104 30 32 8 46 22 46 50 0 38-36 64-86 64s-88-24-88-60c0-9 0-19 0-28-7 0-13 0-20 0 0 48-2 68-8 96 36 12 64 18 96 18 92 0 158-50 158-118z">
            <text:p/>
          </draw:path>
        </draw:g>
        <draw:g draw:style-name="gr5">
          <svg:title>TexMaths</svg:title>
          <svg:desc>28§display§\qty{6}{N\cdot s}§svg§600§TRUE§</svg:desc>
          <draw:path draw:style-name="gr117" draw:text-style-name="P47" draw:layer="layout" svg:width="0.313cm" svg:height="0.497cm" svg:x="9.372cm" svg:y="9.317cm" svg:viewBox="0 0 314 498" svg:d="M314 330c0-80-51-134-127-134-42 0-69 18-116 56 17-128 76-196 204-234 0-2 0-4 0-6-9-4-18-8-26-12-68 22-98 36-135 68-73 60-114 146-114 242 0 116 59 188 151 188 91 0 163-72 163-168zM251 354c0 74-37 120-92 120-59 0-94-50-94-144 0-26 4-38 12-50 15-24 49-42 84-42 53 0 90 48 90 116z">
            <text:p/>
          </draw:path>
          <draw:path draw:style-name="gr117" draw:text-style-name="P47" draw:layer="layout" svg:width="0.567cm" svg:height="0.499cm" svg:x="9.879cm" svg:y="9.315cm" svg:viewBox="0 0 568 500" svg:d="M568 22c0-7 0-15 0-22-28 2-57 2-85 2-29 0-55 0-84-2 0 7 0 15 0 22 11 1 22 1 33 2 32 2 36 8 36 62 0 110 0 220 0 330-114-139-229-277-344-416-13 1-24 2-38 2-35 0-57-1-86-2 0 7 0 15 0 22 10 1 20 1 31 2 32 2 36 8 36 62 0 105 0 211 0 316 0 54-4 60-36 62-11 1-21 2-31 2 0 8 0 15 0 22 26-2 55-2 84-2 28 0 57 0 85 2 0-7 0-14 0-22-11 0-22-1-33-2-32-2-36-8-36-62 0-109 0-217 0-326 113 137 225 275 338 412 22 4 43 8 65 12 0-8-2-20-2-26 0-129 0-259 0-388 0-54 4-60 37-62 10-1 20-1 30-2z">
            <text:p/>
          </draw:path>
          <draw:path draw:style-name="gr117" draw:text-style-name="P47" draw:layer="layout" svg:width="0.08cm" svg:height="0.079cm" svg:x="10.676cm" svg:y="9.571cm" svg:viewBox="0 0 81 80" svg:d="M81 40c0-20-20-40-40-40-23 0-41 19-41 40s18 40 41 40c22 0 40-18 40-40z">
            <text:p/>
          </draw:path>
          <draw:path draw:style-name="gr117" draw:text-style-name="P47" draw:layer="layout" svg:width="0.258cm" svg:height="0.343cm" svg:x="10.993cm" svg:y="9.471cm" svg:viewBox="0 0 259 344" svg:d="M259 226c0-22-6-38-21-52-18-18-42-26-106-38-57-12-77-26-77-58 0-34 24-54 69-54 47 0 84 24 84 58 0 5 0 11 0 16 7 0 13 0 20 0 0-42 2-58 4-80-38-12-63-18-93-18-84 0-135 40-135 102 0 34 16 58 49 72 20 10 57 20 106 30 32 8 47 22 47 50 0 38-37 64-88 64s-89-24-89-60c0-9 0-19 0-28-7 0-14 0-21 0 0 48-2 68-8 96 37 12 65 18 98 18 93 0 161-50 161-118z">
            <text:p/>
          </draw:path>
        </draw:g>
        <draw:line draw:style-name="gr118" draw:text-style-name="P48" draw:layer="layout" svg:x1="4.936cm" svg:y1="8.042cm" svg:x2="6.685cm" svg:y2="8.042cm">
          <text:p/>
        </draw:line>
        <draw:line draw:style-name="gr119" draw:text-style-name="P48" draw:layer="layout" svg:x1="4.936cm" svg:y1="8.042cm" svg:x2="4.936cm" svg:y2="6.293cm">
          <text:p/>
        </draw:line>
        <draw:frame draw:style-name="gr120" draw:text-style-name="P49" draw:layer="layout" svg:width="0.559cm" svg:height="0.814cm" svg:x="4.342cm" svg:y="6.46cm">
          <draw:text-box>
            <text:p><text:span text:style-name="T18">y</text:span></text:p>
          </draw:text-box>
        </draw:frame>
        <draw:frame draw:style-name="gr121" draw:text-style-name="P49" draw:layer="layout" svg:width="0.559cm" svg:height="0.814cm" svg:x="5.717cm" svg:y="7.905cm">
          <draw:text-box>
            <text:p><text:span text:style-name="T18">x</text:span></text:p>
          </draw:text-box>
        </draw:frame>
        <draw:line draw:style-name="gr122" draw:text-style-name="P4" draw:layer="layout" svg:x1="12.026cm" svg:y1="6.844cm" svg:x2="12.026cm" svg:y2="4.344cm">
          <text:p/>
        </draw:line>
        <draw:line draw:style-name="gr122" draw:text-style-name="P4" draw:layer="layout" svg:x1="13.664cm" svg:y1="9.172cm" svg:x2="8.664cm" svg:y2="9.172cm">
          <text:p/>
        </draw:line>
        <draw:line draw:style-name="gr123" draw:text-style-name="P9" draw:layer="layout" svg:x1="4.937cm" svg:y1="16.042cm" svg:x2="6.686cm" svg:y2="16.042cm">
          <text:p/>
        </draw:line>
        <draw:line draw:style-name="gr124" draw:text-style-name="P9" draw:layer="layout" svg:x1="4.937cm" svg:y1="16.042cm" svg:x2="4.937cm" svg:y2="14.293cm">
          <text:p/>
        </draw:line>
        <draw:frame draw:style-name="gr125" draw:text-style-name="P50" draw:layer="layout" svg:width="0.559cm" svg:height="0.958cm" svg:x="4.143cm" svg:y="14.06cm">
          <draw:text-box>
            <text:p><text:span text:style-name="T19">y</text:span></text:p>
          </draw:text-box>
        </draw:frame>
        <draw:frame draw:style-name="gr126" draw:text-style-name="P50" draw:layer="layout" svg:width="0.559cm" svg:height="0.958cm" svg:x="6.018cm" svg:y="16.005cm">
          <draw:text-box>
            <text:p><text:span text:style-name="T19">x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2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line draw:style-name="gr127" draw:text-style-name="P1" draw:layer="layout" svg:x1="16.302cm" svg:y1="7.568cm" svg:x2="14.454cm" svg:y2="0.671cm">
          <text:p/>
        </draw:line>
        <draw:line draw:style-name="gr127" draw:text-style-name="P1" draw:layer="layout" svg:x1="6.282cm" svg:y1="19.569cm" svg:x2="4.434cm" svg:y2="12.672cm">
          <text:p/>
        </draw:line>
        <draw:line draw:style-name="gr127" draw:text-style-name="P1" draw:layer="layout" svg:x1="22.282cm" svg:y1="17.569cm" svg:x2="20.434cm" svg:y2="10.672cm">
          <text:p/>
        </draw:line>
        <draw:frame draw:style-name="gr128" draw:text-style-name="P39" draw:layer="layout" svg:width="1.907cm" svg:height="1.521cm" svg:x="21.305cm" svg:y="12.46cm">
          <draw:text-box>
            <text:p><text:span text:style-name="T13">+5</text:span></text:p>
          </draw:text-box>
        </draw:frame>
        <draw:frame draw:style-name="gr129" draw:text-style-name="P40" draw:layer="layout" svg:width="1.772cm" svg:height="1.521cm" svg:x="19.351cm" svg:y="14.149cm">
          <draw:text-box>
            <text:p><text:span text:style-name="T14">–</text:span><text:span text:style-name="T14">5</text:span></text:p>
          </draw:text-box>
        </draw:frame>
        <draw:path draw:style-name="gr130" draw:text-style-name="P27" draw:layer="layout" svg:width="4.129cm" svg:height="0.473cm" draw:transform="rotate (0.261799387799149) translate (13.2207100785097cm 4.41955356275116cm)" svg:viewBox="0 0 4130 474" svg:d="M0 237c872-5 680-241 1382-237 628-4 701 474 1396 474 680 0 488-216 1352-227">
          <text:p/>
        </draw:path>
        <draw:path draw:style-name="gr131" draw:text-style-name="P27" draw:layer="layout" svg:width="4.129cm" svg:height="0.473cm" draw:transform="rotate (-2.87979326579064) translate (7.31528992149031cm 15.8194464372488cm)" svg:viewBox="0 0 4130 474" svg:d="M0 237c872-5 680-241 1382-237 628-4 701 474 1396 474 680 0 488-216 1352-227">
          <text:p/>
        </draw:path>
        <draw:frame draw:style-name="gr129" draw:text-style-name="P40" draw:layer="layout" svg:width="1.772cm" svg:height="1.521cm" svg:x="4.663cm" svg:y="16.271cm">
          <draw:text-box>
            <text:p><text:span text:style-name="T14">–</text:span><text:span text:style-name="T14">5</text:span></text:p>
          </draw:text-box>
        </draw:frame>
        <draw:frame draw:style-name="gr128" draw:text-style-name="P39" draw:layer="layout" svg:width="1.907cm" svg:height="1.521cm" svg:x="14.225cm" svg:y="2.559cm">
          <draw:text-box>
            <text:p><text:span text:style-name="T13">+5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21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line draw:style-name="gr127" draw:text-style-name="P1" draw:layer="layout" svg:x1="16.302cm" svg:y1="7.568cm" svg:x2="14.454cm" svg:y2="0.671cm">
          <text:p/>
        </draw:line>
        <draw:line draw:style-name="gr127" draw:text-style-name="P1" draw:layer="layout" svg:x1="6.282cm" svg:y1="19.569cm" svg:x2="4.434cm" svg:y2="12.672cm">
          <text:p/>
        </draw:line>
        <draw:line draw:style-name="gr127" draw:text-style-name="P1" draw:layer="layout" svg:x1="23.776cm" svg:y1="8.146cm" svg:x2="21.928cm" svg:y2="1.249cm">
          <text:p/>
        </draw:line>
        <draw:path draw:style-name="gr130" draw:text-style-name="P27" draw:layer="layout" svg:width="4.129cm" svg:height="0.473cm" draw:transform="rotate (0.261799387799149) translate (13.2207100785097cm 4.41955356275116cm)" svg:viewBox="0 0 4130 474" svg:d="M0 237c872-5 680-241 1382-237 628-4 701 474 1396 474 680 0 488-216 1352-227">
          <text:p/>
        </draw:path>
        <draw:path draw:style-name="gr131" draw:text-style-name="P27" draw:layer="layout" svg:width="4.129cm" svg:height="0.473cm" draw:transform="rotate (-2.87979326579064) translate (7.31528992149031cm 15.8194464372488cm)" svg:viewBox="0 0 4130 474" svg:d="M0 237c872-5 680-241 1382-237 628-4 701 474 1396 474 680 0 488-216 1352-227">
          <text:p/>
        </draw:path>
        <draw:frame draw:style-name="gr129" draw:text-style-name="P40" draw:layer="layout" svg:width="1.772cm" svg:height="1.521cm" svg:x="4.663cm" svg:y="16.271cm">
          <draw:text-box>
            <text:p><text:span text:style-name="T14">–</text:span><text:span text:style-name="T14">5</text:span></text:p>
          </draw:text-box>
        </draw:frame>
        <draw:frame draw:style-name="gr128" draw:text-style-name="P39" draw:layer="layout" svg:width="1.907cm" svg:height="1.521cm" svg:x="14.225cm" svg:y="2.559cm">
          <draw:text-box>
            <text:p><text:span text:style-name="T13">+5</text:span></text:p>
          </draw:text-box>
        </draw:frame>
        <draw:line draw:style-name="gr132" draw:text-style-name="P4" draw:layer="layout" svg:x1="7.287cm" svg:y1="7.953cm" svg:x2="5.067cm" svg:y2="5.489cm">
          <text:p/>
        </draw:line>
        <draw:line draw:style-name="gr133" draw:text-style-name="P4" draw:layer="layout" svg:x1="2.748cm" svg:y1="8.653cm" svg:x2="4.968cm" svg:y2="11.117cm">
          <text:p/>
        </draw:line>
        <draw:g draw:style-name="gr5">
          <svg:title>TexMaths</svg:title>
          <svg:desc>44§display§\qty{6}{N}§svg§600§TRUE§</svg:desc>
          <draw:path draw:style-name="gr80" draw:text-style-name="P30" draw:layer="layout" svg:width="0.671cm" svg:height="1.091cm" svg:x="6.092cm" svg:y="5.246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80" draw:text-style-name="P30" draw:layer="layout" svg:width="1.225cm" svg:height="1.095cm" svg:x="7.186cm" svg:y="5.242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g draw:style-name="gr5">
          <svg:title>TexMaths</svg:title>
          <svg:desc>44§display§\qty{6}{N}§svg§600§TRUE§</svg:desc>
          <draw:path draw:style-name="gr14" draw:text-style-name="P7" draw:layer="layout" svg:width="0.671cm" svg:height="1.091cm" svg:x="1.432cm" svg:y="10.251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14" draw:text-style-name="P7" draw:layer="layout" svg:width="1.225cm" svg:height="1.095cm" svg:x="2.526cm" svg:y="10.247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line draw:style-name="gr134" draw:text-style-name="P4" draw:layer="layout" svg:x1="25.093cm" svg:y1="4.568cm" svg:x2="22.961cm" svg:y2="2.027cm">
          <text:p/>
        </draw:line>
        <draw:line draw:style-name="gr135" draw:text-style-name="P4" draw:layer="layout" svg:x1="20.532cm" svg:y1="4.827cm" svg:x2="22.664cm" svg:y2="7.368cm">
          <text:p/>
        </draw:line>
        <draw:line draw:style-name="gr127" draw:text-style-name="P1" draw:layer="layout" svg:x1="18.777cm" svg:y1="19.147cm" svg:x2="16.929cm" svg:y2="12.25cm">
          <text:p/>
        </draw:line>
        <draw:line draw:style-name="gr134" draw:text-style-name="P4" draw:layer="layout" svg:x1="20.094cm" svg:y1="15.569cm" svg:x2="17.962cm" svg:y2="13.028cm">
          <text:p/>
        </draw:line>
        <draw:line draw:style-name="gr135" draw:text-style-name="P4" draw:layer="layout" svg:x1="15.533cm" svg:y1="15.828cm" svg:x2="17.665cm" svg:y2="18.369cm">
          <text:p/>
        </draw:line>
        <draw:frame draw:style-name="gr136" draw:text-style-name="P51" draw:layer="layout" svg:width="4.875cm" svg:height="1.111cm" svg:x="18.467cm" svg:y="12.872cm">
          <draw:text-box>
            <text:p><text:span text:style-name="T20">(–21, +25, 0)</text:span></text:p>
          </draw:text-box>
        </draw:frame>
        <draw:frame draw:style-name="gr136" draw:text-style-name="P52" draw:layer="layout" svg:width="4.875cm" svg:height="1.111cm" svg:x="12.268cm" svg:y="17.437cm">
          <draw:text-box>
            <text:p><text:span text:style-name="T21">(+21, –25, 0)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2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line draw:style-name="gr127" draw:text-style-name="P1" draw:layer="layout" svg:x1="21.052cm" svg:y1="16.472cm" svg:x2="21.052cm" svg:y2="9.332cm">
          <text:p/>
        </draw:line>
        <draw:line draw:style-name="gr134" draw:text-style-name="P4" draw:layer="layout" svg:x1="21.702cm" svg:y1="11.702cm" svg:x2="24.401cm" svg:y2="13.502cm">
          <text:p/>
        </draw:line>
        <draw:line draw:style-name="gr135" draw:text-style-name="P4" draw:layer="layout" svg:x1="20.577cm" svg:y1="4.233cm" svg:x2="21.979cm" svg:y2="7.239cm">
          <text:p/>
        </draw:line>
        <draw:line draw:style-name="gr137" draw:text-style-name="P4" draw:layer="layout" svg:x1="20.401cm" svg:y1="14.102cm" svg:x2="17.702cm" svg:y2="12.302cm">
          <text:p/>
        </draw:line>
        <draw:line draw:style-name="gr127" draw:text-style-name="P1" draw:layer="layout" svg:x1="2.482cm" svg:y1="12.846cm" svg:x2="9.622cm" svg:y2="12.846cm">
          <text:p/>
        </draw:line>
        <draw:line draw:style-name="gr134" draw:text-style-name="P4" draw:layer="layout" svg:x1="6.352cm" svg:y1="11.396cm" svg:x2="4.552cm" svg:y2="12.296cm">
          <text:p/>
        </draw:line>
        <draw:line draw:style-name="gr137" draw:text-style-name="P4" draw:layer="layout" svg:x1="5.752cm" svg:y1="14.296cm" svg:x2="7.552cm" svg:y2="13.396cm">
          <text:p/>
        </draw:line>
        <draw:custom-shape draw:style-name="gr138" draw:text-style-name="P53" draw:layer="layout" svg:width="0.64cm" svg:height="0.64cm" svg:x="5.732cm" svg:y="12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53" draw:layer="layout" svg:width="0.64cm" svg:height="0.64cm" svg:x="20.732cm" svg:y="12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9" draw:text-style-name="P54" draw:layer="layout" svg:width="3.61cm" svg:height="1.098cm" svg:x="22.581cm" svg:y="13.524cm">
          <draw:text-box>
            <text:p><text:span text:style-name="T22">(9, –6, 0)</text:span></text:p>
          </draw:text-box>
        </draw:frame>
        <draw:frame draw:style-name="gr140" draw:text-style-name="P55" draw:layer="layout" svg:width="3.609cm" svg:height="1.098cm" svg:x="15.981cm" svg:y="11.224cm">
          <draw:text-box>
            <text:p><text:span text:style-name="T23">(–9, 6, 0)</text:span></text:p>
          </draw:text-box>
        </draw:frame>
        <draw:frame draw:style-name="gr141" draw:text-style-name="P54" draw:layer="layout" svg:width="4.033cm" svg:height="1.098cm" svg:x="2.281cm" svg:y="10.624cm">
          <draw:text-box>
            <text:p><text:span text:style-name="T22">(–6, –3, 0)</text:span></text:p>
          </draw:text-box>
        </draw:frame>
        <draw:frame draw:style-name="gr142" draw:text-style-name="P55" draw:layer="layout" svg:width="3.186cm" svg:height="1.098cm" svg:x="6.582cm" svg:y="13.924cm">
          <draw:text-box>
            <text:p><text:span text:style-name="T23">(6, 3, 0)</text:span></text:p>
          </draw:text-box>
        </draw:frame>
        <draw:frame draw:style-name="gr143" draw:text-style-name="P56" draw:layer="layout" svg:width="0.955cm" svg:height="0.992cm" svg:x="6.145cm" svg:y="11.854cm">
          <draw:text-box>
            <text:p><text:span text:style-name="T24">P</text:span></text:p>
          </draw:text-box>
        </draw:frame>
        <draw:frame draw:style-name="gr143" draw:text-style-name="P56" draw:layer="layout" svg:width="0.955cm" svg:height="0.992cm" svg:x="20.098cm" svg:y="11.876cm">
          <draw:text-box>
            <text:p><text:span text:style-name="T24">P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2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line draw:style-name="gr144" draw:text-style-name="P1" draw:layer="layout" svg:x1="9.964cm" svg:y1="19.914cm" svg:x2="7.692cm" svg:y2="11.535cm">
          <text:p/>
        </draw:line>
        <draw:path draw:style-name="gr145" draw:text-style-name="P57" draw:layer="layout" svg:width="9.673cm" svg:height="1.471cm" svg:x="2.459cm" svg:y="12.892cm" svg:viewBox="0 0 9674 1472" svg:d="M9674 1314l-11 79-10 79-473-64 11-79 10-79zM9044 1229l-11 78-11 79-472-64 10-79 11-79zM8414 1143l-11 78-11 79-472-64 10-79 11-79zM7783 1057l-10 79-11 78-473-64 11-79 11-78zM7153 971l-10 79-11 79-473-65 11-78 11-79zM6523 885l-11 79-10 79-473-65 11-78 10-79zM5893 799l-11 79-11 79-472-64 11-79 10-79zM5263 714l-11 78-11 79-472-64 10-79 11-79zM4633 628l-11 79-11 78-473-64 11-79 11-79zM4002 542l-10 79-11 79-473-65 11-79 11-78zM3372 456l-11 79-10 79-473-65 11-78 11-79zM2742 370l-11 79-10 79-473-64 11-79 10-79zM2112 285l-11 78-11 79-472-64 10-79 11-79zM1482 199l-11 79-11 78-473-64 11-79 11-79zM851 113l-10 79-11 79-473-65 11-79 11-78zM221 27l-11 79-10 79-200-27 11-79 10-79z">
          <text:p/>
        </draw:path>
        <draw:frame draw:style-name="gr97" draw:text-style-name="P39" draw:layer="layout" svg:width="3.956cm" svg:height="1.521cm" draw:transform="rotate (-1.30602987926736) translate (10.514cm 15.492cm)">
          <draw:text-box>
            <text:p><text:span text:style-name="T13">+5 J/s</text:span></text:p>
          </draw:text-box>
        </draw:frame>
        <draw:frame draw:style-name="gr146" draw:text-style-name="P58" draw:layer="layout" svg:width="3.609cm" svg:height="1.521cm" draw:transform="rotate (-1.30602987926736) translate (8.792cm 16.248cm)">
          <draw:text-box>
            <text:p><text:span text:style-name="T25">-5 J/s</text:span></text:p>
          </draw:text-box>
        </draw:frame>
        <draw:frame draw:style-name="gr147" draw:text-style-name="P40" draw:layer="layout" svg:width="3.821cm" svg:height="1.521cm" draw:transform="rotate (-0.135263017029561) translate (2.726cm 11.378cm)">
          <draw:text-box>
            <text:p><text:span text:style-name="T14">–</text:span><text:span text:style-name="T14">1 J/s</text:span></text:p>
          </draw:text-box>
        </draw:frame>
        <draw:frame draw:style-name="gr148" draw:text-style-name="P59" draw:layer="layout" svg:width="3.956cm" svg:height="1.521cm" draw:transform="rotate (-0.135263017029561) translate (2.43cm 13.058cm)">
          <draw:text-box>
            <text:p><text:span text:style-name="T26">+1 J/s</text:span></text:p>
          </draw:text-box>
        </draw:frame>
        <draw:line draw:style-name="gr144" draw:text-style-name="P1" draw:layer="layout" svg:x1="22.916cm" svg:y1="19.917cm" svg:x2="22.916cm" svg:y2="11.235cm">
          <text:p/>
        </draw:line>
        <draw:path draw:style-name="gr145" draw:text-style-name="P57" draw:layer="layout" svg:width="9.741cm" svg:height="0.159cm" svg:x="16.517cm" svg:y="13.528cm" svg:viewBox="0 0 9742 160" svg:d="M9742 1v79 80h-477v-80-79zM9106 1v79 80h-477v-80-79zM8470 1v79 80h-477v-80-79zM7834 1v79 80l-477-1v-79-80zM7198 0v80 79h-477v-79-80zM6562 0v80 79h-477v-79-80zM5926 0v80 79h-477v-79-80zM5290 0v80 79h-477v-79-80zM4654 0v80 79h-477v-79-80zM4018 0v80 79h-477v-79-80zM3382 0v80 79h-477v-79-80zM2746 0v80 79h-477v-79-80zM2110 0v80 79h-477v-79-80zM1474 0v80 79h-477v-79-80zM838 0v80 79h-477v-79-80zM202 0v80 79h-202v-80-79z">
          <text:p/>
        </draw:path>
        <draw:frame draw:style-name="gr97" draw:text-style-name="P39" draw:layer="layout" svg:width="3.956cm" svg:height="1.521cm" draw:transform="rotate (-1.5707963267949) translate (24.604cm 15.793cm)">
          <draw:text-box>
            <text:p><text:span text:style-name="T13">+3 J/s</text:span></text:p>
          </draw:text-box>
        </draw:frame>
        <draw:frame draw:style-name="gr149" draw:text-style-name="P58" draw:layer="layout" svg:width="3.609cm" svg:height="1.521cm" draw:transform="rotate (-1.5707963267949) translate (22.746cm 15.967cm)">
          <draw:text-box>
            <text:p><text:span text:style-name="T25">-3 J/s</text:span></text:p>
          </draw:text-box>
        </draw:frame>
        <draw:frame draw:style-name="gr147" draw:text-style-name="P40" draw:layer="layout" svg:width="3.956cm" svg:height="1.521cm" svg:x="16.522cm" svg:y="11.995cm">
          <draw:text-box>
            <text:p><text:span text:style-name="T14">+3 J/s</text:span></text:p>
          </draw:text-box>
        </draw:frame>
        <draw:frame draw:style-name="gr148" draw:text-style-name="P59" draw:layer="layout" svg:width="3.956cm" svg:height="1.521cm" svg:x="16.522cm" svg:y="13.699cm">
          <draw:text-box>
            <text:p><text:span text:style-name="T26">–</text:span><text:span text:style-name="T26">3 J/s</text:span></text:p>
          </draw:text-box>
        </draw:frame>
        <draw:line draw:style-name="gr144" draw:text-style-name="P60" draw:layer="layout" svg:x1="15.406cm" svg:y1="5.482cm" svg:x2="7.25cm" svg:y2="2.507cm">
          <text:p/>
        </draw:line>
        <draw:path draw:style-name="gr145" draw:text-style-name="P61" draw:layer="layout" svg:width="9.673cm" svg:height="1.471cm" draw:transform="rotate (0.333532420056116) translate (2.60600337342765cm 4.45724675232205cm)" svg:viewBox="0 0 9674 1472" svg:d="M9674 1314l-11 79-10 79-473-64 11-79 10-79zM9044 1229l-11 78-11 79-472-64 10-79 11-79zM8414 1143l-11 78-11 79-472-64 10-79 11-79zM7783 1057l-10 79-11 78-473-64 11-79 11-78zM7153 971l-10 79-11 79-473-65 11-78 11-79zM6523 885l-11 79-10 79-473-65 11-78 10-79zM5893 799l-11 79-11 79-472-64 11-79 10-79zM5263 714l-11 78-11 79-472-64 10-79 11-79zM4633 628l-11 79-11 78-473-64 11-79 11-79zM4002 542l-10 79-11 79-473-65 11-79 11-78zM3372 456l-11 79-10 79-473-65 11-78 11-79zM2742 370l-11 79-10 79-473-64 11-79 10-79zM2112 285l-11 78-11 79-472-64 10-79 11-79zM1482 199l-11 79-11 78-473-64 11-79 11-79zM851 113l-10 79-11 79-473-65 11-79 11-78zM221 27l-11 79-10 79-200-27 11-79 10-79z">
          <text:p/>
        </draw:path>
        <draw:frame draw:style-name="gr150" draw:text-style-name="P62" draw:layer="layout" svg:width="3.58cm" svg:height="1.381cm" draw:transform="rotate (-0.349763982099663) translate (12.456cm 2.905cm)">
          <draw:text-box>
            <text:p><text:span text:style-name="T27">+5 J/s</text:span></text:p>
          </draw:text-box>
        </draw:frame>
        <draw:frame draw:style-name="gr151" draw:text-style-name="P63" draw:layer="layout" svg:width="3.461cm" svg:height="1.521cm" draw:transform="rotate (-0.349763982099663) translate (12.009cm 4.333cm)">
          <draw:text-box>
            <text:p><text:span text:style-name="T28">–</text:span><text:span text:style-name="T28">5 J/s</text:span></text:p>
          </draw:text-box>
        </draw:frame>
        <draw:frame draw:style-name="gr152" draw:text-style-name="P64" draw:layer="layout" svg:width="3.81cm" svg:height="1.381cm" draw:transform="rotate (0.198269403026556) translate (2.363cm 3.174cm)">
          <draw:text-box>
            <text:p><text:span text:style-name="T29">–</text:span><text:span text:style-name="T29">1 J/s</text:span></text:p>
          </draw:text-box>
        </draw:frame>
        <draw:frame draw:style-name="gr153" draw:text-style-name="P65" draw:layer="layout" svg:width="3.956cm" svg:height="1.381cm" draw:transform="rotate (0.198269403026556) translate (2.533cm 4.602cm)">
          <draw:text-box>
            <text:p><text:span text:style-name="T30">+1 J/s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2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path draw:style-name="gr154" draw:text-style-name="P29" draw:layer="layout" svg:width="7.366cm" svg:height="8.527cm" draw:transform="rotate (-0.725358837128844) translate (17.3495482127998cm 3.8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8§display§\qty{-2}{J}§svg§600§TRUE§</svg:desc>
          <draw:path draw:style-name="gr80" draw:text-style-name="P30" draw:layer="layout" svg:width="0.9cm" svg:height="0.095cm" svg:x="15.204cm" svg:y="9.563cm" svg:viewBox="0 0 901 96" svg:d="M0 0c300 0 601 0 901 0 0 32 0 64 0 96-300 0-601 0-901 0 0-32 0-64 0-96z">
            <text:p/>
          </draw:path>
          <draw:path draw:style-name="gr80" draw:text-style-name="P30" draw:layer="layout" svg:width="0.761cm" svg:height="1.162cm" svg:x="16.244cm" svg:y="8.908cm" svg:viewBox="0 0 762 1163" svg:d="M762 1163c-5-39-5-53-5-77s0-38 5-76c-195 6-390 12-585 19 102-109 205-217 307-326 163-172 216-263 216-392 0-191-135-311-345-311-120 0-206 33-288 120-10 75-19 150-29 224 16 0 32 0 48 0 8-25 16-51 24-76 29-96 86-139 201-139 144 0 235 91 235 235 0 124-72 248-259 449-95 102-191 205-287 307 0 14 0 28 0 43 125-5 249-5 374-5 129 0 258 0 388 5z">
            <text:p/>
          </draw:path>
          <draw:path draw:style-name="gr80" draw:text-style-name="P30" draw:layer="layout" svg:width="0.545cm" svg:height="1.487cm" svg:x="17.408cm" svg:y="8.903cm" svg:viewBox="0 0 546 1488" svg:d="M546 53c0-18 0-35 0-53-81 5-165 5-249 5s-163 0-244-5c0 18 0 35 0 53 27 1 54 3 81 4 77 5 86 15 86 149 0 328 0 657 0 985 0 139-24 187-91 187-38 0-72-10-110-34-6 4-13 7-19 10 2 43 3 86 5 129 14 2 29 3 43 5 3 0 6 0 9 0 58 0 159-57 221-134 81-100 101-187 101-388 0-253 0-507 0-760 0-134 9-144 86-149 27-1 54-3 81-4z">
            <text:p/>
          </draw:path>
        </draw:g>
        <draw:line draw:style-name="gr155" draw:text-style-name="P1" draw:layer="layout" svg:x1="6.467cm" svg:y1="14.808cm" svg:x2="6.467cm" svg:y2="2.07cm">
          <text:p/>
        </draw:line>
        <draw:line draw:style-name="gr156" draw:text-style-name="P4" draw:layer="layout" svg:x1="4.986cm" svg:y1="15.165cm" svg:x2="10.178cm" svg:y2="15.165cm">
          <text:p/>
        </draw:line>
        <draw:measure draw:style-name="gr157" draw:text-style-name="P67" draw:layer="measurelines" svg:x1="6.487cm" svg:y1="2.021cm" svg:x2="23.3cm" svg:y2="2.021cm">
          <text:p text:style-name="P66"><text:span text:style-name="T31">1 m</text:span></text:p>
          <text:p text:style-name="P66"><text:span text:style-name="T32"/></text:p>
        </draw:measure>
        <draw:frame draw:style-name="gr158" draw:text-style-name="P68" draw:layer="layout" svg:width="3.131cm" svg:height="1.237cm" svg:x="6.956cm" svg:y="13.984cm">
          <draw:text-box>
            <text:p><text:span text:style-name="T33">1 m/s</text:span></text:p>
          </draw:text-box>
        </draw:frame>
        <draw:line draw:style-name="gr159" draw:text-style-name="P1" draw:layer="layout" svg:x1="4.118cm" svg:y1="14.757cm" svg:x2="6.187cm" svg:y2="14.757cm">
          <text:p/>
        </draw:line>
        <draw:line draw:style-name="gr159" draw:text-style-name="P1" draw:layer="layout" svg:x1="4.747cm" svg:y1="14.457cm" svg:x2="6.186cm" svg:y2="14.457cm">
          <text:p/>
        </draw:line>
        <draw:line draw:style-name="gr159" draw:text-style-name="P1" draw:layer="layout" svg:x1="5.43cm" svg:y1="14.157cm" svg:x2="6.185cm" svg:y2="14.157cm">
          <text:p/>
        </draw:line>
        <draw:line draw:style-name="gr159" draw:text-style-name="P1" draw:layer="layout" svg:x1="4.119cm" svg:y1="2.157cm" svg:x2="6.188cm" svg:y2="2.157cm">
          <text:p/>
        </draw:line>
        <draw:line draw:style-name="gr159" draw:text-style-name="P1" draw:layer="layout" svg:x1="4.748cm" svg:y1="2.457cm" svg:x2="6.187cm" svg:y2="2.457cm">
          <text:p/>
        </draw:line>
        <draw:line draw:style-name="gr159" draw:text-style-name="P1" draw:layer="layout" svg:x1="5.431cm" svg:y1="2.757cm" svg:x2="6.186cm" svg:y2="2.757cm">
          <text:p/>
        </draw:line>
        <draw:path draw:style-name="gr154" draw:text-style-name="P29" draw:layer="layout" svg:width="4.726cm" svg:height="7.094cm" draw:transform="rotate (-0.209788576089719) translate (9.66221574533667cm 2.73896747140415cm)" svg:viewBox="0 0 4727 7095" svg:d="M4722 3372c88-956-987-2562-1839-3233-851-671-1663 1276-1781 1722-117 447-1340 2670-1061 3564 280 894 769 1799 2000 1654s1097-864 1566-1879c469-1014 1028-873 1115-1828z">
          <text:p/>
        </draw:path>
        <draw:g draw:style-name="gr5">
          <svg:title>TexMaths</svg:title>
          <svg:desc>48§display§\qty{8}{J}§svg§600§TRUE§</svg:desc>
          <draw:path draw:style-name="gr80" draw:text-style-name="P30" draw:layer="layout" svg:width="0.727cm" svg:height="1.19cm" svg:x="10.253cm" svg:y="6.089cm" svg:viewBox="0 0 728 1191" svg:d="M728 809c0-134-63-206-254-292 153-106 206-173 206-273 0-148-120-244-297-244-201 0-345 129-345 306 0 110 43 177 192 273-72 29-96 48-134 86-62 62-96 139-96 225 0 172 139 301 326 301 220 0 402-172 402-382zM594 880c0 144-106 254-245 254-138 0-234-101-234-258 0-125 53-201 172-273 46 19 93 38 139 57 105 48 168 129 168 220zM565 258c0 96-43 163-153 235-31-16-61-32-91-48-106-53-158-120-158-201 0-110 81-187 201-187 119 0 201 82 201 201z">
            <text:p/>
          </draw:path>
          <draw:path draw:style-name="gr80" draw:text-style-name="P30" draw:layer="layout" svg:width="0.545cm" svg:height="1.487cm" svg:x="11.387cm" svg:y="6.084cm" svg:viewBox="0 0 546 1488" svg:d="M546 53c0-18 0-35 0-53-82 5-165 5-249 5s-158 0-244-5c0 18 0 35 0 53 27 1 54 3 81 4 77 5 86 15 86 149 0 328 0 657 0 985 0 139-24 187-91 187-38 0-72-10-110-34-6 4-13 7-19 10 3 43 6 86 10 129 12 2 25 3 38 5 3 0 6 0 9 0 58 0 158-57 221-134 81-100 100-187 100-388 0-253 0-507 0-760 0-134 10-144 86-149 27-1 55-3 82-4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25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g draw:style-name="gr5">
          <draw:path draw:style-name="gr82" draw:text-style-name="P1" draw:layer="layout" svg:width="5.555cm" svg:height="5.432cm" draw:transform="skewX (0.00174532925199427) rotate (-2.41518661890975) translate (10.7421562157411cm 4.49224397085458cm)" svg:viewBox="0 0 5556 5433" svg:d="M0 5433c730-1096 1489-1926 1421-2671-68-746-255-1881 513-2349 768-467 3516-902 3622 871">
            <text:p/>
          </draw:path>
          <draw:line draw:style-name="gr160" draw:text-style-name="P4" draw:layer="layout" svg:x1="6.673cm" svg:y1="1.54cm" svg:x2="5.565cm" svg:y2="0.31cm">
            <text:p/>
          </draw:line>
          <draw:line draw:style-name="gr160" draw:text-style-name="P4" draw:layer="layout" svg:x1="6.79cm" svg:y1="2.353cm" svg:x2="5.682cm" svg:y2="1.123cm">
            <text:p/>
          </draw:line>
          <draw:line draw:style-name="gr160" draw:text-style-name="P4" draw:layer="layout" svg:x1="7.107cm" svg:y1="3.266cm" svg:x2="5.999cm" svg:y2="2.036cm">
            <text:p/>
          </draw:line>
          <draw:line draw:style-name="gr160" draw:text-style-name="P4" draw:layer="layout" svg:x1="7.524cm" svg:y1="4.279cm" svg:x2="6.416cm" svg:y2="3.049cm">
            <text:p/>
          </draw:line>
          <draw:line draw:style-name="gr160" draw:text-style-name="P4" draw:layer="layout" svg:x1="8.241cm" svg:y1="5.792cm" svg:x2="7.133cm" svg:y2="4.562cm">
            <text:p/>
          </draw:line>
          <draw:line draw:style-name="gr160" draw:text-style-name="P4" draw:layer="layout" svg:x1="7.958cm" svg:y1="6.405cm" svg:x2="6.85cm" svg:y2="5.175cm">
            <text:p/>
          </draw:line>
          <draw:line draw:style-name="gr160" draw:text-style-name="P4" draw:layer="layout" svg:x1="7.375cm" svg:y1="6.818cm" svg:x2="6.267cm" svg:y2="5.588cm">
            <text:p/>
          </draw:line>
          <draw:line draw:style-name="gr160" draw:text-style-name="P4" draw:layer="layout" svg:x1="6.592cm" svg:y1="6.931cm" svg:x2="5.484cm" svg:y2="5.701cm">
            <text:p/>
          </draw:line>
        </draw:g>
        <draw:g draw:style-name="gr5">
          <draw:path draw:style-name="gr82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line draw:style-name="gr160" draw:text-style-name="P4" draw:layer="layout" svg:x1="9.191cm" svg:y1="14.453cm" svg:x2="8.083cm" svg:y2="13.223cm">
            <text:p/>
          </draw:line>
          <draw:line draw:style-name="gr160" draw:text-style-name="P4" draw:layer="layout" svg:x1="9.308cm" svg:y1="15.266cm" svg:x2="8.2cm" svg:y2="14.036cm">
            <text:p/>
          </draw:line>
          <draw:line draw:style-name="gr160" draw:text-style-name="P4" draw:layer="layout" svg:x1="9.625cm" svg:y1="16.179cm" svg:x2="8.517cm" svg:y2="14.949cm">
            <text:p/>
          </draw:line>
          <draw:line draw:style-name="gr160" draw:text-style-name="P4" draw:layer="layout" svg:x1="10.042cm" svg:y1="17.192cm" svg:x2="8.934cm" svg:y2="15.962cm">
            <text:p/>
          </draw:line>
          <draw:line draw:style-name="gr160" draw:text-style-name="P4" draw:layer="layout" svg:x1="10.459cm" svg:y1="18.505cm" svg:x2="9.351cm" svg:y2="17.275cm">
            <text:p/>
          </draw:line>
          <draw:line draw:style-name="gr160" draw:text-style-name="P4" draw:layer="layout" svg:x1="10.576cm" svg:y1="19.418cm" svg:x2="9.468cm" svg:y2="18.188cm">
            <text:p/>
          </draw:line>
          <draw:line draw:style-name="gr160" draw:text-style-name="P4" draw:layer="layout" svg:x1="10.393cm" svg:y1="20.131cm" svg:x2="9.285cm" svg:y2="18.901cm">
            <text:p/>
          </draw:line>
          <draw:line draw:style-name="gr160" draw:text-style-name="P4" draw:layer="layout" svg:x1="9.81cm" svg:y1="20.644cm" svg:x2="8.702cm" svg:y2="19.414cm">
            <text:p/>
          </draw:line>
        </draw:g>
        <draw:custom-shape draw:style-name="gr86" draw:text-style-name="P33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7" draw:text-style-name="P34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7" draw:text-style-name="P34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7" draw:text-style-name="P34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7" draw:text-style-name="P34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8">
          <draw:path draw:style-name="gr82" draw:text-style-name="P1" draw:layer="layout" svg:width="5.555cm" svg:height="5.432cm" draw:transform="skewX (0.00174532925199433) rotate (-2.41518661890975) translate (25.9431562157411cm 4.75324397085458cm)" svg:viewBox="0 0 5556 5433" svg:d="M0 5433c730-1096 1489-1926 1421-2671-68-746-255-1881 513-2349 768-467 3516-902 3622 871">
            <text:p/>
          </draw:path>
          <draw:custom-shape draw:style-name="gr73" draw:text-style-name="P27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8">
          <draw:path draw:style-name="gr82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73" draw:text-style-name="P27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6" draw:text-style-name="P33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7" draw:text-style-name="P34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7" draw:text-style-name="P34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7" draw:text-style-name="P34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7" draw:text-style-name="P34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8" draw:text-style-name="P27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89" draw:text-style-name="P27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90" draw:text-style-name="P69" draw:layer="layout" svg:width="0.951cm" svg:height="0.992cm" svg:x="20.87cm" svg:y="3.703cm">
          <draw:text-box>
            <text:p><text:span text:style-name="T34">+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26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g draw:style-name="gr5">
          <draw:path draw:style-name="gr82" draw:text-style-name="P1" draw:layer="layout" svg:width="5.555cm" svg:height="5.432cm" draw:transform="skewX (0.00174532925199427) rotate (-2.41518661890975) translate (6.34215621574109cm 4.72924397085458cm)" svg:viewBox="0 0 5556 5433" svg:d="M0 5433c730-1096 1489-1926 1421-2671-68-746-255-1881 513-2349 768-467 3516-902 3622 871">
            <text:p/>
          </draw:path>
          <draw:line draw:style-name="gr160" draw:text-style-name="P4" draw:layer="layout" svg:x1="2.273cm" svg:y1="1.777cm" svg:x2="1.165cm" svg:y2="0.547cm">
            <text:p/>
          </draw:line>
          <draw:line draw:style-name="gr160" draw:text-style-name="P4" draw:layer="layout" svg:x1="2.39cm" svg:y1="2.59cm" svg:x2="1.282cm" svg:y2="1.36cm">
            <text:p/>
          </draw:line>
          <draw:line draw:style-name="gr160" draw:text-style-name="P4" draw:layer="layout" svg:x1="2.707cm" svg:y1="3.503cm" svg:x2="1.599cm" svg:y2="2.273cm">
            <text:p/>
          </draw:line>
          <draw:line draw:style-name="gr160" draw:text-style-name="P4" draw:layer="layout" svg:x1="3.124cm" svg:y1="4.516cm" svg:x2="2.016cm" svg:y2="3.286cm">
            <text:p/>
          </draw:line>
          <draw:line draw:style-name="gr160" draw:text-style-name="P4" draw:layer="layout" svg:x1="3.841cm" svg:y1="6.029cm" svg:x2="2.733cm" svg:y2="4.799cm">
            <text:p/>
          </draw:line>
          <draw:line draw:style-name="gr160" draw:text-style-name="P4" draw:layer="layout" svg:x1="3.558cm" svg:y1="6.642cm" svg:x2="2.45cm" svg:y2="5.412cm">
            <text:p/>
          </draw:line>
          <draw:line draw:style-name="gr160" draw:text-style-name="P4" draw:layer="layout" svg:x1="2.975cm" svg:y1="7.055cm" svg:x2="1.867cm" svg:y2="5.825cm">
            <text:p/>
          </draw:line>
          <draw:line draw:style-name="gr160" draw:text-style-name="P4" draw:layer="layout" svg:x1="2.192cm" svg:y1="7.168cm" svg:x2="1.084cm" svg:y2="5.938cm">
            <text:p/>
          </draw:line>
        </draw:g>
        <draw:g draw:style-name="gr5">
          <draw:path draw:style-name="gr82" draw:text-style-name="P1" draw:layer="layout" svg:width="5.555cm" svg:height="5.432cm" draw:transform="skewX (0.00174532925199433) rotate (-2.41518661890975) translate (17.3471562157411cm 4.70887315018588cm)" svg:viewBox="0 0 5556 5433" svg:d="M0 5433c730-1096 1489-1926 1421-2671-68-746-255-1881 513-2349 768-467 3516-902 3622 871">
            <text:p/>
          </draw:path>
          <draw:line draw:style-name="gr160" draw:text-style-name="P4" draw:layer="layout" svg:x1="15.796cm" svg:y1="1.852cm" svg:x2="14.688cm" svg:y2="0.622cm">
            <text:p/>
          </draw:line>
          <draw:line draw:style-name="gr160" draw:text-style-name="P4" draw:layer="layout" svg:x1="15.913cm" svg:y1="2.665cm" svg:x2="14.805cm" svg:y2="1.435cm">
            <text:p/>
          </draw:line>
          <draw:line draw:style-name="gr160" draw:text-style-name="P4" draw:layer="layout" svg:x1="16.23cm" svg:y1="3.578cm" svg:x2="15.122cm" svg:y2="2.348cm">
            <text:p/>
          </draw:line>
          <draw:line draw:style-name="gr160" draw:text-style-name="P4" draw:layer="layout" svg:x1="16.647cm" svg:y1="4.591cm" svg:x2="15.539cm" svg:y2="3.361cm">
            <text:p/>
          </draw:line>
          <draw:line draw:style-name="gr160" draw:text-style-name="P4" draw:layer="layout" svg:x1="17.064cm" svg:y1="5.904cm" svg:x2="15.956cm" svg:y2="4.674cm">
            <text:p/>
          </draw:line>
          <draw:line draw:style-name="gr160" draw:text-style-name="P4" draw:layer="layout" svg:x1="17.181cm" svg:y1="6.817cm" svg:x2="16.073cm" svg:y2="5.587cm">
            <text:p/>
          </draw:line>
          <draw:line draw:style-name="gr160" draw:text-style-name="P4" draw:layer="layout" svg:x1="16.998cm" svg:y1="7.53cm" svg:x2="15.89cm" svg:y2="6.3cm">
            <text:p/>
          </draw:line>
          <draw:line draw:style-name="gr160" draw:text-style-name="P4" draw:layer="layout" svg:x1="16.415cm" svg:y1="8.043cm" svg:x2="15.307cm" svg:y2="6.813cm">
            <text:p/>
          </draw:line>
        </draw:g>
        <draw:custom-shape draw:style-name="gr86" draw:text-style-name="P33" draw:layer="layout" svg:width="0.932cm" svg:height="3.107cm" draw:transform="rotate (1.5707963267949) translate (7.324cm 4.798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7" draw:text-style-name="P34" draw:layer="layout" svg:width="0.262cm" svg:height="0.638cm" svg:x="7.651cm" svg:y="3.099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7" draw:text-style-name="P34" draw:layer="layout" svg:width="0.533cm" svg:height="0.532cm" svg:x="8.278cm" svg:y="3.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7" draw:text-style-name="P34" draw:layer="layout" svg:width="0.648cm" svg:height="0.682cm" svg:x="9.119cm" svg:y="3.049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7" draw:text-style-name="P34" draw:layer="layout" svg:width="0.262cm" svg:height="0.638cm" svg:x="9.841cm" svg:y="3.099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5">
          <draw:path draw:style-name="gr82" draw:text-style-name="P1" draw:layer="layout" svg:width="5.555cm" svg:height="5.432cm" draw:transform="skewX (0.00174532925199427) rotate (-2.41518661890975) translate (6.36515621574108cm 14.7918731501858cm)" svg:viewBox="0 0 5556 5433" svg:d="M0 5433c730-1096 1489-1926 1421-2671-68-746-255-1881 513-2349 768-467 3516-902 3622 871">
            <text:p/>
          </draw:path>
          <draw:line draw:style-name="gr161" draw:text-style-name="P4" draw:layer="layout" svg:x1="3.706cm" svg:y1="10.705cm" svg:x2="4.814cm" svg:y2="11.935cm">
            <text:p/>
          </draw:line>
          <draw:line draw:style-name="gr161" draw:text-style-name="P4" draw:layer="layout" svg:x1="3.823cm" svg:y1="11.518cm" svg:x2="4.931cm" svg:y2="12.748cm">
            <text:p/>
          </draw:line>
          <draw:line draw:style-name="gr161" draw:text-style-name="P4" draw:layer="layout" svg:x1="4.14cm" svg:y1="12.431cm" svg:x2="5.248cm" svg:y2="13.661cm">
            <text:p/>
          </draw:line>
          <draw:line draw:style-name="gr161" draw:text-style-name="P4" draw:layer="layout" svg:x1="4.557cm" svg:y1="13.444cm" svg:x2="5.665cm" svg:y2="14.674cm">
            <text:p/>
          </draw:line>
          <draw:line draw:style-name="gr161" draw:text-style-name="P4" draw:layer="layout" svg:x1="4.974cm" svg:y1="14.757cm" svg:x2="6.082cm" svg:y2="15.987cm">
            <text:p/>
          </draw:line>
          <draw:line draw:style-name="gr161" draw:text-style-name="P4" draw:layer="layout" svg:x1="5.091cm" svg:y1="15.67cm" svg:x2="6.199cm" svg:y2="16.9cm">
            <text:p/>
          </draw:line>
          <draw:line draw:style-name="gr161" draw:text-style-name="P4" draw:layer="layout" svg:x1="4.908cm" svg:y1="16.383cm" svg:x2="6.016cm" svg:y2="17.613cm">
            <text:p/>
          </draw:line>
          <draw:line draw:style-name="gr161" draw:text-style-name="P4" draw:layer="layout" svg:x1="4.325cm" svg:y1="16.896cm" svg:x2="5.433cm" svg:y2="18.126cm">
            <text:p/>
          </draw:line>
        </draw:g>
        <draw:custom-shape draw:style-name="gr86" draw:text-style-name="P33" draw:layer="layout" svg:width="0.932cm" svg:height="3.107cm" draw:transform="rotate (1.5707963267949) translate (7.324cm 14.781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7" draw:text-style-name="P34" draw:layer="layout" svg:width="0.262cm" svg:height="0.638cm" svg:x="7.651cm" svg:y="13.082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7" draw:text-style-name="P34" draw:layer="layout" svg:width="0.533cm" svg:height="0.532cm" svg:x="8.278cm" svg:y="13.183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7" draw:text-style-name="P34" draw:layer="layout" svg:width="0.648cm" svg:height="0.682cm" svg:x="9.119cm" svg:y="13.032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7" draw:text-style-name="P34" draw:layer="layout" svg:width="0.262cm" svg:height="0.638cm" svg:x="9.841cm" svg:y="13.082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5">
          <draw:path draw:style-name="gr82" draw:text-style-name="P1" draw:layer="layout" svg:width="5.555cm" svg:height="5.432cm" draw:transform="skewX (0.00174532925199427) rotate (-2.41518661890975) translate (17.3611562157411cm 14.6882439708545cm)" svg:viewBox="0 0 5556 5433" svg:d="M0 5433c730-1096 1489-1926 1421-2671-68-746-255-1881 513-2349 768-467 3516-902 3622 871">
            <text:p/>
          </draw:path>
          <draw:line draw:style-name="gr161" draw:text-style-name="P4" draw:layer="layout" svg:x1="12.184cm" svg:y1="10.506cm" svg:x2="13.292cm" svg:y2="11.736cm">
            <text:p/>
          </draw:line>
          <draw:line draw:style-name="gr161" draw:text-style-name="P4" draw:layer="layout" svg:x1="12.301cm" svg:y1="11.319cm" svg:x2="13.409cm" svg:y2="12.549cm">
            <text:p/>
          </draw:line>
          <draw:line draw:style-name="gr161" draw:text-style-name="P4" draw:layer="layout" svg:x1="12.618cm" svg:y1="12.232cm" svg:x2="13.726cm" svg:y2="13.462cm">
            <text:p/>
          </draw:line>
          <draw:line draw:style-name="gr161" draw:text-style-name="P4" draw:layer="layout" svg:x1="13.035cm" svg:y1="13.245cm" svg:x2="14.143cm" svg:y2="14.475cm">
            <text:p/>
          </draw:line>
          <draw:line draw:style-name="gr161" draw:text-style-name="P4" draw:layer="layout" svg:x1="13.752cm" svg:y1="14.758cm" svg:x2="14.86cm" svg:y2="15.988cm">
            <text:p/>
          </draw:line>
          <draw:line draw:style-name="gr161" draw:text-style-name="P4" draw:layer="layout" svg:x1="13.469cm" svg:y1="15.371cm" svg:x2="14.577cm" svg:y2="16.601cm">
            <text:p/>
          </draw:line>
          <draw:line draw:style-name="gr161" draw:text-style-name="P4" draw:layer="layout" svg:x1="12.886cm" svg:y1="15.784cm" svg:x2="13.994cm" svg:y2="17.014cm">
            <text:p/>
          </draw:line>
          <draw:line draw:style-name="gr161" draw:text-style-name="P4" draw:layer="layout" svg:x1="12.103cm" svg:y1="15.897cm" svg:x2="13.211cm" svg:y2="17.127cm">
            <text:p/>
          </draw:line>
        </draw:g>
        <draw:line draw:style-name="gr132" draw:text-style-name="P4" draw:layer="layout" svg:x1="25.423cm" svg:y1="9.808cm" svg:x2="23.203cm" svg:y2="7.344cm">
          <text:p/>
        </draw:line>
        <draw:line draw:style-name="gr133" draw:text-style-name="P4" draw:layer="layout" svg:x1="20.884cm" svg:y1="10.508cm" svg:x2="23.104cm" svg:y2="12.972cm">
          <text:p/>
        </draw:line>
        <draw:path draw:style-name="gr82" draw:text-style-name="P1" draw:layer="layout" svg:width="6.451cm" svg:height="6.308cm" draw:transform="skewX (0.00174532925199429) rotate (-2.41518661890975) translate (26.4686684528665cm 10.7289491755687cm)" svg:viewBox="0 0 6452 6309" svg:d="M0 6309c848-1274 1729-2236 1650-3102s-296-2184 596-2727 4083-1048 4206 1011">
          <text:p/>
        </draw:path>
        <draw:g draw:style-name="gr5">
          <svg:title>TexMaths</svg:title>
          <svg:desc>44§display§\qty{6}{N}§svg§600§TRUE§</svg:desc>
          <draw:path draw:style-name="gr80" draw:text-style-name="P30" draw:layer="layout" svg:width="0.671cm" svg:height="1.091cm" svg:x="24.228cm" svg:y="7.101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80" draw:text-style-name="P30" draw:layer="layout" svg:width="1.225cm" svg:height="1.095cm" svg:x="25.322cm" svg:y="7.097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g draw:style-name="gr5">
          <svg:title>TexMaths</svg:title>
          <svg:desc>44§display§\qty{6}{N}§svg§600§TRUE§</svg:desc>
          <draw:path draw:style-name="gr14" draw:text-style-name="P7" draw:layer="layout" svg:width="0.671cm" svg:height="1.091cm" svg:x="19.568cm" svg:y="12.106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14" draw:text-style-name="P7" draw:layer="layout" svg:width="1.225cm" svg:height="1.095cm" svg:x="20.662cm" svg:y="12.102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line draw:style-name="gr162" draw:text-style-name="P4" draw:layer="layout" svg:x1="20.861cm" svg:y1="17.49cm" svg:x2="23.081cm" svg:y2="19.954cm">
          <text:p/>
        </draw:line>
        <draw:line draw:style-name="gr163" draw:text-style-name="P4" draw:layer="layout" svg:x1="26.055cm" svg:y1="18.928cm" svg:x2="23.835cm" svg:y2="16.464cm">
          <text:p/>
        </draw:line>
        <draw:line draw:style-name="gr164" draw:text-style-name="P4" draw:layer="layout" svg:x1="17.821cm" svg:y1="17.45cm" svg:x2="20.041cm" svg:y2="19.914cm">
          <text:p/>
        </draw:line>
        <presentation:notes draw:style-name="dp2">
          <draw:page-thumbnail draw:style-name="gr7" draw:layer="layout" svg:width="21.219cm" svg:height="10.476cm" svg:x="0.185cm" svg:y="2.123cm" draw:page-number="27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path draw:style-name="gr165" draw:text-style-name="P70" draw:layer="layout" svg:width="7.366cm" svg:height="8.527cm" draw:transform="skewX (5.93005045969343E-017) rotate (-0.725358837128844) translate (7.232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+2}{mol/s}§svg§600§TRUE§</svg:desc>
          <draw:path draw:style-name="gr80" draw:text-style-name="P30" draw:layer="layout" svg:width="0.577cm" svg:height="0.576cm" draw:transform="rotate (0.436332312998582) translate (7.02015744856362cm 9.68362079156523cm)" svg:viewBox="0 0 578 577" svg:d="M578 317c0-19 0-38 0-57-87 0-174 0-260 0 0-87 0-173 0-260-19 0-39 0-58 0 0 87 0 173 0 260-87 0-173 0-260 0 0 19 0 38 0 57 87 0 173 0 260 0 0 87 0 173 0 260 19 0 39 0 58 0 0-87 0-173 0-260 86 0 173 0 260 0z">
            <text:p/>
          </draw:path>
          <draw:path draw:style-name="gr80" draw:text-style-name="P30" draw:layer="layout" svg:width="0.477cm" svg:height="0.733cm" draw:transform="rotate (0.436332312998582) translate (7.55440030892853cm 9.26115733459039cm)" svg:viewBox="0 0 478 734" svg:d="M478 734c0-21 0-33 0-48 0-12 0-24 0-46-122 4-244 7-366 10 65-69 129-137 194-206 103-109 133-166 133-245 0-123-82-199-218-199-76 0-127 21-179 76-6 48-12 96-18 145 10 0 20 0 30 0 5-18 9-35 13-52 18-60 57-87 127-87 90 0 151 57 151 148 0 78-45 157-166 284-60 64-119 129-179 193 0 9 0 18 0 27 79-3 157-3 236-3 82 0 163 0 242 3z">
            <text:p/>
          </draw:path>
          <draw:path draw:style-name="gr80" draw:text-style-name="P30" draw:layer="layout" svg:width="0.907cm" svg:height="0.497cm" draw:transform="rotate (0.436332312998582) translate (8.34787721569415cm 9.15116585620452cm)" svg:viewBox="0 0 908 498" svg:d="M908 498c0-10 0-20 0-30-17-1-34-2-52-3-36-3-39-12-39-78 0-73 0-145 0-218 0-106-60-169-157-169-40 0-70 9-88 24-27 24-55 49-82 73-33-70-78-97-151-97-39 0-70 9-88 24-24 23-48 46-72 70 0-31 0-61 0-91-3-1-7-2-10-3-54 21-108 36-166 42 0 10 0 20 0 31 13 0 26 0 39 0 43 0 46 6 46 75 0 80 0 159 0 239 0 66-3 75-40 78-16 1-32 2-48 3 0 10 0 20 0 30 45-3 91-3 136-3 43 0 85 0 127 3 0-10 0-20 0-30-15-1-30-2-45-3-36-3-39-12-39-78 0-75 0-149 0-224 0-48 69-100 133-100 57 0 97 55 97 133 0 64 0 127 0 191 0 66-3 75-40 78-16 1-32 2-48 3 0 10 0 20 0 30 45-3 88-3 133-3s88 0 133 3c0-10 0-20 0-30-16-1-32-2-48-3-37-3-40-12-40-78 0-75 0-149 0-224 0-48 70-100 133-100 58 0 97 55 97 133 0 101 0 202 0 302 28-3 55-3 85-3s61 0 94 3z">
            <text:p/>
          </draw:path>
          <draw:path draw:style-name="gr80" draw:text-style-name="P30" draw:layer="layout" svg:width="0.51cm" svg:height="0.516cm" draw:transform="rotate (0.436332312998582) translate (9.21454930228213cm 8.74703002511937cm)" svg:viewBox="0 0 511 517" svg:d="M511 245c0-142-102-245-248-245-157 0-263 109-263 266 0 148 94 251 233 251 163 0 278-112 278-272zM415 284c0 121-55 196-143 196-103 0-172-99-172-250 0-127 48-197 142-197 100 0 173 106 173 251z">
            <text:p/>
          </draw:path>
          <draw:path draw:style-name="gr80" draw:text-style-name="P30" draw:layer="layout" svg:width="0.265cm" svg:height="0.772cm" draw:transform="rotate (0.436332312998582) translate (9.61397517847038cm 8.25742632041143cm)" svg:viewBox="0 0 266 773" svg:d="M266 773c0-10 0-20 0-30-16-1-32-2-48-3-36-3-39-12-39-78 0-218 0-435 0-653-4-3-9-6-13-9-45 18-81 27-163 39 0 10 0 20 0 30 19 0 38 0 58 0 21 0 27 13 27 46 0 182 0 364 0 547 0 66-3 75-40 78-16 1-32 2-48 3 0 10 0 20 0 30 45-3 88-3 133-3 46 0 88 0 133 3z">
            <text:p/>
          </draw:path>
          <draw:path draw:style-name="gr80" draw:text-style-name="P30" draw:layer="layout" svg:width="0.374cm" svg:height="0.999cm" draw:transform="rotate (0.436332312998582) translate (9.92847924123594cm 8.0941031751276cm)" svg:viewBox="0 0 375 1000" svg:d="M0 1000c20 0 40 0 61 0 104-333 209-667 314-1000-19 0-38 0-57 0-106 333-212 667-318 1000z">
            <text:p/>
          </draw:path>
          <draw:path draw:style-name="gr80" draw:text-style-name="P30" draw:layer="layout" svg:width="0.383cm" svg:height="0.516cm" draw:transform="rotate (0.436332312998582) translate (10.4843884671246cm 8.15489429792817cm)" svg:viewBox="0 0 384 517" svg:d="M384 338c0-33-9-57-30-78-27-27-63-39-154-58-88-15-118-36-118-87 0-52 39-82 103-82 72 0 124 36 124 88 0 8 0 16 0 24 10 0 20 0 30 0 3-60 3-88 6-121-58-18-94-24-139-24-121 0-197 57-197 151 0 51 21 88 73 112 27 12 84 27 157 45 45 9 67 30 67 73 0 57-55 96-127 96-79 0-134-36-134-90 0-14 0-28 0-43-11 0-22 0-33 0 0 73-3 106-12 148 54 19 97 25 145 25 139 0 239-73 239-179z">
            <text:p/>
          </draw:path>
        </draw:g>
        <draw:g draw:style-name="gr5">
          <svg:title>TexMaths</svg:title>
          <svg:desc>44§display§\qty{-2}{mol/s}§svg§600§TRUE§</svg:desc>
          <draw:path draw:style-name="gr14" draw:text-style-name="P7" draw:layer="layout" svg:width="0.567cm" svg:height="0.062cm" draw:transform="rotate (0.436332312998582) translate (9.2984303076641cm 10.8323208887531cm)" svg:viewBox="0 0 568 63" svg:d="M0 0c189 0 379 0 568 0 0 21 0 42 0 63-189 0-379 0-568 0 0-21 0-42 0-63z">
            <text:p/>
          </draw:path>
          <draw:path draw:style-name="gr14" draw:text-style-name="P7" draw:layer="layout" svg:width="0.476cm" svg:height="0.733cm" draw:transform="rotate (0.436332312998582) translate (9.72040187145276cm 10.1788630281411cm)" svg:viewBox="0 0 477 734" svg:d="M477 734c0-21 0-33 0-48 0-12 0-24 0-46-122 4-243 7-365 10 64-69 129-137 193-206 103-109 133-166 133-245 0-123-82-199-217-199-76 0-127 21-179 76-6 48-12 96-18 145 10 0 20 0 30 0 4-18 8-35 12-52 19-60 58-87 127-87 91 0 151 57 151 148 0 78-45 157-166 284-59 64-119 129-178 193 0 9 0 18 0 27 79-3 157-3 236-3 81 0 163 0 241 3z">
            <text:p/>
          </draw:path>
          <draw:path draw:style-name="gr14" draw:text-style-name="P7" draw:layer="layout" svg:width="0.905cm" svg:height="0.497cm" draw:transform="rotate (0.436332312998582) translate (10.5127178510042cm 10.0694128990057cm)" svg:viewBox="0 0 906 498" svg:d="M906 498c0-10 0-20 0-30-17-1-34-2-51-3-36-3-39-12-39-78 0-73 0-145 0-218 0-106-61-169-157-169-40 0-70 9-88 24-27 24-54 49-82 73-33-70-78-97-151-97-39 0-69 9-87 24-24 23-49 46-73 70 0-31 0-61 0-91-3-1-6-2-9-3-54 21-109 36-166 42 0 10 0 20 0 31 13 0 26 0 39 0 43 0 46 6 46 75 0 80 0 159 0 239 0 66-3 75-40 78-16 1-32 2-48 3 0 10 0 20 0 30 45-3 91-3 136-3 42 0 85 0 127 3 0-10 0-20 0-30-15-1-30-2-45-3-37-3-40-12-40-78 0-75 0-149 0-224 0-48 70-100 133-100 58 0 97 55 97 133 0 64 0 127 0 191 0 66-3 75-39 78-17 1-33 2-49 3 0 10 0 20 0 30 46-3 88-3 133-3s88 0 133 3c0-10 0-20 0-30-16-1-32-2-48-3-36-3-40-12-40-78 0-75 0-149 0-224 0-48 70-100 133-100 58 0 97 55 97 133 0 101 0 202 0 302 27-3 54-3 85-3 30 0 60 0 93 3z">
            <text:p/>
          </draw:path>
          <draw:path draw:style-name="gr14" draw:text-style-name="P7" draw:layer="layout" svg:width="0.51cm" svg:height="0.516cm" draw:transform="rotate (0.436332312998582) translate (11.3779399257358cm 9.66595321955366cm)" svg:viewBox="0 0 511 517" svg:d="M511 245c0-142-103-245-248-245-157 0-263 109-263 266 0 148 94 251 233 251 163 0 278-112 278-272zM414 284c0 121-54 196-142 196-103 0-172-99-172-250 0-127 48-197 142-197 99 0 172 106 172 251z">
            <text:p/>
          </draw:path>
          <draw:path draw:style-name="gr14" draw:text-style-name="P7" draw:layer="layout" svg:width="0.265cm" svg:height="0.772cm" draw:transform="rotate (0.436332312998582) translate (11.7765031366423cm 9.17675178227298cm)" svg:viewBox="0 0 266 773" svg:d="M266 773c0-10 0-20 0-30-16-1-32-2-48-3-37-3-40-12-40-78 0-218 0-435 0-653-4-3-8-6-12-9-45 18-81 27-163 39 0 10 0 20 0 30 19 0 38 0 57 0 22 0 28 13 28 46 0 182 0 364 0 547 0 66-3 75-40 78-16 1-32 2-48 3 0 10 0 20 0 30 45-3 88-3 133-3s88 0 133 3z">
            <text:p/>
          </draw:path>
          <draw:path draw:style-name="gr14" draw:text-style-name="P7" draw:layer="layout" svg:width="0.374cm" svg:height="0.999cm" draw:transform="rotate (0.436332312998582) translate (12.0904703279294cm 9.013678984271cm)" svg:viewBox="0 0 375 1000" svg:d="M0 1000c20 0 40 0 60 0 105-333 210-667 315-1000-20 0-39 0-58 0-106 333-211 667-317 1000z">
            <text:p/>
          </draw:path>
          <draw:path draw:style-name="gr14" draw:text-style-name="P7" draw:layer="layout" svg:width="0.383cm" svg:height="0.516cm" draw:transform="rotate (0.436332312998582) translate (12.6456545478899cm 9.07480818288813cm)" svg:viewBox="0 0 384 517" svg:d="M384 338c0-33-9-57-31-78-27-27-63-39-154-58-87-15-117-36-117-87 0-52 39-82 102-82 73 0 124 36 124 88 0 8 0 16 0 24 10 0 20 0 30 0 3-60 3-88 6-121-57-18-93-24-139-24-120 0-196 57-196 151 0 51 21 88 73 112 27 12 84 27 157 45 45 9 66 30 66 73 0 57-54 96-127 96-78 0-133-36-133-90 0-14 0-28 0-43-11 0-22 0-33 0 0 73-3 106-12 148 54 19 97 25 145 25 139 0 239-73 239-179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2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66" draw:text-style-name="P1" draw:layer="layout" svg:width="10.41cm" svg:height="16.312cm" svg:x="9.455cm" svg:y="2.645cm">
          <draw:image xlink:href="Pictures/1000000000000078000000BCFA968D18.png" xlink:type="simple" xlink:show="embed" xlink:actuate="onLoad" draw:mime-type="image/png">
            <text:p/>
          </draw:image>
        </draw:frame>
        <draw:custom-shape draw:style-name="gr166" draw:text-style-name="P71" draw:layer="layout" svg:width="5.021cm" svg:height="1.068cm" svg:x="18.659cm" svg:y="7.617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21.219cm" svg:height="10.476cm" svg:x="0.185cm" svg:y="2.123cm" draw:page-number="2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66" draw:text-style-name="P1" draw:layer="layout" svg:width="15.195cm" svg:height="9.057cm" svg:x="3.701cm" svg:y="6.664cm">
          <draw:image xlink:href="Pictures/100000000000003E00000025F0E843D3.png" xlink:type="simple" xlink:show="embed" xlink:actuate="onLoad" draw:mime-type="image/png">
            <text:p/>
          </draw:image>
        </draw:frame>
        <draw:g draw:style-name="gr28">
          <draw:custom-shape draw:style-name="gr167" draw:text-style-name="P27" draw:layer="layout" svg:width="2.625cm" svg:height="1.259cm" svg:x="16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7" draw:text-style-name="P27" draw:layer="layout" svg:width="2.625cm" svg:height="1.259cm" svg:x="13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7" draw:text-style-name="P27" draw:layer="layout" svg:width="2.625cm" svg:height="1.259cm" svg:x="10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68" draw:text-style-name="P4" draw:layer="layout" svg:width="6.919cm" svg:height="0.463cm" svg:x="11.454cm" svg:y="8.322cm" svg:viewBox="0 0 6920 464" svg:d="M0 464c0 0 709-464 3059-464 2349 0 3861 427 3861 427">
          <text:p/>
        </draw:path>
        <draw:g draw:style-name="gr28">
          <draw:custom-shape draw:style-name="gr169" draw:text-style-name="P28" draw:layer="layout" svg:width="2.625cm" svg:height="1.259cm" svg:x="8.997cm" svg:y="11.668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9" draw:text-style-name="P28" draw:layer="layout" svg:width="2.625cm" svg:height="1.259cm" svg:x="11.997cm" svg:y="11.668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9" draw:text-style-name="P28" draw:layer="layout" svg:width="2.625cm" svg:height="1.259cm" svg:x="14.997cm" svg:y="11.668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68" draw:text-style-name="P4" draw:layer="layout" svg:width="6.919cm" svg:height="0.463cm" draw:transform="rotate (-3.14159265358979) translate (16.774cm 13.893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3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66" draw:text-style-name="P1" draw:layer="layout" svg:width="15.195cm" svg:height="9.057cm" svg:x="3.701cm" svg:y="6.664cm">
          <draw:image xlink:href="Pictures/100000000000003E00000025F0E843D3.png" xlink:type="simple" xlink:show="embed" xlink:actuate="onLoad" draw:mime-type="image/png">
            <text:p/>
          </draw:image>
        </draw:frame>
        <draw:custom-shape draw:style-name="gr170" draw:text-style-name="P27" draw:layer="layout" svg:width="3.171cm" svg:height="1.521cm" svg:x="14.534cm" svg:y="10.232cm">
          <text:p/>
          <draw:enhanced-geometry svg:viewBox="0 0 21600 21600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1" draw:text-style-name="P28" draw:layer="layout" svg:width="3.171cm" svg:height="1.521cm" svg:x="10.397cm" svg:y="10.629cm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2" draw:text-style-name="P1" draw:layer="layout" svg:x1="14.154cm" svg:y1="16.526cm" svg:x2="14.154cm" svg:y2="5.644cm">
          <text:p/>
        </draw:line>
        <presentation:notes draw:style-name="dp2">
          <draw:page-thumbnail draw:style-name="gr7" draw:layer="layout" svg:width="21.219cm" svg:height="10.476cm" svg:x="0.185cm" svg:y="2.123cm" draw:page-number="31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66" draw:text-style-name="P1" draw:layer="layout" svg:width="23.679cm" svg:height="11.164cm" svg:x="3.512cm" svg:y="5.076cm">
          <draw:image xlink:href="Pictures/10000000000006FE0000034CA06E5D38.png" xlink:type="simple" xlink:show="embed" xlink:actuate="onLoad" draw:mime-type="image/png">
            <text:p/>
          </draw:image>
        </draw:frame>
        <draw:custom-shape draw:style-name="gr173" draw:text-style-name="P71" draw:layer="layout" svg:width="8.929cm" svg:height="1.899cm" svg:x="11.827cm" svg:y="8.208cm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21.219cm" svg:height="10.476cm" svg:x="0.185cm" svg:y="2.123cm" draw:page-number="32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66" draw:text-style-name="P1" draw:layer="layout" svg:width="17.484cm" svg:height="6.323cm" svg:x="6.871cm" svg:y="7.72cm">
          <draw:image xlink:href="Pictures/1000000000000548000001E94DFFFB38.png" xlink:type="simple" xlink:show="embed" xlink:actuate="onLoad" draw:mime-type="image/png">
            <text:p/>
          </draw:image>
        </draw:frame>
        <draw:g draw:style-name="gr28">
          <draw:custom-shape draw:style-name="gr169" draw:text-style-name="P28" draw:layer="layout" svg:width="2.625cm" svg:height="1.259cm" svg:x="11.396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9" draw:text-style-name="P28" draw:layer="layout" svg:width="2.625cm" svg:height="1.259cm" svg:x="14.396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9" draw:text-style-name="P28" draw:layer="layout" svg:width="2.625cm" svg:height="1.259cm" svg:x="17.396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68" draw:text-style-name="P4" draw:layer="layout" svg:width="6.919cm" svg:height="0.463cm" svg:x="12.254cm" svg:y="0.523cm" svg:viewBox="0 0 6920 464" svg:d="M0 464c0 0 709-464 3059-464 2349 0 3861 427 3861 427">
          <text:p/>
        </draw:path>
        <draw:g draw:style-name="gr28">
          <draw:custom-shape draw:style-name="gr167" draw:text-style-name="P27" draw:layer="layout" svg:width="2.625cm" svg:height="1.259cm" svg:x="19.301cm" svg:y="3.869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7" draw:text-style-name="P27" draw:layer="layout" svg:width="2.625cm" svg:height="1.259cm" svg:x="16.301cm" svg:y="3.869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7" draw:text-style-name="P27" draw:layer="layout" svg:width="2.625cm" svg:height="1.259cm" svg:x="13.301cm" svg:y="3.869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68" draw:text-style-name="P4" draw:layer="layout" svg:width="6.919cm" svg:height="0.463cm" draw:transform="rotate (-3.14159265358979) translate (21.074cm 6.094cm)" svg:viewBox="0 0 6920 464" svg:d="M0 464c0 0 709-464 3059-464 2349 0 3861 427 3861 427">
          <text:p/>
        </draw:path>
        <draw:custom-shape draw:style-name="gr167" draw:text-style-name="P27" draw:layer="layout" svg:width="2.625cm" svg:height="1.259cm" svg:x="16.396cm" svg:y="11.084cm">
          <text:p/>
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9" draw:text-style-name="P28" draw:layer="layout" svg:width="2.625cm" svg:height="1.259cm" svg:x="13.001cm" svg:y="10.069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7" draw:text-style-name="P1" draw:layer="layout" svg:x1="15.997cm" svg:y1="13.898cm" svg:x2="15.997cm" svg:y2="8.967cm">
          <text:p/>
        </draw:line>
        <presentation:notes draw:style-name="dp2">
          <draw:page-thumbnail draw:style-name="gr7" draw:layer="layout" svg:width="21.219cm" svg:height="10.476cm" svg:x="0.185cm" svg:y="2.123cm" draw:page-number="33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66" draw:text-style-name="P1" draw:layer="layout" svg:width="17.484cm" svg:height="6.323cm" svg:x="6.871cm" svg:y="7.72cm">
          <draw:image xlink:href="Pictures/1000000000000548000001E94DFFFB38.png" xlink:type="simple" xlink:show="embed" xlink:actuate="onLoad" draw:mime-type="image/png">
            <text:p/>
          </draw:image>
        </draw:frame>
        <draw:g draw:style-name="gr28">
          <draw:custom-shape draw:style-name="gr169" draw:text-style-name="P28" draw:layer="layout" svg:width="2.625cm" svg:height="1.259cm" svg:x="11.396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9" draw:text-style-name="P28" draw:layer="layout" svg:width="2.625cm" svg:height="1.259cm" svg:x="14.396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9" draw:text-style-name="P28" draw:layer="layout" svg:width="2.625cm" svg:height="1.259cm" svg:x="17.396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68" draw:text-style-name="P4" draw:layer="layout" svg:width="6.919cm" svg:height="0.463cm" svg:x="12.254cm" svg:y="0.523cm" svg:viewBox="0 0 6920 464" svg:d="M0 464c0 0 709-464 3059-464 2349 0 3861 427 3861 427">
          <text:p/>
        </draw:path>
        <draw:g draw:style-name="gr28">
          <draw:custom-shape draw:style-name="gr167" draw:text-style-name="P27" draw:layer="layout" svg:width="2.625cm" svg:height="1.259cm" svg:x="19.301cm" svg:y="3.869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7" draw:text-style-name="P27" draw:layer="layout" svg:width="2.625cm" svg:height="1.259cm" svg:x="16.301cm" svg:y="3.869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7" draw:text-style-name="P27" draw:layer="layout" svg:width="2.625cm" svg:height="1.259cm" svg:x="13.301cm" svg:y="3.869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68" draw:text-style-name="P4" draw:layer="layout" svg:width="6.919cm" svg:height="0.463cm" draw:transform="rotate (-3.14159265358979) translate (21.074cm 6.094cm)" svg:viewBox="0 0 6920 464" svg:d="M0 464c0 0 709-464 3059-464 2349 0 3861 427 3861 427">
          <text:p/>
        </draw:path>
        <draw:g draw:style-name="gr28">
          <draw:custom-shape draw:style-name="gr167" draw:text-style-name="P27" draw:layer="layout" svg:width="2.625cm" svg:height="1.259cm" svg:x="11.496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7" draw:text-style-name="P27" draw:layer="layout" svg:width="2.625cm" svg:height="1.259cm" svg:x="14.496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7" draw:text-style-name="P27" draw:layer="layout" svg:width="2.625cm" svg:height="1.259cm" svg:x="17.496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68" draw:text-style-name="P4" draw:layer="layout" svg:width="6.919cm" svg:height="0.463cm" svg:x="12.354cm" svg:y="8.523cm" svg:viewBox="0 0 6920 464" svg:d="M0 464c0 0 709-464 3059-464 2349 0 3861 427 3861 427">
          <text:p/>
        </draw:path>
        <draw:g draw:style-name="gr28">
          <draw:custom-shape draw:style-name="gr169" draw:text-style-name="P28" draw:layer="layout" svg:width="2.625cm" svg:height="1.259cm" svg:x="15.901cm" svg:y="11.869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9" draw:text-style-name="P28" draw:layer="layout" svg:width="2.625cm" svg:height="1.259cm" svg:x="12.901cm" svg:y="11.869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9" draw:text-style-name="P28" draw:layer="layout" svg:width="2.625cm" svg:height="1.259cm" svg:x="9.901cm" svg:y="11.869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68" draw:text-style-name="P4" draw:layer="layout" svg:width="6.919cm" svg:height="0.463cm" draw:transform="rotate (-3.14159265358979) translate (17.674cm 14.094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3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66" draw:text-style-name="P1" draw:layer="layout" svg:width="10.84cm" svg:height="7.31cm" svg:x="7.494cm" svg:y="5.176cm">
          <draw:image xlink:href="Pictures/1000000100000134000000D0096F4A01.png" xlink:type="simple" xlink:show="embed" xlink:actuate="onLoad" draw:mime-type="image/png">
            <text:p/>
          </draw:image>
        </draw:frame>
        <draw:custom-shape draw:style-name="gr174" draw:text-style-name="P72" draw:layer="layout" svg:width="14.083cm" svg:height="2.414cm" svg:x="6.273cm" svg:y="11.988cm">
          <text:p/>
          <draw:enhanced-geometry svg:viewBox="0 0 21600 21600" draw:type="rectangle" draw:enhanced-path="M 0 0 L 21600 0 21600 21600 0 21600 0 0 Z N"/>
        </draw:custom-shape>
        <draw:g draw:style-name="gr28">
          <draw:custom-shape draw:style-name="gr175" draw:text-style-name="P28" draw:layer="layout" svg:width="2.5cm" svg:height="0.819cm" svg:x="17.512cm" svg:y="10.333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5" draw:text-style-name="P28" draw:layer="layout" svg:width="2.5cm" svg:height="0.819cm" svg:x="17.512cm" svg:y="11.567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5" draw:text-style-name="P28" draw:layer="layout" svg:width="2.5cm" svg:height="0.819cm" svg:x="17.512cm" svg:y="12.804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76" draw:text-style-name="P4" draw:layer="layout" svg:width="3.973cm" svg:height="0.463cm" draw:transform="rotate (1.5707963267949) translate (16.902cm 13.97cm)" svg:viewBox="0 0 3974 464" svg:d="M0 464c0 0 407-464 1757-464 1349 0 2217 427 2217 427">
          <text:p/>
        </draw:path>
        <draw:g draw:style-name="gr28">
          <draw:custom-shape draw:style-name="gr177" draw:text-style-name="P27" draw:layer="layout" svg:width="2.5cm" svg:height="0.819cm" svg:x="12.763cm" svg:y="12.809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7" draw:text-style-name="P27" draw:layer="layout" svg:width="2.5cm" svg:height="0.819cm" svg:x="12.763cm" svg:y="11.575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7" draw:text-style-name="P27" draw:layer="layout" svg:width="2.5cm" svg:height="0.819cm" svg:x="12.763cm" svg:y="10.338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76" draw:text-style-name="P4" draw:layer="layout" svg:width="3.973cm" svg:height="0.463cm" draw:transform="rotate (-1.5707963267949) translate (15.873cm 9.996cm)" svg:viewBox="0 0 3974 464" svg:d="M0 464c0 0 407-464 1757-464 1349 0 2217 427 2217 427">
          <text:p/>
        </draw:path>
        <presentation:notes draw:style-name="dp2">
          <draw:page-thumbnail draw:style-name="gr7" draw:layer="layout" svg:width="21.219cm" svg:height="10.476cm" svg:x="0.185cm" svg:y="2.123cm" draw:page-number="35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66" draw:text-style-name="P73" draw:layer="layout" svg:width="10.84cm" svg:height="7.31cm" svg:x="7.494cm" svg:y="5.176cm">
          <draw:image xlink:href="Pictures/1000000100000134000000D0096F4A01.png" xlink:type="simple" xlink:show="embed" xlink:actuate="onLoad" draw:mime-type="image/png">
            <text:p/>
          </draw:image>
        </draw:frame>
        <draw:custom-shape draw:style-name="gr174" draw:text-style-name="P74" draw:layer="layout" svg:width="14.083cm" svg:height="2.414cm" svg:x="6.273cm" svg:y="11.988cm">
          <text:p/>
          <draw:enhanced-geometry svg:viewBox="0 0 21600 21600" draw:type="rectangle" draw:enhanced-path="M 0 0 L 21600 0 21600 21600 0 21600 0 0 Z N"/>
        </draw:custom-shape>
        <draw:custom-shape draw:style-name="gr178" draw:text-style-name="P75" draw:layer="layout" svg:width="4.712cm" svg:height="1.544cm" svg:x="15.775cm" svg:y="10.114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9" draw:text-style-name="P76" draw:layer="layout" svg:width="4.712cm" svg:height="1.544cm" svg:x="11.775cm" svg:y="12.314cm">
          <text:p/>
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0" draw:text-style-name="P73" draw:layer="layout" svg:x1="12.002cm" svg:y1="11.986cm" svg:x2="20.26cm" svg:y2="11.986cm">
          <text:p/>
        </draw:line>
        <presentation:notes draw:style-name="dp2">
          <draw:page-thumbnail draw:style-name="gr7" draw:layer="layout" svg:width="21.219cm" svg:height="10.476cm" svg:x="0.185cm" svg:y="2.123cm" draw:page-number="36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66" draw:text-style-name="P1" draw:layer="layout" svg:width="10.84cm" svg:height="7.31cm" svg:x="7.494cm" svg:y="5.176cm">
          <draw:image xlink:href="Pictures/1000000100000134000000D0096F4A01.png" xlink:type="simple" xlink:show="embed" xlink:actuate="onLoad" draw:mime-type="image/png">
            <text:p/>
          </draw:image>
        </draw:frame>
        <draw:custom-shape draw:style-name="gr174" draw:text-style-name="P72" draw:layer="layout" svg:width="14.083cm" svg:height="2.414cm" svg:x="6.273cm" svg:y="11.988cm">
          <text:p/>
          <draw:enhanced-geometry svg:viewBox="0 0 21600 21600" draw:type="rectangle" draw:enhanced-path="M 0 0 L 21600 0 21600 21600 0 21600 0 0 Z N"/>
        </draw:custom-shape>
        <draw:custom-shape draw:style-name="gr178" draw:text-style-name="P28" draw:layer="layout" svg:width="4.712cm" svg:height="1.544cm" svg:x="15.775cm" svg:y="10.114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9" draw:text-style-name="P27" draw:layer="layout" svg:width="4.712cm" svg:height="1.544cm" svg:x="11.775cm" svg:y="12.314cm">
          <text:p/>
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0" draw:text-style-name="P1" draw:layer="layout" svg:x1="12.002cm" svg:y1="11.986cm" svg:x2="20.26cm" svg:y2="11.986cm">
          <text:p/>
        </draw:line>
        <presentation:notes draw:style-name="dp2">
          <draw:page-thumbnail draw:style-name="gr7" draw:layer="layout" svg:width="21.219cm" svg:height="10.476cm" svg:x="0.185cm" svg:y="2.123cm" draw:page-number="37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g draw:style-name="gr28">
          <draw:line draw:style-name="gr181" draw:text-style-name="P1" draw:layer="layout" svg:x1="5.142cm" svg:y1="0.308cm" svg:x2="5.142cm" svg:y2="11.212cm">
            <text:p/>
          </draw:line>
          <draw:path draw:style-name="gr182" draw:text-style-name="P4" draw:layer="layout" svg:width="7.831cm" svg:height="0.463cm" draw:transform="rotate (-3.14159265358979) translate (9.058cm 4.697cm)" svg:viewBox="0 0 7832 464" svg:d="M7832 464c0 0-803-464-3462-464s-4370 427-4370 427">
            <text:p/>
          </draw:path>
          <draw:g draw:style-name="gr28">
            <draw:custom-shape draw:style-name="gr183" draw:text-style-name="P77" draw:layer="layout" svg:width="2.625cm" svg:height="1.259cm" svg:x="0.825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83" draw:text-style-name="P77" draw:layer="layout" svg:width="2.625cm" svg:height="1.259cm" svg:x="3.825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83" draw:text-style-name="P77" draw:layer="layout" svg:width="2.625cm" svg:height="1.259cm" svg:x="6.825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184" draw:text-style-name="P78" draw:layer="layout" svg:width="7.831cm" svg:height="0.463cm" svg:x="1.226cm" svg:y="6.823cm" svg:viewBox="0 0 7832 464" svg:d="M7832 464c0 0-803-464-3462-464s-4370 427-4370 427">
            <text:p/>
          </draw:path>
          <draw:g draw:style-name="gr28">
            <draw:custom-shape draw:style-name="gr185" draw:text-style-name="P79" draw:layer="layout" svg:width="2.625cm" svg:height="1.259cm" svg:x="6.83cm" svg:y="7.472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85" draw:text-style-name="P79" draw:layer="layout" svg:width="2.625cm" svg:height="1.259cm" svg:x="3.83cm" svg:y="7.472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85" draw:text-style-name="P79" draw:layer="layout" svg:width="2.625cm" svg:height="1.259cm" svg:x="0.83cm" svg:y="7.472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 draw:style-name="gr28">
          <draw:line draw:style-name="gr181" draw:text-style-name="P1" draw:layer="layout" svg:x1="16.191cm" svg:y1="0.236cm" svg:x2="16.191cm" svg:y2="11.14cm">
            <text:p/>
          </draw:line>
          <draw:path draw:style-name="gr182" draw:text-style-name="P4" draw:layer="layout" svg:width="7.831cm" svg:height="0.463cm" draw:transform="rotate (-3.14159265358979) translate (20.107cm 4.625cm)" svg:viewBox="0 0 7832 464" svg:d="M7832 464c0 0-803-464-3462-464s-4370 427-4370 427">
            <text:p/>
          </draw:path>
          <draw:g draw:style-name="gr28">
            <draw:custom-shape draw:style-name="gr183" draw:text-style-name="P77" draw:layer="layout" svg:width="2.625cm" svg:height="1.259cm" svg:x="17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83" draw:text-style-name="P77" draw:layer="layout" svg:width="2.625cm" svg:height="1.259cm" svg:x="14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83" draw:text-style-name="P77" draw:layer="layout" svg:width="2.625cm" svg:height="1.259cm" svg:x="11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184" draw:text-style-name="P78" draw:layer="layout" svg:width="7.831cm" svg:height="0.463cm" svg:x="12.275cm" svg:y="6.751cm" svg:viewBox="0 0 7832 464" svg:d="M7832 464c0 0-803-464-3462-464s-4370 427-4370 427">
            <text:p/>
          </draw:path>
          <draw:g draw:style-name="gr28">
            <draw:custom-shape draw:style-name="gr185" draw:text-style-name="P79" draw:layer="layout" svg:width="2.625cm" svg:height="1.259cm" svg:x="11.873cm" svg:y="7.4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85" draw:text-style-name="P79" draw:layer="layout" svg:width="2.625cm" svg:height="1.259cm" svg:x="14.873cm" svg:y="7.4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85" draw:text-style-name="P79" draw:layer="layout" svg:width="2.625cm" svg:height="1.259cm" svg:x="17.873cm" svg:y="7.4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 draw:style-name="gr28">
          <draw:line draw:style-name="gr181" draw:text-style-name="P1" draw:layer="layout" svg:x1="24.391cm" svg:y1="9.036cm" svg:x2="24.391cm" svg:y2="19.94cm">
            <text:p/>
          </draw:line>
          <draw:path draw:style-name="gr182" draw:text-style-name="P4" draw:layer="layout" svg:width="7.831cm" svg:height="0.463cm" draw:transform="rotate (-3.14159265358979) translate (28.307cm 13.425cm)" svg:viewBox="0 0 7832 464" svg:d="M7832 464c0 0-803-464-3462-464s-4370 427-4370 427">
            <text:p/>
          </draw:path>
          <draw:g draw:style-name="gr28">
            <draw:custom-shape draw:style-name="gr183" draw:text-style-name="P77" draw:layer="layout" svg:width="2.625cm" svg:height="1.259cm" draw:transform="rotate (1.5707963267949) translate (25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83" draw:text-style-name="P77" draw:layer="layout" svg:width="2.625cm" svg:height="1.259cm" draw:transform="rotate (1.5707963267949) translate (23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83" draw:text-style-name="P77" draw:layer="layout" svg:width="2.625cm" svg:height="1.259cm" draw:transform="rotate (1.5707963267949) translate (21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184" draw:text-style-name="P78" draw:layer="layout" svg:width="7.831cm" svg:height="0.463cm" svg:x="20.475cm" svg:y="15.551cm" svg:viewBox="0 0 7832 464" svg:d="M7832 464c0 0-803-464-3462-464s-4370 427-4370 427">
            <text:p/>
          </draw:path>
          <draw:g draw:style-name="gr28">
            <draw:custom-shape draw:style-name="gr185" draw:text-style-name="P79" draw:layer="layout" svg:width="2.625cm" svg:height="1.259cm" draw:transform="rotate (1.5707963267949) translate (21.756cm 18.541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85" draw:text-style-name="P79" draw:layer="layout" svg:width="2.625cm" svg:height="1.259cm" draw:transform="rotate (1.5707963267949) translate (23.756cm 18.541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85" draw:text-style-name="P79" draw:layer="layout" svg:width="2.625cm" svg:height="1.259cm" draw:transform="rotate (1.5707963267949) translate (25.756cm 18.541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frame draw:style-name="gr186" draw:text-style-name="P80" draw:layer="layout" svg:width="1.563cm" svg:height="1.733cm" svg:x="0.63cm" svg:y="4.894cm">
          <draw:text-box>
            <text:p><text:span text:style-name="T35">A</text:span></text:p>
          </draw:text-box>
        </draw:frame>
        <draw:frame draw:style-name="gr187" draw:text-style-name="P80" draw:layer="layout" svg:width="1.408cm" svg:height="1.733cm" svg:x="8.371cm" svg:y="4.894cm">
          <draw:text-box>
            <text:p><text:span text:style-name="T35">B</text:span></text:p>
          </draw:text-box>
        </draw:frame>
        <draw:g draw:style-name="gr5">
          <draw:frame draw:style-name="gr186" draw:text-style-name="P80" draw:layer="layout" svg:width="1.563cm" svg:height="1.733cm" svg:x="11.631cm" svg:y="4.822cm">
            <draw:text-box>
              <text:p><text:span text:style-name="T35">A</text:span></text:p>
            </draw:text-box>
          </draw:frame>
          <draw:frame draw:style-name="gr187" draw:text-style-name="P80" draw:layer="layout" svg:width="1.408cm" svg:height="1.733cm" svg:x="19.372cm" svg:y="4.822cm">
            <draw:text-box>
              <text:p><text:span text:style-name="T35">B</text:span></text:p>
            </draw:text-box>
          </draw:frame>
        </draw:g>
        <draw:g draw:style-name="gr5">
          <draw:frame draw:style-name="gr186" draw:text-style-name="P80" draw:layer="layout" svg:width="1.563cm" svg:height="1.733cm" svg:x="19.732cm" svg:y="13.622cm">
            <draw:text-box>
              <text:p><text:span text:style-name="T35">A</text:span></text:p>
            </draw:text-box>
          </draw:frame>
          <draw:frame draw:style-name="gr187" draw:text-style-name="P80" draw:layer="layout" svg:width="1.408cm" svg:height="1.733cm" svg:x="27.473cm" svg:y="13.622cm">
            <draw:text-box>
              <text:p><text:span text:style-name="T35">B</text:span></text:p>
            </draw:text-box>
          </draw:frame>
        </draw:g>
        <presentation:notes draw:style-name="dp2">
          <draw:page-thumbnail draw:style-name="gr7" draw:layer="layout" svg:width="21.219cm" svg:height="10.476cm" svg:x="0.185cm" svg:y="2.123cm" draw:page-number="3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line draw:style-name="gr181" draw:text-style-name="P1" draw:layer="layout" svg:x1="5.41cm" svg:y1="0.306cm" svg:x2="5.41cm" svg:y2="8.247cm">
          <text:p/>
        </draw:line>
        <draw:custom-shape draw:style-name="gr188" draw:text-style-name="P81" draw:layer="layout" svg:width="2.625cm" svg:height="1.259cm" svg:x="5.895cm" svg:y="3.447cm">
          <text:p/>
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9" draw:text-style-name="P82" draw:layer="layout" svg:width="2.625cm" svg:height="1.259cm" svg:x="2.298cm" svg:y="3.844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0" draw:text-style-name="P80" draw:layer="layout" svg:width="1.573cm" svg:height="1.733cm" svg:x="3.629cm" svg:y="0.306cm">
          <draw:text-box>
            <text:p><text:span text:style-name="T35">A</text:span></text:p>
          </draw:text-box>
        </draw:frame>
        <draw:frame draw:style-name="gr187" draw:text-style-name="P80" draw:layer="layout" svg:width="1.408cm" svg:height="1.733cm" svg:x="5.706cm" svg:y="0.306cm">
          <draw:text-box>
            <text:p><text:span text:style-name="T35">B</text:span></text:p>
          </draw:text-box>
        </draw:frame>
        <draw:line draw:style-name="gr181" draw:text-style-name="P1" draw:layer="layout" svg:x1="5.41cm" svg:y1="11.307cm" svg:x2="5.41cm" svg:y2="19.248cm">
          <text:p/>
        </draw:line>
        <draw:custom-shape draw:style-name="gr188" draw:text-style-name="P81" draw:layer="layout" svg:width="2.625cm" svg:height="1.259cm" svg:x="5.897cm" svg:y="14.448cm">
          <text:p/>
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9" draw:text-style-name="P82" draw:layer="layout" svg:width="2.625cm" svg:height="1.259cm" svg:x="2.294cm" svg:y="14.845cm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0" draw:text-style-name="P80" draw:layer="layout" svg:width="1.573cm" svg:height="1.733cm" svg:x="3.629cm" svg:y="11.307cm">
          <draw:text-box>
            <text:p><text:span text:style-name="T35">A</text:span></text:p>
          </draw:text-box>
        </draw:frame>
        <draw:frame draw:style-name="gr187" draw:text-style-name="P80" draw:layer="layout" svg:width="1.408cm" svg:height="1.733cm" svg:x="5.706cm" svg:y="11.307cm">
          <draw:text-box>
            <text:p><text:span text:style-name="T35">B</text:span></text:p>
          </draw:text-box>
        </draw:frame>
        <draw:line draw:style-name="gr181" draw:text-style-name="P1" draw:layer="layout" svg:x1="11.41cm" svg:y1="6.308cm" svg:x2="11.41cm" svg:y2="14.249cm">
          <text:p/>
        </draw:line>
        <draw:custom-shape draw:style-name="gr188" draw:text-style-name="P81" draw:layer="layout" svg:width="2.625cm" svg:height="1.259cm" draw:transform="rotate (1.5707963267949) translate (11.98cm 11.39cm)">
          <text:p/>
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9" draw:text-style-name="P82" draw:layer="layout" svg:width="2.625cm" svg:height="1.259cm" draw:transform="rotate (1.5707963267949) translate (9.577cm 11.787cm)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0" draw:text-style-name="P80" draw:layer="layout" svg:width="1.573cm" svg:height="1.733cm" svg:x="9.629cm" svg:y="6.308cm">
          <draw:text-box>
            <text:p><text:span text:style-name="T35">A</text:span></text:p>
          </draw:text-box>
        </draw:frame>
        <draw:frame draw:style-name="gr187" draw:text-style-name="P80" draw:layer="layout" svg:width="1.408cm" svg:height="1.733cm" svg:x="11.706cm" svg:y="6.308cm">
          <draw:text-box>
            <text:p><text:span text:style-name="T35">B</text:span></text:p>
          </draw:text-box>
        </draw:frame>
        <draw:line draw:style-name="gr181" draw:text-style-name="P1" draw:layer="layout" svg:x1="21.44cm" svg:y1="4.277cm" svg:x2="29.381cm" svg:y2="4.277cm">
          <text:p/>
        </draw:line>
        <draw:custom-shape draw:style-name="gr188" draw:text-style-name="P81" draw:layer="layout" svg:width="2.625cm" svg:height="1.259cm" draw:transform="rotate (-1.5707963267949) translate (25.837cm 1.164cm)">
          <text:p/>
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9" draw:text-style-name="P82" draw:layer="layout" svg:width="2.625cm" svg:height="1.259cm" draw:transform="rotate (-1.5707963267949) translate (26.24cm 4.761cm)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0" draw:text-style-name="P80" draw:layer="layout" svg:width="1.573cm" svg:height="1.733cm" svg:x="21.519cm" svg:y="4.405cm">
          <draw:text-box>
            <text:p><text:span text:style-name="T35">A</text:span></text:p>
          </draw:text-box>
        </draw:frame>
        <draw:frame draw:style-name="gr187" draw:text-style-name="P80" draw:layer="layout" svg:width="1.408cm" svg:height="1.733cm" svg:x="21.602cm" svg:y="2.611cm">
          <draw:text-box>
            <text:p><text:span text:style-name="T35">B</text:span></text:p>
          </draw:text-box>
        </draw:frame>
        <draw:line draw:style-name="gr181" draw:text-style-name="P1" draw:layer="layout" svg:x1="21.441cm" svg:y1="12.277cm" svg:x2="29.382cm" svg:y2="12.277cm">
          <text:p/>
        </draw:line>
        <draw:custom-shape draw:style-name="gr188" draw:text-style-name="P81" draw:layer="layout" svg:width="2.625cm" svg:height="1.259cm" draw:transform="rotate (-1.5707963267949) translate (25.838cm 9.16cm)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9" draw:text-style-name="P82" draw:layer="layout" svg:width="2.625cm" svg:height="1.259cm" draw:transform="rotate (-1.5707963267949) translate (26.241cm 12.763cm)">
          <text:p/>
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0" draw:text-style-name="P80" draw:layer="layout" svg:width="1.573cm" svg:height="1.733cm" svg:x="21.52cm" svg:y="12.405cm">
          <draw:text-box>
            <text:p><text:span text:style-name="T35">A</text:span></text:p>
          </draw:text-box>
        </draw:frame>
        <draw:frame draw:style-name="gr187" draw:text-style-name="P80" draw:layer="layout" svg:width="1.408cm" svg:height="1.733cm" svg:x="21.603cm" svg:y="10.611cm">
          <draw:text-box>
            <text:p><text:span text:style-name="T35">B</text:span></text:p>
          </draw:text-box>
        </draw:frame>
        <draw:line draw:style-name="gr181" draw:text-style-name="P1" draw:layer="layout" svg:x1="13.442cm" svg:y1="17.277cm" svg:x2="21.383cm" svg:y2="17.277cm">
          <text:p/>
        </draw:line>
        <draw:custom-shape draw:style-name="gr188" draw:text-style-name="P81" draw:layer="layout" svg:width="2.625cm" svg:height="1.259cm" draw:transform="rotate (-3.14159265358979) translate (18.521cm 16.702cm)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9" draw:text-style-name="P82" draw:layer="layout" svg:width="2.625cm" svg:height="1.259cm" draw:transform="rotate (-3.14159265358979) translate (18.924cm 19.105cm)">
          <text:p/>
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0" draw:text-style-name="P80" draw:layer="layout" svg:width="1.573cm" svg:height="1.733cm" svg:x="13.521cm" svg:y="17.405cm">
          <draw:text-box>
            <text:p><text:span text:style-name="T35">A</text:span></text:p>
          </draw:text-box>
        </draw:frame>
        <draw:frame draw:style-name="gr187" draw:text-style-name="P80" draw:layer="layout" svg:width="1.408cm" svg:height="1.733cm" svg:x="13.604cm" svg:y="15.611cm">
          <draw:text-box>
            <text:p><text:span text:style-name="T35">B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3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0" draw:style-name="dp3" draw:master-page-name="Default">
        <office:forms form:automatic-focus="false" form:apply-design-mode="false"/>
        <draw:frame draw:style-name="gr66" draw:text-style-name="P1" draw:layer="layout" svg:width="15.202cm" svg:height="11.52cm" svg:x="3.78cm" svg:y="5.554cm">
          <draw:image xlink:href="Pictures/100000000000003E0000002F334227EA.png" xlink:type="simple" xlink:show="embed" xlink:actuate="onLoad" draw:mime-type="image/png">
            <text:p/>
          </draw:image>
        </draw:frame>
        <draw:line draw:style-name="gr191" draw:text-style-name="P4" draw:layer="layout" svg:x1="24.368cm" svg:y1="3.781cm" svg:x2="26.047cm" svg:y2="3.781cm">
          <text:p/>
        </draw:line>
        <draw:g draw:style-name="gr28">
          <draw:custom-shape draw:style-name="gr167" draw:text-style-name="P27" draw:layer="layout" svg:width="2.625cm" svg:height="1.259cm" svg:x="15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7" draw:text-style-name="P27" draw:layer="layout" svg:width="2.625cm" svg:height="1.259cm" svg:x="12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7" draw:text-style-name="P27" draw:layer="layout" svg:width="2.625cm" svg:height="1.259cm" svg:x="9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68" draw:text-style-name="P4" draw:layer="layout" svg:width="6.919cm" svg:height="0.463cm" svg:x="10.354cm" svg:y="8.321cm" svg:viewBox="0 0 6920 464" svg:d="M0 464c0 0 709-464 3059-464 2349 0 3861 427 3861 427">
          <text:p/>
        </draw:path>
        <draw:g draw:style-name="gr28">
          <draw:custom-shape draw:style-name="gr169" draw:text-style-name="P28" draw:layer="layout" svg:width="2.625cm" svg:height="1.259cm" svg:x="9.497cm" svg:y="11.667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9" draw:text-style-name="P28" draw:layer="layout" svg:width="2.625cm" svg:height="1.259cm" svg:x="12.497cm" svg:y="11.667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9" draw:text-style-name="P28" draw:layer="layout" svg:width="2.625cm" svg:height="1.259cm" svg:x="15.497cm" svg:y="11.667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68" draw:text-style-name="P4" draw:layer="layout" svg:width="6.919cm" svg:height="0.463cm" draw:transform="rotate (-3.14159265358979) translate (17.274cm 13.892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4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1" draw:style-name="dp3" draw:master-page-name="Default">
        <office:forms form:automatic-focus="false" form:apply-design-mode="false"/>
        <draw:custom-shape draw:style-name="gr192" draw:text-style-name="P83" draw:layer="layout" svg:width="2.151cm" svg:height="3.485cm" svg:x="4.0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83" draw:layer="layout" svg:width="2.151cm" svg:height="3.485cm" svg:x="7.059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83" draw:layer="layout" svg:width="2.151cm" svg:height="3.485cm" svg:x="9.9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7" draw:layer="layout" svg:width="0.318cm" svg:height="0.318cm" svg:x="7.717cm" svg:y="13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8.984cm" svg:y="12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9.811cm" svg:y="13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9.092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088cm" svg:y="12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6.597cm" svg:y="13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122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8.949cm" svg:y="12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8.521cm" svg:y="12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607cm" svg:y="13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994cm" svg:y="1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9.267cm" svg:y="12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506cm" svg:y="11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9.714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8.363cm" svg:y="5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8.035cm" svg:y="11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21cm" svg:y="12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5.417cm" svg:y="4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306cm" svg:y="5.2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10.88cm" svg:y="6.5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511cm" svg:y="4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879cm" svg:y="4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176cm" svg:y="6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2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479cm" svg:y="5.2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28cm" svg:y="5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1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282cm" svg:y="6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576cm" svg:y="6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784cm" svg:y="5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11.329cm" svg:y="3.8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10.942cm" svg:y="4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10.16cm" svg:y="4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10.161cm" svg:y="5.5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11.599cm" svg:y="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10.6cm" svg:y="6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10.296cm" svg:y="4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11.48cm" svg:y="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10.619cm" svg:y="3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41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frame draw:style-name="gr194" draw:text-style-name="P85" draw:layer="layout" svg:width="28.049cm" svg:height="4.715cm" svg:x="0.398cm" svg:y="0.657cm">
          <draw:text-box>
            <text:p text:style-name="P84"><text:span text:style-name="T36"></text:span><text:span text:style-name="T37"></text:span><text:span text:style-name="T38"></text:span><text:span text:style-name="T37"></text:span><text:span text:style-name="T38"></text:span><text:span text:style-name="T37"></text:span><text:span text:style-name="T37">?  +</text:span></text:p>
            <text:p text:style-name="P84"><text:span text:style-name="T37"/></text:p>
            <text:p text:style-name="P84"><text:span text:style-name="T37"></text:span><text:span text:style-name="T37">$</text:span><text:span text:style-name="T38"></text:span><text:span text:style-name="T37"></text:span></text:p>
            <text:p text:style-name="P84"><text:span text:style-name="T37"/></text:p>
            <text:p text:style-name="P84"><text:span text:style-name="T37"></text:span><text:span text:style-name="T39"></text:span><text:span text:style-name="T37"></text:span><text:span text:style-name="T39"></text:span><text:span text:style-name="T37"></text:span><text:span text:style-name="T39"></text:span></text:p>
            <text:p text:style-name="P84"><text:span text:style-name="T37"/></text:p>
            <text:p text:style-name="P84"><text:span text:style-name="T37"></text:span><text:span text:style-name="T38"></text:span></text:p>
            <text:p text:style-name="P84"><text:span text:style-name="T37"/></text:p>
            <text:p text:style-name="P84"><text:span text:style-name="T37"></text:span><text:span text:style-name="T38"></text:span><text:span text:style-name="T37"></text:span></text:p>
          </draw:text-box>
        </draw:frame>
        <draw:custom-shape draw:style-name="gr195" draw:text-style-name="P4" draw:layer="layout" svg:width="4.996cm" svg:height="3.387cm" svg:x="4.656cm" svg:y="5.7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9" draw:layer="layout" svg:width="6.095cm" svg:height="3.55cm" svg:x="7.43cm" svg:y="6.685cm">
          <text:p/>
          <draw:enhanced-geometry svg:viewBox="0 0 21600 21600" draw:type="rectangle" draw:enhanced-path="M 0 0 L 21600 0 21600 21600 0 21600 0 0 Z N"/>
        </draw:custom-shape>
        <draw:line draw:style-name="gr197" draw:text-style-name="P4" draw:layer="layout" svg:x1="23.088cm" svg:y1="3.963cm" svg:x2="25.537cm" svg:y2="3.963cm">
          <text:p/>
        </draw:line>
        <draw:custom-shape draw:style-name="gr198" draw:text-style-name="P4" draw:layer="layout" svg:width="1.291cm" svg:height="4.17cm" svg:x="20.007cm" svg:y="4.4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199" draw:text-style-name="P86" draw:layer="layout" svg:width="7.366cm" svg:height="8.527cm" draw:transform="skewX (5.93005045969343E-017) rotate (-0.725358837128844) translate (23.6905482127998cm 8.53480799317764cm)" svg:viewBox="0 0 7367 8528" svg:d="M5374 4381c88-956 2109-3142 1125-3741s-5001-1398-5138 873c-137 2272 712 1411-784 3105s169 2678 2116 3470c1947 791 2517 541 4241-959 1570-1196-1647-1793-1560-2748z">
          <text:p/>
        </draw:path>
        <draw:path draw:style-name="gr200" draw:text-style-name="P1" draw:layer="layout" svg:width="7.366cm" svg:height="8.527cm" draw:transform="skewX (5.93005045969343E-017) rotate (-0.725358837128844) translate (5.72654821279978cm 10.379807993177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201" draw:text-style-name="P53" draw:layer="layout" svg:width="0.318cm" svg:height="0.318cm" svg:x="3.243cm" svg:y="1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5.244cm" svg:y="15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4.245cm" svg:y="17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6.511cm" svg:y="14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7.338cm" svg:y="14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6.619cm" svg:y="12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7.615cm" svg:y="14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6.96cm" svg:y="15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5.733cm" svg:y="16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5.713cm" svg:y="1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4.634cm" svg:y="1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3.069cm" svg:y="18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2.414cm" svg:y="17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3.283cm" svg:y="17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4.123cm" svg:y="16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4.124cm" svg:y="14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5.649cm" svg:y="1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6.476cm" svg:y="1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6.011cm" svg:y="15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6.139cm" svg:y="1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5.018cm" svg:y="19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4.829cm" svg:y="17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2.269cm" svg:y="1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2.27cm" svg:y="1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2.73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2.801cm" svg:y="1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2.844cm" svg:y="1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3.311cm" svg:y="1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3.333cm" svg:y="16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2.445cm" svg:y="1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1.832cm" svg:y="1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2.25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3.231cm" svg:y="14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3.698cm" svg:y="15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6.048cm" svg:y="14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6.134cm" svg:y="14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5.521cm" svg:y="14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6.794cm" svg:y="14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6.033cm" svg:y="13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6.669cm" svg:y="13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7.241cm" svg:y="13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6.513cm" svg:y="12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5.562cm" svg:y="12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4.737cm" svg:y="14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7.913cm" svg:y="13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5.628cm" svg:y="17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5.078cm" svg:y="17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3" draw:layer="layout" svg:width="0.318cm" svg:height="0.318cm" svg:x="5.228cm" svg:y="17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42" presentation:class="page"/>
          <draw:frame presentation:style-name="pr2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Regular" style:font-pitch="variable"/>
    <style:font-face style:name="DejaVu Sans Condensed2" svg:font-family="'DejaVu Sans Condensed'" style:font-adornments="Regular" style:font-family-generic="modern" style:font-pitch="variable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Font Awesome 6 Brands Regular" svg:font-family="'Font Awesome 6 Brands Regular'" style:font-adornments="Regular" style:font-pitch="variable"/>
    <style:font-face style:name="Font Awesome 6 Brands Regular1" svg:font-family="'Font Awesome 6 Brands Regular'"/>
    <style:font-face style:name="Font Awesome 6 Brands Regular2" svg:font-family="'Font Awesome 6 Brands Regular'" style:font-adornments="Regular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/>
    <style:font-face style:name="Font Awesome 6 Free Regular1" svg:font-family="'Font Awesome 6 Free Regular'" style:font-adornments="Regular" style:font-pitch="variable"/>
    <style:font-face style:name="Font Awesome 6 Free Regular2" svg:font-family="'Font Awesome 6 Free Regular'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/>
    <style:font-face style:name="Font Awesome 6 Free Solid1" svg:font-family="'Font Awesome 6 Free Solid'"/>
    <style:font-face style:name="Font Awesome 6 Free Solid2" svg:font-family="'Font Awesome 6 Free Solid'" style:font-adornments="Regular" style:font-pitch="variable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Palatino LT Std" svg:font-family="'Palatino LT Std'" style:font-pitch="variable"/>
    <style:font-face style:name="Palatino LT Std1" svg:font-family="'Palatino LT Std'" style:font-adornments="Regular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Green_20_90_20_Degrees_20_Triple" draw:display-name="Green 90 Degrees Triple" draw:style="triple" draw:color="#00a933" draw:distance="0.203cm" draw:rotation="900"/>
    <draw:fill-image draw:name="Pool" xlink:href="Pictures/100000000000005E0000005ED8643444.jpg" xlink:type="simple" xlink:show="embed" xlink:actuate="onLoad"/>
    <draw:marker draw:name="Arrow" svg:viewBox="0 0 20 30" svg:d="M10 0l-10 30h20z"/>
    <draw:marker draw:name="Arrow_20_large" draw:display-name="Arrow large" svg:viewBox="0 0 20 40" svg:d="M0 40l10-40 10 40z"/>
    <draw:marker draw:name="Arrowheads_20_10" draw:display-name="Arrowheads 10" svg:viewBox="0 0 1013 1130" svg:d="M1009 1050l-449-1008-22-30-29-12-34 12-21 26-449 1012-5 13v8l5 21 12 21 17 13 21 4h903l21-4 21-13 9-21 4-21v-8z"/>
    <draw:marker draw:name="Arrowheads_20_13" draw:display-name="Arrowheads 13" svg:viewBox="0 0 20 20" svg:d="M0 20l10-20 10 20z"/>
    <draw:marker draw:name="Arrowheads_20_14" draw:display-name="Arrowheads 14" svg:viewBox="0 0 836 110" svg:d="M0 0h278 278 280v36 36 38h-278-278-280v-36-36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6" draw:display-name="Arrowheads 6" svg:viewBox="0 0 1131 1580" svg:d="M1013 1491l118 89-567-1580-564 1580 114-85 136-68 148-46 161-17 161 13 153 46z"/>
    <draw:marker draw:name="Arrowheads_20_7" draw:display-name="Arrowheads 7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8" draw:display-name="Arrowheads 8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auto-grow-width="true"/>
      <style:text-properties style:font-name="DejaVu Sans Condensed1" fo:font-family="'DejaVu Sans Condensed'" style:font-style-name="Regular" style:font-pitch="variable" fo:font-size="21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draw:auto-grow-width="true"/>
      <style:text-properties style:font-name="DejaVu Sans Condensed1" fo:font-family="'DejaVu Sans Condensed'" style:font-style-name="Regular" style:font-pitch="variable" fo:font-size="21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auto-grow-width="true" draw:shadow="hidden" draw:shadow-offset-x="0.2cm" draw:shadow-offset-y="0.2cm" draw:shadow-color="#808080"/>
      <style:text-properties style:font-name="DejaVu Sans Condensed1" fo:font-family="'DejaVu Sans Condensed'" style:font-style-name="Regular" style:font-pitch="variable" style:letter-kerning="true"/>
    </style:style>
    <style:style style:name="Default-notes" style:family="presentation">
      <style:graphic-properties draw:stroke="none" draw:fill="none" draw:auto-grow-width="tru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true" draw:auto-grow-width="tru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 draw:auto-grow-width="tru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width="tru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576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36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318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762cm" loext:decorative="false"/>
      <style:paragraph-properties style:writing-mode="lr-tb"/>
    </style:style>
    <style:style style:name="Mgr5" style:family="graphic" style:parent-style-name="standard">
      <style:graphic-properties draw:stroke="none" draw:fill="none" draw:fill-color="#ffffff" draw:auto-grow-width="true" fo:min-height="0.497cm" fo:min-width="2.034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loext:graphic-properties draw:fill="none" draw:fill-color="#ffffff"/>
      <style:paragraph-properties fo:text-align="end"/>
      <style:text-properties fo:color="#bbbbbb" loext:opacity="100%" style:font-name="DejaVu Sans Mono1" fo:font-size="10.5pt" style:font-size-asian="9pt" style:font-size-complex="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bbbbb" loext:opacity="100%" style:font-name="DejaVu Sans Mono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3.076cm" svg:height="1.396cm" svg:x="3.146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736cm" svg:height="1.396cm" svg:x="15.03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818cm" svg:height="1.396cm" svg:x="3.275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3.262cm" svg:height="1.396cm" svg:x="15.273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9.94cm" svg:height="3.505cm" svg:x="-0.121cm" svg:y="0.837cm" presentation:class="title" presentation:placeholder="true">
        <draw:text-box/>
      </draw:frame>
      <draw:frame presentation:style-name="Default-outline1" draw:layer="backgroundobjects" svg:width="26.229cm" svg:height="12.18cm" svg:x="1.735cm" svg:y="4.913cm" presentation:class="outline" presentation:placeholder="true">
        <draw:text-box/>
      </draw:frame>
      <draw:frame draw:style-name="Mgr5" draw:text-style-name="MP6" draw:layer="backgroundobjects" svg:width="2.534cm" svg:height="0.747cm" svg:x="26.959cm" svg:y="20.168cm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21.219cm" svg:height="10.476cm" svg:x="0.185cm" svg:y="2.123cm" presentation:class="page"/>
        <draw:frame presentation:style-name="Default-notes" draw:layer="backgroundobjects" svg:width="16.771cm" svg:height="12.572cm" svg:x="2.409cm" svg:y="13.271cm" presentation:class="notes" presentation:placeholder="true">
          <draw:text-box/>
        </draw:frame>
        <draw:frame presentation:style-name="Mpr1" draw:text-style-name="MP2" draw:layer="backgroundobjects" svg:width="2.318cm" svg:height="1.396cm" svg:x="3.525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2.906cm" svg:height="1.396cm" svg:x="15.45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2.076cm" svg:height="1.396cm" svg:x="3.646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0.569cm" svg:height="1.396cm" svg:x="16.6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0:32:05.041940212</meta:creation-date>
    <meta:editing-duration>P1DT15H8M11S</meta:editing-duration>
    <meta:editing-cycles>126</meta:editing-cycles>
    <meta:generator>LibreOffice/7.6.4.1$Linux_X86_64 LibreOffice_project/60$Build-1</meta:generator>
    <dc:title>A4LandscapeDejavu</dc:title>
    <dc:date>2024-02-15T08:50:58.759387687</dc:date>
    <meta:print-date>2024-01-24T20:46:40.384039008</meta:print-date>
    <meta:printed-by>PDF files</meta:printed-by>
    <meta:document-statistic meta:object-count="1278"/>
    <meta:user-defined meta:name="Author">PGLPM</meta:user-defined>
  </office:meta>
</office:document-meta>
</file>